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09.1pt"/>
    </style:style>
    <style:style style:name="co3" style:family="table-column">
      <style:table-column-properties fo:break-before="auto" style:column-width="107.55pt"/>
    </style:style>
    <style:style style:name="co4" style:family="table-column">
      <style:table-column-properties fo:break-before="auto" style:column-width="110.61pt"/>
    </style:style>
    <style:style style:name="co5" style:family="table-column">
      <style:table-column-properties fo:break-before="auto" style:column-width="104.46pt"/>
    </style:style>
    <style:style style:name="co6" style:family="table-column">
      <style:table-column-properties fo:break-before="auto" style:column-width="121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21"/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CONTROL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ODIUM CHLORIDE WITH (27000 ION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#restart nosc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tart sca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emperature <text:s text:c="10"/>700.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First used for dynamics, second for chec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equilibration steps <text:s text:c="2"/>5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steps <text:s text:c="16"/>2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#steps <text:s text:c="16"/>4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quilibration steps <text:s text:c="2"/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eps <text:s text:c="16"/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estep <text:s text:c="13"/>0.0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scale <text:s text:c="16"/>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#cutoff <text:s text:c="15"/>12.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rvdw <text:s text:c="17"/>12.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toff <text:s text:c="15"/>11.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vdw <text:s text:c="17"/>11.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First used for dynamics, second for chec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ewald precision <text:s text:c="6"/>1d-10 <text:s/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wald precision <text:s text:c="6"/>1d-16 <text:s/>2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nsemble nv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int every <text:s text:c="10"/>1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ts every <text:s text:c="10"/>1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llec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ob time <text:s text:c="13"/>10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ose time <text:s text:c="11"/>100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_sc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nish</text:p>
          </table:table-cell>
        </table:table-row>
      </table:table>
      <table:table table:name="Translation" table:style-name="ta1">
        <table:table-column table:style-name="co1" table:number-columns-repeated="7" table:default-cell-style-name="Default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5" table:number-columns-repeated="2" table:default-cell-style-name="ce1"/>
        <table:table-column table:style-name="co1" table:number-columns-repeated="2" table:default-cell-style-name="Default"/>
        <table:table-column table:style-name="co6" table:default-cell-style-name="Default"/>
        <table:table-row table:style-name="ro1" table:number-rows-repeated="2">
          <table:table-cell table:number-columns-repeated="7"/>
          <table:table-cell table:style-name="Default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512 atoms NaCl</text:p>
          </table:table-cell>
          <table:table-cell table:number-columns-repeated="6"/>
          <table:table-cell table:style-name="Default" table:number-columns-repeated="8"/>
          <table:table-cell table:number-columns-repeated="3"/>
        </table:table-row>
        <table:table-row table:style-name="ro1">
          <table:table-cell table:number-columns-repeated="7"/>
          <table:table-cell table:style-name="Default" table:number-columns-repeated="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xshift</text:p>
          </table:table-cell>
          <table:table-cell office:value-type="string" calcext:value-type="string">
            <text:p>Rg</text:p>
          </table:table-cell>
          <table:table-cell table:style-name="Default" office:value-type="string" calcext:value-type="string">
            <text:p>Q error</text:p>
          </table:table-cell>
          <table:table-cell table:style-name="Default" office:value-type="string" calcext:value-type="string">
            <text:p>Tot E</text:p>
          </table:table-cell>
          <table:table-cell table:style-name="Default" office:value-type="string" calcext:value-type="string">
            <text:p>Tot E SSP</text:p>
          </table:table-cell>
          <table:table-cell table:style-name="Default" office:value-type="string" calcext:value-type="string">
            <text:p>Delta tot E</text:p>
          </table:table-cell>
          <table:table-cell table:style-name="Default" office:value-type="string" calcext:value-type="string">
            <text:p>Recip E</text:p>
          </table:table-cell>
          <table:table-cell table:style-name="Default" office:value-type="string" calcext:value-type="string">
            <text:p>Recip E FFP</text:p>
          </table:table-cell>
          <table:table-cell table:style-name="Default" office:value-type="string" calcext:value-type="string">
            <text:p>Delta</text:p>
          </table:table-cell>
          <table:table-cell table:style-name="Default" office:value-type="string" calcext:value-type="string">
            <text:p>RMS Delta pot</text:p>
          </table:table-cell>
          <table:table-cell table:number-columns-repeated="2"/>
          <table:table-cell office:value-type="string" calcext:value-type="string">
            <text:p>Delta Delta Recip E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8677" calcext:value-type="float">
            <text:p>0.867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19" calcext:value-type="float">
            <text:p>1.900000000000E-14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9353841" calcext:value-type="float">
            <text:p>-1.586723935384E+02</text:p>
          </table:table-cell>
          <table:table-cell office:value-type="float" office:value="0.00000042769613628479" calcext:value-type="float">
            <text:p>4.276961362848E-07</text:p>
          </table:table-cell>
          <table:table-cell office:value-type="float" office:value="0.15482950465702" calcext:value-type="float">
            <text:p>1.548295046570E-01</text:p>
          </table:table-cell>
          <table:table-cell office:value-type="float" office:value="0.15482993235316" calcext:value-type="float">
            <text:p>1.548299323532E-01</text:p>
          </table:table-cell>
          <table:table-cell office:value-type="float" office:value="0.00000042769613906035" calcext:value-type="float">
            <text:p>4.276961390604E-07</text:p>
          </table:table-cell>
          <table:table-cell office:value-type="float" office:value="0.0000000020587565534836" calcext:value-type="float">
            <text:p>2.058756553484E-09</text:p>
          </table:table-cell>
          <table:table-cell table:number-columns-repeated="2"/>
          <table:table-cell table:formula="of:=[.$O$6]-[.O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8677" calcext:value-type="float">
            <text:p>0.8677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24" calcext:value-type="float">
            <text:p>2.400000000000E-14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9353841" calcext:value-type="float">
            <text:p>-1.586723935384E+02</text:p>
          </table:table-cell>
          <table:table-cell office:value-type="float" office:value="0.0000004276961647065" calcext:value-type="float">
            <text:p>4.276961647065E-07</text:p>
          </table:table-cell>
          <table:table-cell office:value-type="float" office:value="0.15482950465702" calcext:value-type="float">
            <text:p>1.548295046570E-01</text:p>
          </table:table-cell>
          <table:table-cell office:value-type="float" office:value="0.15482993235316" calcext:value-type="float">
            <text:p>1.548299323532E-01</text:p>
          </table:table-cell>
          <table:table-cell office:value-type="float" office:value="0.00000042769613897709" calcext:value-type="float">
            <text:p>4.276961389771E-07</text:p>
          </table:table-cell>
          <table:table-cell office:value-type="float" office:value="0.0000000020587565540944" calcext:value-type="float">
            <text:p>2.058756554094E-09</text:p>
          </table:table-cell>
          <table:table-cell table:number-columns-repeated="2"/>
          <table:table-cell table:formula="of:=[.$O$6]-[.O7]" office:value-type="float" office:value="-6.10800090476506E-019" calcext:value-type="float">
            <text:p>-6.10800090476506E-19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8677" calcext:value-type="float">
            <text:p>0.8677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24" calcext:value-type="float">
            <text:p>2.400000000000E-14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9353841" calcext:value-type="float">
            <text:p>-1.586723935384E+02</text:p>
          </table:table-cell>
          <table:table-cell office:value-type="float" office:value="0.00000042769613628479" calcext:value-type="float">
            <text:p>4.276961362848E-07</text:p>
          </table:table-cell>
          <table:table-cell office:value-type="float" office:value="0.15482950465702" calcext:value-type="float">
            <text:p>1.548295046570E-01</text:p>
          </table:table-cell>
          <table:table-cell office:value-type="float" office:value="0.15482993235316" calcext:value-type="float">
            <text:p>1.548299323532E-01</text:p>
          </table:table-cell>
          <table:table-cell office:value-type="float" office:value="0.00000042769613997629" calcext:value-type="float">
            <text:p>4.276961399763E-07</text:p>
          </table:table-cell>
          <table:table-cell office:value-type="float" office:value="0.0000000020587565549985" calcext:value-type="float">
            <text:p>2.058756554999E-09</text:p>
          </table:table-cell>
          <table:table-cell table:number-columns-repeated="2"/>
          <table:table-cell table:formula="of:=[.$O$6]-[.O8]" office:value-type="float" office:value="-1.51489981460053E-018" calcext:value-type="float">
            <text:p>-1.51489981460053E-18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8677" calcext:value-type="float">
            <text:p>0.8677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2" calcext:value-type="float">
            <text:p>2.000000000000E-14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9353841" calcext:value-type="float">
            <text:p>-1.586723935384E+02</text:p>
          </table:table-cell>
          <table:table-cell office:value-type="float" office:value="0.0000004276961647065" calcext:value-type="float">
            <text:p>4.276961647065E-07</text:p>
          </table:table-cell>
          <table:table-cell office:value-type="float" office:value="0.15482950465702" calcext:value-type="float">
            <text:p>1.548295046570E-01</text:p>
          </table:table-cell>
          <table:table-cell office:value-type="float" office:value="0.15482993235316" calcext:value-type="float">
            <text:p>1.548299323532E-01</text:p>
          </table:table-cell>
          <table:table-cell office:value-type="float" office:value="0.0000004276961402816" calcext:value-type="float">
            <text:p>4.276961402816E-07</text:p>
          </table:table-cell>
          <table:table-cell office:value-type="float" office:value="0.0000000020587565568577" calcext:value-type="float">
            <text:p>2.058756556858E-09</text:p>
          </table:table-cell>
          <table:table-cell table:number-columns-repeated="2"/>
          <table:table-cell table:formula="of:=[.$O$6]-[.O9]" office:value-type="float" office:value="-3.37409991069616E-018" calcext:value-type="float">
            <text:p>-3.37409991069616E-18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8677" calcext:value-type="float">
            <text:p>0.8677</text:p>
          </table:table-cell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34" calcext:value-type="float">
            <text:p>3.400000000000E-14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9353841" calcext:value-type="float">
            <text:p>-1.586723935384E+02</text:p>
          </table:table-cell>
          <table:table-cell office:value-type="float" office:value="0.00000042769613628479" calcext:value-type="float">
            <text:p>4.276961362848E-07</text:p>
          </table:table-cell>
          <table:table-cell office:value-type="float" office:value="0.15482950465702" calcext:value-type="float">
            <text:p>1.548295046570E-01</text:p>
          </table:table-cell>
          <table:table-cell office:value-type="float" office:value="0.15482993235316" calcext:value-type="float">
            <text:p>1.548299323532E-01</text:p>
          </table:table-cell>
          <table:table-cell office:value-type="float" office:value="0.00000042769613817217" calcext:value-type="float">
            <text:p>4.276961381722E-07</text:p>
          </table:table-cell>
          <table:table-cell office:value-type="float" office:value="0.000000002058756555369" calcext:value-type="float">
            <text:p>2.058756555369E-09</text:p>
          </table:table-cell>
          <table:table-cell table:number-columns-repeated="2"/>
          <table:table-cell table:formula="of:=[.$O$6]-[.O10]" office:value-type="float" office:value="-1.88539980122732E-018" calcext:value-type="float">
            <text:p>-1.88539980122732E-18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8677" calcext:value-type="float">
            <text:p>0.8677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27" calcext:value-type="float">
            <text:p>2.700000000000E-14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9353841" calcext:value-type="float">
            <text:p>-1.586723935384E+02</text:p>
          </table:table-cell>
          <table:table-cell office:value-type="float" office:value="0.00000042769613628479" calcext:value-type="float">
            <text:p>4.276961362848E-07</text:p>
          </table:table-cell>
          <table:table-cell office:value-type="float" office:value="0.15482950465702" calcext:value-type="float">
            <text:p>1.548295046570E-01</text:p>
          </table:table-cell>
          <table:table-cell office:value-type="float" office:value="0.15482993235316" calcext:value-type="float">
            <text:p>1.548299323532E-01</text:p>
          </table:table-cell>
          <table:table-cell office:value-type="float" office:value="0.00000042769613944893" calcext:value-type="float">
            <text:p>4.276961394489E-07</text:p>
          </table:table-cell>
          <table:table-cell office:value-type="float" office:value="0.00000000205875655491" calcext:value-type="float">
            <text:p>2.058756554910E-09</text:p>
          </table:table-cell>
          <table:table-cell table:number-columns-repeated="2"/>
          <table:table-cell table:formula="of:=[.$O$6]-[.O11]" office:value-type="float" office:value="-1.42639976086349E-018" calcext:value-type="float">
            <text:p>-1.42639976086349E-18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8677" calcext:value-type="float">
            <text:p>0.8677</text:p>
          </table:table-cell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18" calcext:value-type="float">
            <text:p>1.800000000000E-14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9353841" calcext:value-type="float">
            <text:p>-1.586723935384E+02</text:p>
          </table:table-cell>
          <table:table-cell office:value-type="float" office:value="0.00000042769613628479" calcext:value-type="float">
            <text:p>4.276961362848E-07</text:p>
          </table:table-cell>
          <table:table-cell office:value-type="float" office:value="0.15482950465702" calcext:value-type="float">
            <text:p>1.548295046570E-01</text:p>
          </table:table-cell>
          <table:table-cell office:value-type="float" office:value="0.15482993235316" calcext:value-type="float">
            <text:p>1.548299323532E-01</text:p>
          </table:table-cell>
          <table:table-cell office:value-type="float" office:value="0.00000042769613806115" calcext:value-type="float">
            <text:p>4.276961380612E-07</text:p>
          </table:table-cell>
          <table:table-cell office:value-type="float" office:value="0.0000000020587565534051" calcext:value-type="float">
            <text:p>2.058756553405E-09</text:p>
          </table:table-cell>
          <table:table-cell table:number-columns-repeated="2"/>
          <table:table-cell table:formula="of:=[.$O$6]-[.O12]" office:value-type="float" office:value="7.85002673118949E-020" calcext:value-type="float">
            <text:p>7.85002673118949E-20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8677" calcext:value-type="float">
            <text:p>0.8677</text:p>
          </table:table-cell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21" calcext:value-type="float">
            <text:p>2.100000000000E-14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9353841" calcext:value-type="float">
            <text:p>-1.586723935384E+02</text:p>
          </table:table-cell>
          <table:table-cell office:value-type="float" office:value="0.0000004276961647065" calcext:value-type="float">
            <text:p>4.276961647065E-07</text:p>
          </table:table-cell>
          <table:table-cell office:value-type="float" office:value="0.15482950465702" calcext:value-type="float">
            <text:p>1.548295046570E-01</text:p>
          </table:table-cell>
          <table:table-cell office:value-type="float" office:value="0.15482993235316" calcext:value-type="float">
            <text:p>1.548299323532E-01</text:p>
          </table:table-cell>
          <table:table-cell office:value-type="float" office:value="0.00000042769614000404" calcext:value-type="float">
            <text:p>4.276961400040E-07</text:p>
          </table:table-cell>
          <table:table-cell office:value-type="float" office:value="0.0000000020587565529845" calcext:value-type="float">
            <text:p>2.058756552985E-09</text:p>
          </table:table-cell>
          <table:table-cell table:number-columns-repeated="2"/>
          <table:table-cell table:formula="of:=[.$O$6]-[.O13]" office:value-type="float" office:value="4.99100102099183E-019" calcext:value-type="float">
            <text:p>4.99100102099183E-19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8677" calcext:value-type="float">
            <text:p>0.8677</text:p>
          </table:table-cell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17" calcext:value-type="float">
            <text:p>1.700000000000E-14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9353841" calcext:value-type="float">
            <text:p>-1.586723935384E+02</text:p>
          </table:table-cell>
          <table:table-cell office:value-type="float" office:value="0.00000042769613628479" calcext:value-type="float">
            <text:p>4.276961362848E-07</text:p>
          </table:table-cell>
          <table:table-cell office:value-type="float" office:value="0.15482950465702" calcext:value-type="float">
            <text:p>1.548295046570E-01</text:p>
          </table:table-cell>
          <table:table-cell office:value-type="float" office:value="0.15482993235316" calcext:value-type="float">
            <text:p>1.548299323532E-01</text:p>
          </table:table-cell>
          <table:table-cell office:value-type="float" office:value="0.00000042769613989302" calcext:value-type="float">
            <text:p>4.276961398930E-07</text:p>
          </table:table-cell>
          <table:table-cell office:value-type="float" office:value="0.0000000020587565528749" calcext:value-type="float">
            <text:p>2.058756552875E-09</text:p>
          </table:table-cell>
          <table:table-cell table:number-columns-repeated="2"/>
          <table:table-cell table:formula="of:=[.$O$6]-[.O14]" office:value-type="float" office:value="6.0870029249154E-019" calcext:value-type="float">
            <text:p>6.0870029249154E-19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8677" calcext:value-type="float">
            <text:p>0.8677</text:p>
          </table:table-cell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21" calcext:value-type="float">
            <text:p>2.100000000000E-14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9353841" calcext:value-type="float">
            <text:p>-1.586723935384E+02</text:p>
          </table:table-cell>
          <table:table-cell office:value-type="float" office:value="0.00000042769613628479" calcext:value-type="float">
            <text:p>4.276961362848E-07</text:p>
          </table:table-cell>
          <table:table-cell office:value-type="float" office:value="0.15482950465702" calcext:value-type="float">
            <text:p>1.548295046570E-01</text:p>
          </table:table-cell>
          <table:table-cell office:value-type="float" office:value="0.15482993235316" calcext:value-type="float">
            <text:p>1.548299323532E-01</text:p>
          </table:table-cell>
          <table:table-cell office:value-type="float" office:value="0.00000042769614014282" calcext:value-type="float">
            <text:p>4.276961401428E-07</text:p>
          </table:table-cell>
          <table:table-cell office:value-type="float" office:value="0.0000000020587565535647" calcext:value-type="float">
            <text:p>2.058756553565E-09</text:p>
          </table:table-cell>
          <table:table-cell table:number-columns-repeated="2"/>
          <table:table-cell table:formula="of:=[.$O$6]-[.O15]" office:value-type="float" office:value="-8.11000959771491E-020" calcext:value-type="float">
            <text:p>-8.11000959771491E-2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6636" calcext:value-type="float">
            <text:p>0.66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1.3E-016" calcext:value-type="float">
            <text:p>-1.300000000000E-16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926917" calcext:value-type="float">
            <text:p>-1.586723926917E+02</text:p>
          </table:table-cell>
          <table:table-cell office:value-type="float" office:value="0.0000012744061450576" calcext:value-type="float">
            <text:p>1.274406145058E-06</text:p>
          </table:table-cell>
          <table:table-cell office:value-type="float" office:value="1.3616017858289" calcext:value-type="float">
            <text:p>1.361601785829E+00</text:p>
          </table:table-cell>
          <table:table-cell office:value-type="float" office:value="1.361603060235" calcext:value-type="float">
            <text:p>1.361603060235E+00</text:p>
          </table:table-cell>
          <table:table-cell office:value-type="float" office:value="0.0000012744060684522" calcext:value-type="float">
            <text:p>1.274406068452E-06</text:p>
          </table:table-cell>
          <table:table-cell office:value-type="float" office:value="0.0000000018270307630517" calcext:value-type="float">
            <text:p>1.827030763052E-09</text:p>
          </table:table-cell>
          <table:table-cell table:number-columns-repeated="2"/>
          <table:table-cell table:formula="of:=[.$O$17]-[.O1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6636" calcext:value-type="float">
            <text:p>0.6636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-5.6E-015" calcext:value-type="float">
            <text:p>-5.600000000000E-15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926917" calcext:value-type="float">
            <text:p>-1.586723926917E+02</text:p>
          </table:table-cell>
          <table:table-cell office:value-type="float" office:value="0.0000012744061450576" calcext:value-type="float">
            <text:p>1.274406145058E-06</text:p>
          </table:table-cell>
          <table:table-cell office:value-type="float" office:value="1.3616017858289" calcext:value-type="float">
            <text:p>1.361601785829E+00</text:p>
          </table:table-cell>
          <table:table-cell office:value-type="float" office:value="1.361603060235" calcext:value-type="float">
            <text:p>1.361603060235E+00</text:p>
          </table:table-cell>
          <table:table-cell office:value-type="float" office:value="0.0000012744060793324" calcext:value-type="float">
            <text:p>1.274406079332E-06</text:p>
          </table:table-cell>
          <table:table-cell office:value-type="float" office:value="0.0000000018270307748319" calcext:value-type="float">
            <text:p>1.827030774832E-09</text:p>
          </table:table-cell>
          <table:table-cell table:number-columns-repeated="2"/>
          <table:table-cell table:formula="of:=[.$O$17]-[.O18]" office:value-type="float" office:value="-1.17801998426502E-017" calcext:value-type="float">
            <text:p>-1.17801998426502E-17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6636" calcext:value-type="float">
            <text:p>0.6636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office:value-type="float" office:value="8.4E-015" calcext:value-type="float">
            <text:p>8.400000000000E-15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926917" calcext:value-type="float">
            <text:p>-1.586723926917E+02</text:p>
          </table:table-cell>
          <table:table-cell office:value-type="float" office:value="0.0000012744061450576" calcext:value-type="float">
            <text:p>1.274406145058E-06</text:p>
          </table:table-cell>
          <table:table-cell office:value-type="float" office:value="1.3616017858289" calcext:value-type="float">
            <text:p>1.361601785829E+00</text:p>
          </table:table-cell>
          <table:table-cell office:value-type="float" office:value="1.361603060235" calcext:value-type="float">
            <text:p>1.361603060235E+00</text:p>
          </table:table-cell>
          <table:table-cell office:value-type="float" office:value="0.0000012744060884362" calcext:value-type="float">
            <text:p>1.274406088436E-06</text:p>
          </table:table-cell>
          <table:table-cell office:value-type="float" office:value="0.0000000018270307776102" calcext:value-type="float">
            <text:p>1.827030777610E-09</text:p>
          </table:table-cell>
          <table:table-cell table:number-columns-repeated="2"/>
          <table:table-cell table:formula="of:=[.$O$17]-[.O19]" office:value-type="float" office:value="-1.4558499962893E-017" calcext:value-type="float">
            <text:p>-1.4558499962893E-17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6636" calcext:value-type="float">
            <text:p>0.6636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9.6E-015" calcext:value-type="float">
            <text:p>9.600000000000E-15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926917" calcext:value-type="float">
            <text:p>-1.586723926917E+02</text:p>
          </table:table-cell>
          <table:table-cell office:value-type="float" office:value="0.0000012744061450576" calcext:value-type="float">
            <text:p>1.274406145058E-06</text:p>
          </table:table-cell>
          <table:table-cell office:value-type="float" office:value="1.3616017858289" calcext:value-type="float">
            <text:p>1.361601785829E+00</text:p>
          </table:table-cell>
          <table:table-cell office:value-type="float" office:value="1.361603060235" calcext:value-type="float">
            <text:p>1.361603060235E+00</text:p>
          </table:table-cell>
          <table:table-cell office:value-type="float" office:value="0.0000012744060795544" calcext:value-type="float">
            <text:p>1.274406079554E-06</text:p>
          </table:table-cell>
          <table:table-cell office:value-type="float" office:value="0.000000001827030778928" calcext:value-type="float">
            <text:p>1.827030778928E-09</text:p>
          </table:table-cell>
          <table:table-cell table:number-columns-repeated="2"/>
          <table:table-cell table:formula="of:=[.$O$17]-[.O20]" office:value-type="float" office:value="-1.58762995947247E-017" calcext:value-type="float">
            <text:p>-1.58762995947247E-17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6636" calcext:value-type="float">
            <text:p>0.6636</text:p>
          </table:table-cell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15" calcext:value-type="float">
            <text:p>15</text:p>
          </table:table-cell>
          <table:table-cell office:value-type="float" office:value="5.3E-015" calcext:value-type="float">
            <text:p>5.300000000000E-15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926917" calcext:value-type="float">
            <text:p>-1.586723926917E+02</text:p>
          </table:table-cell>
          <table:table-cell office:value-type="float" office:value="0.0000012744061450576" calcext:value-type="float">
            <text:p>1.274406145058E-06</text:p>
          </table:table-cell>
          <table:table-cell office:value-type="float" office:value="1.3616017858289" calcext:value-type="float">
            <text:p>1.361601785829E+00</text:p>
          </table:table-cell>
          <table:table-cell office:value-type="float" office:value="1.361603060235" calcext:value-type="float">
            <text:p>1.361603060235E+00</text:p>
          </table:table-cell>
          <table:table-cell office:value-type="float" office:value="0.0000012744060970959" calcext:value-type="float">
            <text:p>1.274406097096E-06</text:p>
          </table:table-cell>
          <table:table-cell office:value-type="float" office:value="0.0000000018270307788711" calcext:value-type="float">
            <text:p>1.827030778871E-09</text:p>
          </table:table-cell>
          <table:table-cell table:number-columns-repeated="2"/>
          <table:table-cell table:formula="of:=[.$O$17]-[.O21]" office:value-type="float" office:value="-1.58193999083387E-017" calcext:value-type="float">
            <text:p>-1.58193999083387E-17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6636" calcext:value-type="float">
            <text:p>0.6636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3.8E-015" calcext:value-type="float">
            <text:p>3.800000000000E-15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926917" calcext:value-type="float">
            <text:p>-1.586723926917E+02</text:p>
          </table:table-cell>
          <table:table-cell office:value-type="float" office:value="0.0000012744061450576" calcext:value-type="float">
            <text:p>1.274406145058E-06</text:p>
          </table:table-cell>
          <table:table-cell office:value-type="float" office:value="1.3616017858289" calcext:value-type="float">
            <text:p>1.361601785829E+00</text:p>
          </table:table-cell>
          <table:table-cell office:value-type="float" office:value="1.361603060235" calcext:value-type="float">
            <text:p>1.361603060235E+00</text:p>
          </table:table-cell>
          <table:table-cell office:value-type="float" office:value="0.0000012744060651215" calcext:value-type="float">
            <text:p>1.274406065122E-06</text:p>
          </table:table-cell>
          <table:table-cell office:value-type="float" office:value="0.0000000018270307786331" calcext:value-type="float">
            <text:p>1.827030778633E-09</text:p>
          </table:table-cell>
          <table:table-cell table:number-columns-repeated="2"/>
          <table:table-cell table:formula="of:=[.$O$17]-[.O22]" office:value-type="float" office:value="-1.55813999869774E-017" calcext:value-type="float">
            <text:p>-1.55813999869774E-17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6636" calcext:value-type="float">
            <text:p>0.6636</text:p>
          </table:table-cell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15" calcext:value-type="float">
            <text:p>15</text:p>
          </table:table-cell>
          <table:table-cell office:value-type="float" office:value="2.9E-015" calcext:value-type="float">
            <text:p>2.900000000000E-15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926917" calcext:value-type="float">
            <text:p>-1.586723926917E+02</text:p>
          </table:table-cell>
          <table:table-cell office:value-type="float" office:value="0.0000012744061450576" calcext:value-type="float">
            <text:p>1.274406145058E-06</text:p>
          </table:table-cell>
          <table:table-cell office:value-type="float" office:value="1.3616017858289" calcext:value-type="float">
            <text:p>1.361601785829E+00</text:p>
          </table:table-cell>
          <table:table-cell office:value-type="float" office:value="1.361603060235" calcext:value-type="float">
            <text:p>1.361603060235E+00</text:p>
          </table:table-cell>
          <table:table-cell office:value-type="float" office:value="0.0000012744060733372" calcext:value-type="float">
            <text:p>1.274406073337E-06</text:p>
          </table:table-cell>
          <table:table-cell office:value-type="float" office:value="0.0000000018270307747512" calcext:value-type="float">
            <text:p>1.827030774751E-09</text:p>
          </table:table-cell>
          <table:table-cell table:number-columns-repeated="2"/>
          <table:table-cell table:formula="of:=[.$O$17]-[.O23]" office:value-type="float" office:value="-1.16994998952944E-017" calcext:value-type="float">
            <text:p>-1.16994998952944E-17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6636" calcext:value-type="float">
            <text:p>0.6636</text:p>
          </table:table-cell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15" calcext:value-type="float">
            <text:p>15</text:p>
          </table:table-cell>
          <table:table-cell office:value-type="float" office:value="4.6E-015" calcext:value-type="float">
            <text:p>4.600000000000E-15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926917" calcext:value-type="float">
            <text:p>-1.586723926917E+02</text:p>
          </table:table-cell>
          <table:table-cell office:value-type="float" office:value="0.0000012744061450576" calcext:value-type="float">
            <text:p>1.274406145058E-06</text:p>
          </table:table-cell>
          <table:table-cell office:value-type="float" office:value="1.3616017858289" calcext:value-type="float">
            <text:p>1.361601785829E+00</text:p>
          </table:table-cell>
          <table:table-cell office:value-type="float" office:value="1.361603060235" calcext:value-type="float">
            <text:p>1.361603060235E+00</text:p>
          </table:table-cell>
          <table:table-cell office:value-type="float" office:value="0.0000012744060944314" calcext:value-type="float">
            <text:p>1.274406094431E-06</text:p>
          </table:table-cell>
          <table:table-cell office:value-type="float" office:value="0.0000000018270307749491" calcext:value-type="float">
            <text:p>1.827030774949E-09</text:p>
          </table:table-cell>
          <table:table-cell table:number-columns-repeated="2"/>
          <table:table-cell table:formula="of:=[.$O$17]-[.O24]" office:value-type="float" office:value="-1.18973999617155E-017" calcext:value-type="float">
            <text:p>-1.18973999617155E-17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6636" calcext:value-type="float">
            <text:p>0.6636</text:p>
          </table:table-cell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15" calcext:value-type="float">
            <text:p>15</text:p>
          </table:table-cell>
          <table:table-cell office:value-type="float" office:value="-4.2E-015" calcext:value-type="float">
            <text:p>-4.200000000000E-15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926917" calcext:value-type="float">
            <text:p>-1.586723926917E+02</text:p>
          </table:table-cell>
          <table:table-cell office:value-type="float" office:value="0.0000012744061450576" calcext:value-type="float">
            <text:p>1.274406145058E-06</text:p>
          </table:table-cell>
          <table:table-cell office:value-type="float" office:value="1.3616017858289" calcext:value-type="float">
            <text:p>1.361601785829E+00</text:p>
          </table:table-cell>
          <table:table-cell office:value-type="float" office:value="1.361603060235" calcext:value-type="float">
            <text:p>1.361603060235E+00</text:p>
          </table:table-cell>
          <table:table-cell office:value-type="float" office:value="0.0000012744060780001" calcext:value-type="float">
            <text:p>1.274406078000E-06</text:p>
          </table:table-cell>
          <table:table-cell office:value-type="float" office:value="0.0000000018270307755533" calcext:value-type="float">
            <text:p>1.827030775553E-09</text:p>
          </table:table-cell>
          <table:table-cell table:number-columns-repeated="2"/>
          <table:table-cell table:formula="of:=[.$O$17]-[.O25]" office:value-type="float" office:value="-1.25015999780845E-017" calcext:value-type="float">
            <text:p>-1.25015999780845E-17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6636" calcext:value-type="float">
            <text:p>0.6636</text:p>
          </table:table-cell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11" calcext:value-type="float">
            <text:p>1.100000000000E-14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926917" calcext:value-type="float">
            <text:p>-1.586723926917E+02</text:p>
          </table:table-cell>
          <table:table-cell office:value-type="float" office:value="0.0000012744061450576" calcext:value-type="float">
            <text:p>1.274406145058E-06</text:p>
          </table:table-cell>
          <table:table-cell office:value-type="float" office:value="1.3616017858289" calcext:value-type="float">
            <text:p>1.361601785829E+00</text:p>
          </table:table-cell>
          <table:table-cell office:value-type="float" office:value="1.361603060235" calcext:value-type="float">
            <text:p>1.361603060235E+00</text:p>
          </table:table-cell>
          <table:table-cell office:value-type="float" office:value="0.0000012744060893244" calcext:value-type="float">
            <text:p>1.274406089324E-06</text:p>
          </table:table-cell>
          <table:table-cell office:value-type="float" office:value="0.0000000018270307772902" calcext:value-type="float">
            <text:p>1.827030777290E-09</text:p>
          </table:table-cell>
          <table:table-cell table:number-columns-repeated="2"/>
          <table:table-cell table:formula="of:=[.$O$17]-[.O26]" office:value-type="float" office:value="-1.42384999730481E-017" calcext:value-type="float">
            <text:p>-1.42384999730481E-17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564" calcext:value-type="float">
            <text:p>0.56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0.000000000000013" calcext:value-type="float">
            <text:p>-1.300000000000E-14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8917607" calcext:value-type="float">
            <text:p>-1.586723891761E+02</text:p>
          </table:table-cell>
          <table:table-cell office:value-type="float" office:value="0.0000047900366553222" calcext:value-type="float">
            <text:p>4.790036655322E-06</text:p>
          </table:table-cell>
          <table:table-cell office:value-type="float" office:value="8.1588838451608" calcext:value-type="float">
            <text:p>8.158883845161E+00</text:p>
          </table:table-cell>
          <table:table-cell office:value-type="float" office:value="8.1588886351969" calcext:value-type="float">
            <text:p>8.158888635197E+00</text:p>
          </table:table-cell>
          <table:table-cell office:value-type="float" office:value="0.0000047900360922171" calcext:value-type="float">
            <text:p>4.790036092217E-06</text:p>
          </table:table-cell>
          <table:table-cell office:value-type="float" office:value="0.0000000049107409886266" calcext:value-type="float">
            <text:p>4.910740988627E-09</text:p>
          </table:table-cell>
          <table:table-cell table:number-columns-repeated="2"/>
          <table:table-cell table:formula="of:=[.$O$28]-[.O2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564" calcext:value-type="float">
            <text:p>0.564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-0.000000000000022" calcext:value-type="float">
            <text:p>-2.200000000000E-14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8917607" calcext:value-type="float">
            <text:p>-1.586723891761E+02</text:p>
          </table:table-cell>
          <table:table-cell office:value-type="float" office:value="0.0000047900366553222" calcext:value-type="float">
            <text:p>4.790036655322E-06</text:p>
          </table:table-cell>
          <table:table-cell office:value-type="float" office:value="8.1588838451608" calcext:value-type="float">
            <text:p>8.158883845161E+00</text:p>
          </table:table-cell>
          <table:table-cell office:value-type="float" office:value="8.1588886351969" calcext:value-type="float">
            <text:p>8.158888635197E+00</text:p>
          </table:table-cell>
          <table:table-cell office:value-type="float" office:value="0.0000047900360566899" calcext:value-type="float">
            <text:p>4.790036056690E-06</text:p>
          </table:table-cell>
          <table:table-cell office:value-type="float" office:value="0.000000004910740984636" calcext:value-type="float">
            <text:p>4.910740984636E-09</text:p>
          </table:table-cell>
          <table:table-cell table:number-columns-repeated="2"/>
          <table:table-cell table:formula="of:=[.$O$28]-[.O29]" office:value-type="float" office:value="3.99060051636407E-018" calcext:value-type="float">
            <text:p>3.99060051636407E-18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564" calcext:value-type="float">
            <text:p>0.564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12" calcext:value-type="float">
            <text:p>1.200000000000E-14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8917607" calcext:value-type="float">
            <text:p>-1.586723891761E+02</text:p>
          </table:table-cell>
          <table:table-cell office:value-type="float" office:value="0.0000047900366837439" calcext:value-type="float">
            <text:p>4.790036683744E-06</text:p>
          </table:table-cell>
          <table:table-cell office:value-type="float" office:value="8.1588838451608" calcext:value-type="float">
            <text:p>8.158883845161E+00</text:p>
          </table:table-cell>
          <table:table-cell office:value-type="float" office:value="8.1588886351969" calcext:value-type="float">
            <text:p>8.158888635197E+00</text:p>
          </table:table-cell>
          <table:table-cell office:value-type="float" office:value="0.0000047900360975461" calcext:value-type="float">
            <text:p>4.790036097546E-06</text:p>
          </table:table-cell>
          <table:table-cell office:value-type="float" office:value="0.0000000049107410467867" calcext:value-type="float">
            <text:p>4.910741046787E-09</text:p>
          </table:table-cell>
          <table:table-cell table:number-columns-repeated="2"/>
          <table:table-cell table:formula="of:=[.$O$28]-[.O30]" office:value-type="float" office:value="-5.81601003628272E-017" calcext:value-type="float">
            <text:p>-5.81601003628272E-17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564" calcext:value-type="float">
            <text:p>0.564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16" calcext:value-type="float">
            <text:p>1.600000000000E-14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8917607" calcext:value-type="float">
            <text:p>-1.586723891761E+02</text:p>
          </table:table-cell>
          <table:table-cell office:value-type="float" office:value="0.0000047900365984788" calcext:value-type="float">
            <text:p>4.790036598479E-06</text:p>
          </table:table-cell>
          <table:table-cell office:value-type="float" office:value="8.1588838451608" calcext:value-type="float">
            <text:p>8.158883845161E+00</text:p>
          </table:table-cell>
          <table:table-cell office:value-type="float" office:value="8.1588886351968" calcext:value-type="float">
            <text:p>8.158888635197E+00</text:p>
          </table:table-cell>
          <table:table-cell office:value-type="float" office:value="0.000004790036086888" calcext:value-type="float">
            <text:p>4.790036086888E-06</text:p>
          </table:table-cell>
          <table:table-cell office:value-type="float" office:value="0.0000000049107410681881" calcext:value-type="float">
            <text:p>4.910741068188E-09</text:p>
          </table:table-cell>
          <table:table-cell table:number-columns-repeated="2"/>
          <table:table-cell table:formula="of:=[.$O$28]-[.O31]" office:value-type="float" office:value="-7.9561500333131E-017" calcext:value-type="float">
            <text:p>-7.9561500333131E-17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564" calcext:value-type="float">
            <text:p>0.564</text:p>
          </table:table-cell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15" calcext:value-type="float">
            <text:p>15</text:p>
          </table:table-cell>
          <table:table-cell office:value-type="float" office:value="8.4E-015" calcext:value-type="float">
            <text:p>8.400000000000E-15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8917607" calcext:value-type="float">
            <text:p>-1.586723891761E+02</text:p>
          </table:table-cell>
          <table:table-cell office:value-type="float" office:value="0.0000047900366553222" calcext:value-type="float">
            <text:p>4.790036655322E-06</text:p>
          </table:table-cell>
          <table:table-cell office:value-type="float" office:value="8.1588838451608" calcext:value-type="float">
            <text:p>8.158883845161E+00</text:p>
          </table:table-cell>
          <table:table-cell office:value-type="float" office:value="8.1588886351969" calcext:value-type="float">
            <text:p>8.158888635197E+00</text:p>
          </table:table-cell>
          <table:table-cell office:value-type="float" office:value="0.0000047900360904407" calcext:value-type="float">
            <text:p>4.790036090441E-06</text:p>
          </table:table-cell>
          <table:table-cell office:value-type="float" office:value="0.0000000049107410677247" calcext:value-type="float">
            <text:p>4.910741067725E-09</text:p>
          </table:table-cell>
          <table:table-cell table:number-columns-repeated="2"/>
          <table:table-cell table:formula="of:=[.$O$28]-[.O32]" office:value-type="float" office:value="-7.90980996919084E-017" calcext:value-type="float">
            <text:p>-7.90980996919084E-17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564" calcext:value-type="float">
            <text:p>0.564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22" calcext:value-type="float">
            <text:p>2.200000000000E-14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8917607" calcext:value-type="float">
            <text:p>-1.586723891761E+02</text:p>
          </table:table-cell>
          <table:table-cell office:value-type="float" office:value="0.0000047900366269005" calcext:value-type="float">
            <text:p>4.790036626901E-06</text:p>
          </table:table-cell>
          <table:table-cell office:value-type="float" office:value="8.1588838451607" calcext:value-type="float">
            <text:p>8.158883845161E+00</text:p>
          </table:table-cell>
          <table:table-cell office:value-type="float" office:value="8.1588886351969" calcext:value-type="float">
            <text:p>8.158888635197E+00</text:p>
          </table:table-cell>
          <table:table-cell office:value-type="float" office:value="0.0000047900361721531" calcext:value-type="float">
            <text:p>4.790036172153E-06</text:p>
          </table:table-cell>
          <table:table-cell office:value-type="float" office:value="0.0000000049107410169523" calcext:value-type="float">
            <text:p>4.910741016952E-09</text:p>
          </table:table-cell>
          <table:table-cell table:number-columns-repeated="2"/>
          <table:table-cell table:formula="of:=[.$O$28]-[.O33]" office:value-type="float" office:value="-2.83256999266637E-017" calcext:value-type="float">
            <text:p>-2.83256999266637E-17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564" calcext:value-type="float">
            <text:p>0.564</text:p>
          </table:table-cell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15" calcext:value-type="float">
            <text:p>15</text:p>
          </table:table-cell>
          <table:table-cell office:value-type="float" office:value="-0.000000000000021" calcext:value-type="float">
            <text:p>-2.100000000000E-14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8917607" calcext:value-type="float">
            <text:p>-1.586723891761E+02</text:p>
          </table:table-cell>
          <table:table-cell office:value-type="float" office:value="0.0000047900366837439" calcext:value-type="float">
            <text:p>4.790036683744E-06</text:p>
          </table:table-cell>
          <table:table-cell office:value-type="float" office:value="8.1588838451607" calcext:value-type="float">
            <text:p>8.158883845161E+00</text:p>
          </table:table-cell>
          <table:table-cell office:value-type="float" office:value="8.1588886351969" calcext:value-type="float">
            <text:p>8.158888635197E+00</text:p>
          </table:table-cell>
          <table:table-cell office:value-type="float" office:value="0.0000047900361757058" calcext:value-type="float">
            <text:p>4.790036175706E-06</text:p>
          </table:table-cell>
          <table:table-cell office:value-type="float" office:value="0.0000000049107409794275" calcext:value-type="float">
            <text:p>4.910740979428E-09</text:p>
          </table:table-cell>
          <table:table-cell table:number-columns-repeated="2"/>
          <table:table-cell table:formula="of:=[.$O$28]-[.O34]" office:value-type="float" office:value="9.19909958043998E-018" calcext:value-type="float">
            <text:p>9.19909958043998E-18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564" calcext:value-type="float">
            <text:p>0.564</text:p>
          </table:table-cell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15" calcext:value-type="float">
            <text:p>15</text:p>
          </table:table-cell>
          <table:table-cell office:value-type="float" office:value="-9.1E-015" calcext:value-type="float">
            <text:p>-9.100000000000E-15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8917607" calcext:value-type="float">
            <text:p>-1.586723891761E+02</text:p>
          </table:table-cell>
          <table:table-cell office:value-type="float" office:value="0.0000047900365416353" calcext:value-type="float">
            <text:p>4.790036541635E-06</text:p>
          </table:table-cell>
          <table:table-cell office:value-type="float" office:value="8.1588838451608" calcext:value-type="float">
            <text:p>8.158883845161E+00</text:p>
          </table:table-cell>
          <table:table-cell office:value-type="float" office:value="8.1588886351968" calcext:value-type="float">
            <text:p>8.158888635197E+00</text:p>
          </table:table-cell>
          <table:table-cell office:value-type="float" office:value="0.0000047900359483322" calcext:value-type="float">
            <text:p>4.790035948332E-06</text:p>
          </table:table-cell>
          <table:table-cell office:value-type="float" office:value="0.0000000049107409949679" calcext:value-type="float">
            <text:p>4.910740994968E-09</text:p>
          </table:table-cell>
          <table:table-cell table:number-columns-repeated="2"/>
          <table:table-cell table:formula="of:=[.$O$28]-[.O35]" office:value-type="float" office:value="-6.34129975191013E-018" calcext:value-type="float">
            <text:p>-6.34129975191013E-18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564" calcext:value-type="float">
            <text:p>0.564</text:p>
          </table:table-cell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15" calcext:value-type="float">
            <text:p>15</text:p>
          </table:table-cell>
          <table:table-cell office:value-type="float" office:value="9.7E-015" calcext:value-type="float">
            <text:p>9.700000000000E-15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8917607" calcext:value-type="float">
            <text:p>-1.586723891761E+02</text:p>
          </table:table-cell>
          <table:table-cell office:value-type="float" office:value="0.0000047900366269005" calcext:value-type="float">
            <text:p>4.790036626901E-06</text:p>
          </table:table-cell>
          <table:table-cell office:value-type="float" office:value="8.1588838451607" calcext:value-type="float">
            <text:p>8.158883845161E+00</text:p>
          </table:table-cell>
          <table:table-cell office:value-type="float" office:value="8.1588886351969" calcext:value-type="float">
            <text:p>8.158888635197E+00</text:p>
          </table:table-cell>
          <table:table-cell office:value-type="float" office:value="0.0000047900361579423" calcext:value-type="float">
            <text:p>4.790036157942E-06</text:p>
          </table:table-cell>
          <table:table-cell office:value-type="float" office:value="0.0000000049107410455892" calcext:value-type="float">
            <text:p>4.910741045589E-09</text:p>
          </table:table-cell>
          <table:table-cell table:number-columns-repeated="2"/>
          <table:table-cell table:formula="of:=[.$O$28]-[.O36]" office:value-type="float" office:value="-5.6962600089021E-017" calcext:value-type="float">
            <text:p>-5.6962600089021E-17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564" calcext:value-type="float">
            <text:p>0.564</text:p>
          </table:table-cell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16" calcext:value-type="float">
            <text:p>1.600000000000E-14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8917607" calcext:value-type="float">
            <text:p>-1.586723891761E+02</text:p>
          </table:table-cell>
          <table:table-cell office:value-type="float" office:value="0.0000047900366269005" calcext:value-type="float">
            <text:p>4.790036626901E-06</text:p>
          </table:table-cell>
          <table:table-cell office:value-type="float" office:value="8.1588838451608" calcext:value-type="float">
            <text:p>8.158883845161E+00</text:p>
          </table:table-cell>
          <table:table-cell office:value-type="float" office:value="8.1588886351969" calcext:value-type="float">
            <text:p>8.158888635197E+00</text:p>
          </table:table-cell>
          <table:table-cell office:value-type="float" office:value="0.0000047900360584663" calcext:value-type="float">
            <text:p>4.790036058466E-06</text:p>
          </table:table-cell>
          <table:table-cell office:value-type="float" office:value="0.0000000049107410938027" calcext:value-type="float">
            <text:p>4.910741093803E-09</text:p>
          </table:table-cell>
          <table:table-cell table:number-columns-repeated="2"/>
          <table:table-cell table:formula="of:=[.$O$28]-[.O37]" office:value-type="float" office:value="-1.05176100085721E-016" calcext:value-type="float">
            <text:p>-1.05176100085721E-16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float" office:value="0.8485" calcext:value-type="float">
            <text:p>0.8485</text:p>
          </table:table-cell>
          <table:table-cell office:value-type="float" office:value="0.47" calcext:value-type="float">
            <text:p>0.4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18" calcext:value-type="float">
            <text:p>1.800000000000E-14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7562309" calcext:value-type="float">
            <text:p>-1.586723756231E+02</text:p>
          </table:table-cell>
          <table:table-cell office:value-type="float" office:value="0.000018343018552969" calcext:value-type="float">
            <text:p>1.834301855297E-05</text:p>
          </table:table-cell>
          <table:table-cell office:value-type="float" office:value="23.902602145196" calcext:value-type="float">
            <text:p>2.390260214520E+01</text:p>
          </table:table-cell>
          <table:table-cell office:value-type="float" office:value="23.902620488213" calcext:value-type="float">
            <text:p>2.390262048821E+01</text:p>
          </table:table-cell>
          <table:table-cell office:value-type="float" office:value="0.000018343016666478" calcext:value-type="float">
            <text:p>1.834301666648E-05</text:p>
          </table:table-cell>
          <table:table-cell office:value-type="float" office:value="0.0000000047664723324021" calcext:value-type="float">
            <text:p>4.766472332402E-09</text:p>
          </table:table-cell>
          <table:table-cell table:number-columns-repeated="2"/>
          <table:table-cell table:formula="of:=[.$O$39]-[.O3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8485" calcext:value-type="float">
            <text:p>0.8485</text:p>
          </table:table-cell>
          <table:table-cell office:value-type="float" office:value="0.47" calcext:value-type="float">
            <text:p>0.47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11" calcext:value-type="float">
            <text:p>1.100000000000E-13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7562309" calcext:value-type="float">
            <text:p>-1.586723756231E+02</text:p>
          </table:table-cell>
          <table:table-cell office:value-type="float" office:value="0.000018343018837186" calcext:value-type="float">
            <text:p>1.834301883719E-05</text:p>
          </table:table-cell>
          <table:table-cell office:value-type="float" office:value="23.902602145197" calcext:value-type="float">
            <text:p>2.390260214520E+01</text:p>
          </table:table-cell>
          <table:table-cell office:value-type="float" office:value="23.902620488213" calcext:value-type="float">
            <text:p>2.390262048821E+01</text:p>
          </table:table-cell>
          <table:table-cell office:value-type="float" office:value="0.000018343016808586" calcext:value-type="float">
            <text:p>1.834301680859E-05</text:p>
          </table:table-cell>
          <table:table-cell office:value-type="float" office:value="0.0000000047664723546847" calcext:value-type="float">
            <text:p>4.766472354685E-09</text:p>
          </table:table-cell>
          <table:table-cell table:number-columns-repeated="2"/>
          <table:table-cell table:formula="of:=[.$O$39]-[.O40]" office:value-type="float" office:value="-2.22826004399402E-017" calcext:value-type="float">
            <text:p>-2.22826004399402E-17</text:p>
          </table:table-cell>
        </table:table-row>
        <table:table-row table:style-name="ro1">
          <table:table-cell table:number-columns-repeated="2"/>
          <table:table-cell office:value-type="float" office:value="0.8485" calcext:value-type="float">
            <text:p>0.8485</text:p>
          </table:table-cell>
          <table:table-cell office:value-type="float" office:value="0.47" calcext:value-type="float">
            <text:p>0.47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office:value-type="float" office:value="8.2E-015" calcext:value-type="float">
            <text:p>8.200000000000E-15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7562309" calcext:value-type="float">
            <text:p>-1.586723756231E+02</text:p>
          </table:table-cell>
          <table:table-cell office:value-type="float" office:value="0.000018343018751921" calcext:value-type="float">
            <text:p>1.834301875192E-05</text:p>
          </table:table-cell>
          <table:table-cell office:value-type="float" office:value="23.902602145196" calcext:value-type="float">
            <text:p>2.390260214520E+01</text:p>
          </table:table-cell>
          <table:table-cell office:value-type="float" office:value="23.902620488213" calcext:value-type="float">
            <text:p>2.390262048821E+01</text:p>
          </table:table-cell>
          <table:table-cell office:value-type="float" office:value="0.000018343017032407" calcext:value-type="float">
            <text:p>1.834301703241E-05</text:p>
          </table:table-cell>
          <table:table-cell office:value-type="float" office:value="0.0000000047664723992747" calcext:value-type="float">
            <text:p>4.766472399275E-09</text:p>
          </table:table-cell>
          <table:table-cell table:number-columns-repeated="2"/>
          <table:table-cell table:formula="of:=[.$O$39]-[.O41]" office:value-type="float" office:value="-6.68726001945849E-017" calcext:value-type="float">
            <text:p>-6.68726001945849E-17</text:p>
          </table:table-cell>
        </table:table-row>
        <table:table-row table:style-name="ro1">
          <table:table-cell table:number-columns-repeated="2"/>
          <table:table-cell office:value-type="float" office:value="0.8485" calcext:value-type="float">
            <text:p>0.8485</text:p>
          </table:table-cell>
          <table:table-cell office:value-type="float" office:value="0.47" calcext:value-type="float">
            <text:p>0.47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-0.000000000000028" calcext:value-type="float">
            <text:p>-2.800000000000E-14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7562309" calcext:value-type="float">
            <text:p>-1.586723756231E+02</text:p>
          </table:table-cell>
          <table:table-cell office:value-type="float" office:value="0.000018343018666656" calcext:value-type="float">
            <text:p>1.834301866666E-05</text:p>
          </table:table-cell>
          <table:table-cell office:value-type="float" office:value="23.902602145197" calcext:value-type="float">
            <text:p>2.390260214520E+01</text:p>
          </table:table-cell>
          <table:table-cell office:value-type="float" office:value="23.902620488213" calcext:value-type="float">
            <text:p>2.390262048821E+01</text:p>
          </table:table-cell>
          <table:table-cell office:value-type="float" office:value="0.000018343016769506" calcext:value-type="float">
            <text:p>1.834301676951E-05</text:p>
          </table:table-cell>
          <table:table-cell office:value-type="float" office:value="0.0000000047664723976901" calcext:value-type="float">
            <text:p>4.766472397690E-09</text:p>
          </table:table-cell>
          <table:table-cell table:number-columns-repeated="2"/>
          <table:table-cell table:formula="of:=[.$O$39]-[.O42]" office:value-type="float" office:value="-6.52880000736191E-017" calcext:value-type="float">
            <text:p>-6.52880000736191E-17</text:p>
          </table:table-cell>
        </table:table-row>
        <table:table-row table:style-name="ro1">
          <table:table-cell table:number-columns-repeated="2"/>
          <table:table-cell office:value-type="float" office:value="0.8485" calcext:value-type="float">
            <text:p>0.8485</text:p>
          </table:table-cell>
          <table:table-cell office:value-type="float" office:value="0.47" calcext:value-type="float">
            <text:p>0.47</text:p>
          </table:table-cell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59" calcext:value-type="float">
            <text:p>5.900000000000E-14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7562309" calcext:value-type="float">
            <text:p>-1.586723756231E+02</text:p>
          </table:table-cell>
          <table:table-cell office:value-type="float" office:value="0.000018343018894029" calcext:value-type="float">
            <text:p>1.834301889403E-05</text:p>
          </table:table-cell>
          <table:table-cell office:value-type="float" office:value="23.902602145197" calcext:value-type="float">
            <text:p>2.390260214520E+01</text:p>
          </table:table-cell>
          <table:table-cell office:value-type="float" office:value="23.902620488214" calcext:value-type="float">
            <text:p>2.390262048821E+01</text:p>
          </table:table-cell>
          <table:table-cell office:value-type="float" office:value="0.00001834301690451" calcext:value-type="float">
            <text:p>1.834301690451E-05</text:p>
          </table:table-cell>
          <table:table-cell office:value-type="float" office:value="0.000000004766472352281" calcext:value-type="float">
            <text:p>4.766472352281E-09</text:p>
          </table:table-cell>
          <table:table-cell table:number-columns-repeated="2"/>
          <table:table-cell table:formula="of:=[.$O$39]-[.O43]" office:value-type="float" office:value="-1.98788996066448E-017" calcext:value-type="float">
            <text:p>-1.98788996066448E-17</text:p>
          </table:table-cell>
        </table:table-row>
        <table:table-row table:style-name="ro1">
          <table:table-cell table:number-columns-repeated="2"/>
          <table:table-cell office:value-type="float" office:value="0.8485" calcext:value-type="float">
            <text:p>0.8485</text:p>
          </table:table-cell>
          <table:table-cell office:value-type="float" office:value="0.47" calcext:value-type="float">
            <text:p>0.47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56" calcext:value-type="float">
            <text:p>5.600000000000E-14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7562309" calcext:value-type="float">
            <text:p>-1.586723756231E+02</text:p>
          </table:table-cell>
          <table:table-cell office:value-type="float" office:value="0.000018343018723499" calcext:value-type="float">
            <text:p>1.834301872350E-05</text:p>
          </table:table-cell>
          <table:table-cell office:value-type="float" office:value="23.902602145197" calcext:value-type="float">
            <text:p>2.390260214520E+01</text:p>
          </table:table-cell>
          <table:table-cell office:value-type="float" office:value="23.902620488213" calcext:value-type="float">
            <text:p>2.390262048821E+01</text:p>
          </table:table-cell>
          <table:table-cell office:value-type="float" office:value="0.000018343016897404" calcext:value-type="float">
            <text:p>1.834301689740E-05</text:p>
          </table:table-cell>
          <table:table-cell office:value-type="float" office:value="0.0000000047664723326638" calcext:value-type="float">
            <text:p>4.766472332664E-09</text:p>
          </table:table-cell>
          <table:table-cell table:number-columns-repeated="2"/>
          <table:table-cell table:formula="of:=[.$O$39]-[.O44]" office:value-type="float" office:value="-2.61700093477077E-019" calcext:value-type="float">
            <text:p>-2.61700093477077E-19</text:p>
          </table:table-cell>
        </table:table-row>
        <table:table-row table:style-name="ro1">
          <table:table-cell table:number-columns-repeated="2"/>
          <table:table-cell office:value-type="float" office:value="0.8485" calcext:value-type="float">
            <text:p>0.8485</text:p>
          </table:table-cell>
          <table:table-cell office:value-type="float" office:value="0.47" calcext:value-type="float">
            <text:p>0.47</text:p>
          </table:table-cell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11" calcext:value-type="float">
            <text:p>1.100000000000E-13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7562309" calcext:value-type="float">
            <text:p>-1.586723756231E+02</text:p>
          </table:table-cell>
          <table:table-cell office:value-type="float" office:value="0.000018343018695077" calcext:value-type="float">
            <text:p>1.834301869508E-05</text:p>
          </table:table-cell>
          <table:table-cell office:value-type="float" office:value="23.902602145197" calcext:value-type="float">
            <text:p>2.390260214520E+01</text:p>
          </table:table-cell>
          <table:table-cell office:value-type="float" office:value="23.902620488213" calcext:value-type="float">
            <text:p>2.390262048821E+01</text:p>
          </table:table-cell>
          <table:table-cell office:value-type="float" office:value="0.000018343016815692" calcext:value-type="float">
            <text:p>1.834301681569E-05</text:p>
          </table:table-cell>
          <table:table-cell office:value-type="float" office:value="0.0000000047664723689502" calcext:value-type="float">
            <text:p>4.766472368950E-09</text:p>
          </table:table-cell>
          <table:table-cell table:number-columns-repeated="2"/>
          <table:table-cell table:formula="of:=[.$O$39]-[.O45]" office:value-type="float" office:value="-3.65481002085674E-017" calcext:value-type="float">
            <text:p>-3.65481002085674E-17</text:p>
          </table:table-cell>
        </table:table-row>
        <table:table-row table:style-name="ro1">
          <table:table-cell table:number-columns-repeated="2"/>
          <table:table-cell office:value-type="float" office:value="0.8485" calcext:value-type="float">
            <text:p>0.8485</text:p>
          </table:table-cell>
          <table:table-cell office:value-type="float" office:value="0.47" calcext:value-type="float">
            <text:p>0.47</text:p>
          </table:table-cell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15" calcext:value-type="float">
            <text:p>15</text:p>
          </table:table-cell>
          <table:table-cell office:value-type="float" office:value="9E-015" calcext:value-type="float">
            <text:p>9.000000000000E-15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7562309" calcext:value-type="float">
            <text:p>-1.586723756231E+02</text:p>
          </table:table-cell>
          <table:table-cell office:value-type="float" office:value="0.000018343019206668" calcext:value-type="float">
            <text:p>1.834301920667E-05</text:p>
          </table:table-cell>
          <table:table-cell office:value-type="float" office:value="23.902602145196" calcext:value-type="float">
            <text:p>2.390260214520E+01</text:p>
          </table:table-cell>
          <table:table-cell office:value-type="float" office:value="23.902620488214" calcext:value-type="float">
            <text:p>2.390262048821E+01</text:p>
          </table:table-cell>
          <table:table-cell office:value-type="float" office:value="0.00001834301757242" calcext:value-type="float">
            <text:p>1.834301757242E-05</text:p>
          </table:table-cell>
          <table:table-cell office:value-type="float" office:value="0.0000000047664724055345" calcext:value-type="float">
            <text:p>4.766472405535E-09</text:p>
          </table:table-cell>
          <table:table-cell table:number-columns-repeated="2"/>
          <table:table-cell table:formula="of:=[.$O$39]-[.O46]" office:value-type="float" office:value="-7.3132400322282E-017" calcext:value-type="float">
            <text:p>-7.3132400322282E-17</text:p>
          </table:table-cell>
        </table:table-row>
        <table:table-row table:style-name="ro1">
          <table:table-cell table:number-columns-repeated="2"/>
          <table:table-cell office:value-type="float" office:value="0.8485" calcext:value-type="float">
            <text:p>0.8485</text:p>
          </table:table-cell>
          <table:table-cell office:value-type="float" office:value="0.47" calcext:value-type="float">
            <text:p>0.47</text:p>
          </table:table-cell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27" calcext:value-type="float">
            <text:p>2.700000000000E-14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7562309" calcext:value-type="float">
            <text:p>-1.586723756231E+02</text:p>
          </table:table-cell>
          <table:table-cell office:value-type="float" office:value="0.000018343018751921" calcext:value-type="float">
            <text:p>1.834301875192E-05</text:p>
          </table:table-cell>
          <table:table-cell office:value-type="float" office:value="23.902602145196" calcext:value-type="float">
            <text:p>2.390260214520E+01</text:p>
          </table:table-cell>
          <table:table-cell office:value-type="float" office:value="23.902620488213" calcext:value-type="float">
            <text:p>2.390262048821E+01</text:p>
          </table:table-cell>
          <table:table-cell office:value-type="float" office:value="0.000018343016947142" calcext:value-type="float">
            <text:p>1.834301694714E-05</text:p>
          </table:table-cell>
          <table:table-cell office:value-type="float" office:value="0.0000000047664723861043" calcext:value-type="float">
            <text:p>4.766472386104E-09</text:p>
          </table:table-cell>
          <table:table-cell table:number-columns-repeated="2"/>
          <table:table-cell table:formula="of:=[.$O$39]-[.O47]" office:value-type="float" office:value="-5.3702199875833E-017" calcext:value-type="float">
            <text:p>-5.3702199875833E-17</text:p>
          </table:table-cell>
        </table:table-row>
        <table:table-row table:style-name="ro1">
          <table:table-cell table:number-columns-repeated="2"/>
          <table:table-cell office:value-type="float" office:value="0.8485" calcext:value-type="float">
            <text:p>0.8485</text:p>
          </table:table-cell>
          <table:table-cell office:value-type="float" office:value="0.47" calcext:value-type="float">
            <text:p>0.47</text:p>
          </table:table-cell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15" calcext:value-type="float">
            <text:p>15</text:p>
          </table:table-cell>
          <table:table-cell office:value-type="float" office:value="-0.000000000000023" calcext:value-type="float">
            <text:p>-2.300000000000E-14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7562309" calcext:value-type="float">
            <text:p>-1.586723756231E+02</text:p>
          </table:table-cell>
          <table:table-cell office:value-type="float" office:value="0.000018343018638234" calcext:value-type="float">
            <text:p>1.834301863823E-05</text:p>
          </table:table-cell>
          <table:table-cell office:value-type="float" office:value="23.902602145196" calcext:value-type="float">
            <text:p>2.390260214520E+01</text:p>
          </table:table-cell>
          <table:table-cell office:value-type="float" office:value="23.902620488213" calcext:value-type="float">
            <text:p>2.390262048821E+01</text:p>
          </table:table-cell>
          <table:table-cell office:value-type="float" office:value="0.000018343017277545" calcext:value-type="float">
            <text:p>1.834301727755E-05</text:p>
          </table:table-cell>
          <table:table-cell office:value-type="float" office:value="0.000000004766472340546" calcext:value-type="float">
            <text:p>4.766472340546E-09</text:p>
          </table:table-cell>
          <table:table-cell table:number-columns-repeated="2"/>
          <table:table-cell table:formula="of:=[.$O$39]-[.O48]" office:value-type="float" office:value="-8.1438991874112E-018" calcext:value-type="float">
            <text:p>-8.1438991874112E-18</text:p>
          </table:table-cell>
        </table:table-row>
      </table:table>
      <table:table table:name="Order" table:style-name="ta1">
        <table:shapes>
          <draw:frame draw:z-index="0" draw:style-name="gr1" draw:text-style-name="P1" svg:width="1013.07pt" svg:height="569.93pt" svg:x="141.39pt" svg:y="749.91pt">
            <draw:object draw:notify-on-update-of-ranges="Order.E6:Order.E17 Order.C6:Order.C6 Order.N6:Order.N17 Order.E19:Order.E30 Order.C19:Order.C19 Order.N19:Order.N30 Order.E32:Order.E43 Order.C32:Order.C32 Order.N32:Order.N43 Order.E45:Order.E56 Order.C45:Order.C45 Order.N45:Order.N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5" table:number-columns-repeated="2" table:default-cell-style-name="ce1"/>
        <table:table-row table:style-name="ro1">
          <table:table-cell table:number-columns-repeated="7"/>
          <table:table-cell table:style-name="Default" table:number-columns-repeated="8"/>
        </table:table-row>
        <table:table-row table:style-name="ro1">
          <table:table-cell office:value-type="string" calcext:value-type="string">
            <text:p>512 atoms NaCl</text:p>
          </table:table-cell>
          <table:table-cell table:number-columns-repeated="6"/>
          <table:table-cell table:style-name="Default" table:number-columns-repeated="8"/>
        </table:table-row>
        <table:table-row table:style-name="ro1" table:number-rows-repeated="2">
          <table:table-cell table:number-columns-repeated="7"/>
          <table:table-cell table:style-name="Default"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xshift</text:p>
          </table:table-cell>
          <table:table-cell office:value-type="string" calcext:value-type="string">
            <text:p>Rg</text:p>
          </table:table-cell>
          <table:table-cell table:style-name="Default" office:value-type="string" calcext:value-type="string">
            <text:p>Q error</text:p>
          </table:table-cell>
          <table:table-cell table:style-name="Default" office:value-type="string" calcext:value-type="string">
            <text:p>Tot E</text:p>
          </table:table-cell>
          <table:table-cell table:style-name="Default" office:value-type="string" calcext:value-type="string">
            <text:p>Tot E SSP</text:p>
          </table:table-cell>
          <table:table-cell table:style-name="Default" office:value-type="string" calcext:value-type="string">
            <text:p>Delta tot E</text:p>
          </table:table-cell>
          <table:table-cell table:style-name="Default" office:value-type="string" calcext:value-type="string">
            <text:p>Recip E</text:p>
          </table:table-cell>
          <table:table-cell table:style-name="Default" office:value-type="string" calcext:value-type="string">
            <text:p>Recip E FFP</text:p>
          </table:table-cell>
          <table:table-cell table:style-name="Default" office:value-type="string" calcext:value-type="string">
            <text:p>Delta</text:p>
          </table:table-cell>
          <table:table-cell table:style-name="Default" office:value-type="string" calcext:value-type="string">
            <text:p>RMS Delta po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1">alpha=</text:span>0.4243</text:p>
          </table:table-cell>
          <table:table-cell office:value-type="float" office:value="0.8677" calcext:value-type="float">
            <text:p>0.86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19" calcext:value-type="float">
            <text:p>1.900000000000E-14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6746832891" calcext:value-type="float">
            <text:p>-1.586674683289E+02</text:p>
          </table:table-cell>
          <table:table-cell office:value-type="float" office:value="0.0049256371937645" calcext:value-type="float">
            <text:p>4.925637193765E-03</text:p>
          </table:table-cell>
          <table:table-cell office:value-type="float" office:value="0.15482950465702" calcext:value-type="float">
            <text:p>1.548295046570E-01</text:p>
          </table:table-cell>
          <table:table-cell office:value-type="float" office:value="0.15975514185076" calcext:value-type="float">
            <text:p>1.597551418508E-01</text:p>
          </table:table-cell>
          <table:table-cell office:value-type="float" office:value="0.0049256371937477" calcext:value-type="float">
            <text:p>4.925637193748E-03</text:p>
          </table:table-cell>
          <table:table-cell office:value-type="float" office:value="0.0000048524554541293" calcext:value-type="float">
            <text:p>4.852455454129E-06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8677" calcext:value-type="float">
            <text:p>0.867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19" calcext:value-type="float">
            <text:p>1.900000000000E-14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00425566" calcext:value-type="float">
            <text:p>-1.586720042557E+02</text:p>
          </table:table-cell>
          <table:table-cell office:value-type="float" office:value="0.00038971044864411" calcext:value-type="float">
            <text:p>3.897104486441E-04</text:p>
          </table:table-cell>
          <table:table-cell office:value-type="float" office:value="0.15482950465702" calcext:value-type="float">
            <text:p>1.548295046570E-01</text:p>
          </table:table-cell>
          <table:table-cell office:value-type="float" office:value="0.15521921510562" calcext:value-type="float">
            <text:p>1.552192151056E-01</text:p>
          </table:table-cell>
          <table:table-cell office:value-type="float" office:value="0.00038971044860381" calcext:value-type="float">
            <text:p>3.897104486038E-04</text:p>
          </table:table-cell>
          <table:table-cell office:value-type="float" office:value="0.00000044073976133607" calcext:value-type="float">
            <text:p>4.407397613361E-07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8677" calcext:value-type="float">
            <text:p>0.867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19" calcext:value-type="float">
            <text:p>1.900000000000E-14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4315826" calcext:value-type="float">
            <text:p>-1.586723431583E+02</text:p>
          </table:table-cell>
          <table:table-cell office:value-type="float" office:value="0.000050807851408763" calcext:value-type="float">
            <text:p>5.080785140876E-05</text:p>
          </table:table-cell>
          <table:table-cell office:value-type="float" office:value="0.15482950465702" calcext:value-type="float">
            <text:p>1.548295046570E-01</text:p>
          </table:table-cell>
          <table:table-cell office:value-type="float" office:value="0.15488031250843" calcext:value-type="float">
            <text:p>1.548803125084E-01</text:p>
          </table:table-cell>
          <table:table-cell office:value-type="float" office:value="0.00005080785140868" calcext:value-type="float">
            <text:p>5.080785140868E-05</text:p>
          </table:table-cell>
          <table:table-cell office:value-type="float" office:value="0.0000000748676632685" calcext:value-type="float">
            <text:p>7.486766326850E-08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8677" calcext:value-type="float">
            <text:p>0.867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19" calcext:value-type="float">
            <text:p>1.900000000000E-14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8530177" calcext:value-type="float">
            <text:p>-1.586723853018E+02</text:p>
          </table:table-cell>
          <table:table-cell office:value-type="float" office:value="0.0000086643394752173" calcext:value-type="float">
            <text:p>8.664339475217E-06</text:p>
          </table:table-cell>
          <table:table-cell office:value-type="float" office:value="0.15482950465702" calcext:value-type="float">
            <text:p>1.548295046570E-01</text:p>
          </table:table-cell>
          <table:table-cell office:value-type="float" office:value="0.15483816899645" calcext:value-type="float">
            <text:p>1.548381689965E-01</text:p>
          </table:table-cell>
          <table:table-cell office:value-type="float" office:value="0.0000086643394344443" calcext:value-type="float">
            <text:p>8.664339434444E-06</text:p>
          </table:table-cell>
          <table:table-cell office:value-type="float" office:value="0.000000018002983590692" calcext:value-type="float">
            <text:p>1.800298359069E-08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8677" calcext:value-type="float">
            <text:p>0.86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19" calcext:value-type="float">
            <text:p>1.900000000000E-14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9218423" calcext:value-type="float">
            <text:p>-1.586723921842E+02</text:p>
          </table:table-cell>
          <table:table-cell office:value-type="float" office:value="0.0000017818727258145" calcext:value-type="float">
            <text:p>1.781872725815E-06</text:p>
          </table:table-cell>
          <table:table-cell office:value-type="float" office:value="0.15482950465702" calcext:value-type="float">
            <text:p>1.548295046570E-01</text:p>
          </table:table-cell>
          <table:table-cell office:value-type="float" office:value="0.15483128652972" calcext:value-type="float">
            <text:p>1.548312865297E-01</text:p>
          </table:table-cell>
          <table:table-cell office:value-type="float" office:value="0.0000017818727055252" calcext:value-type="float">
            <text:p>1.781872705525E-06</text:p>
          </table:table-cell>
          <table:table-cell office:value-type="float" office:value="0.0000000055532927267631" calcext:value-type="float">
            <text:p>5.553292726763E-09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8677" calcext:value-type="float">
            <text:p>0.867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19" calcext:value-type="float">
            <text:p>1.900000000000E-14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9353841" calcext:value-type="float">
            <text:p>-1.586723935384E+02</text:p>
          </table:table-cell>
          <table:table-cell office:value-type="float" office:value="0.0000004276961647065" calcext:value-type="float">
            <text:p>4.276961647065E-07</text:p>
          </table:table-cell>
          <table:table-cell office:value-type="float" office:value="0.15482950465702" calcext:value-type="float">
            <text:p>1.548295046570E-01</text:p>
          </table:table-cell>
          <table:table-cell office:value-type="float" office:value="0.15482993235316" calcext:value-type="float">
            <text:p>1.548299323532E-01</text:p>
          </table:table-cell>
          <table:table-cell office:value-type="float" office:value="0.00000042769613867177" calcext:value-type="float">
            <text:p>4.276961386718E-07</text:p>
          </table:table-cell>
          <table:table-cell office:value-type="float" office:value="0.0000000020587565538639" calcext:value-type="float">
            <text:p>2.058756553864E-09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8677" calcext:value-type="float">
            <text:p>0.867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19" calcext:value-type="float">
            <text:p>1.900000000000E-14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9384848" calcext:value-type="float">
            <text:p>-1.586723938485E+02</text:p>
          </table:table-cell>
          <table:table-cell office:value-type="float" office:value="0.00000011763134466491" calcext:value-type="float">
            <text:p>1.176313446649E-07</text:p>
          </table:table-cell>
          <table:table-cell office:value-type="float" office:value="0.15482950465702" calcext:value-type="float">
            <text:p>1.548295046570E-01</text:p>
          </table:table-cell>
          <table:table-cell office:value-type="float" office:value="0.15482962228837" calcext:value-type="float">
            <text:p>1.548296222884E-01</text:p>
          </table:table-cell>
          <table:table-cell office:value-type="float" office:value="0.00000011763135651655" calcext:value-type="float">
            <text:p>1.176313565166E-07</text:p>
          </table:table-cell>
          <table:table-cell office:value-type="float" office:value="0.0000000008818179561375" calcext:value-type="float">
            <text:p>8.818179561375E-10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8677" calcext:value-type="float">
            <text:p>0.867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19" calcext:value-type="float">
            <text:p>1.900000000000E-14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9392962" calcext:value-type="float">
            <text:p>-1.586723939296E+02</text:p>
          </table:table-cell>
          <table:table-cell office:value-type="float" office:value="0.000000036482958876149" calcext:value-type="float">
            <text:p>3.648295887615E-08</text:p>
          </table:table-cell>
          <table:table-cell office:value-type="float" office:value="0.15482950465702" calcext:value-type="float">
            <text:p>1.548295046570E-01</text:p>
          </table:table-cell>
          <table:table-cell office:value-type="float" office:value="0.15482954113997" calcext:value-type="float">
            <text:p>1.548295411400E-01</text:p>
          </table:table-cell>
          <table:table-cell office:value-type="float" office:value="0.000000036482948467809" calcext:value-type="float">
            <text:p>3.648294846781E-08</text:p>
          </table:table-cell>
          <table:table-cell office:value-type="float" office:value="0.00000000042499757427977" calcext:value-type="float">
            <text:p>4.249975742798E-10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8677" calcext:value-type="float">
            <text:p>0.867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18" calcext:value-type="float">
            <text:p>1.800000000000E-14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9395355" calcext:value-type="float">
            <text:p>-1.586723939536E+02</text:p>
          </table:table-cell>
          <table:table-cell office:value-type="float" office:value="0.000000012560605000544" calcext:value-type="float">
            <text:p>1.256060500054E-08</text:p>
          </table:table-cell>
          <table:table-cell office:value-type="float" office:value="0.15482950465702" calcext:value-type="float">
            <text:p>1.548295046570E-01</text:p>
          </table:table-cell>
          <table:table-cell office:value-type="float" office:value="0.15482951721758" calcext:value-type="float">
            <text:p>1.548295172176E-01</text:p>
          </table:table-cell>
          <table:table-cell office:value-type="float" office:value="0.000000012560562978603" calcext:value-type="float">
            <text:p>1.256056297860E-08</text:p>
          </table:table-cell>
          <table:table-cell office:value-type="float" office:value="0.00000000022513568750298" calcext:value-type="float">
            <text:p>2.251356875030E-10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8677" calcext:value-type="float">
            <text:p>0.867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19" calcext:value-type="float">
            <text:p>1.900000000000E-14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9396137" calcext:value-type="float">
            <text:p>-1.586723939614E+02</text:p>
          </table:table-cell>
          <table:table-cell office:value-type="float" office:value="0.000000004732925162898" calcext:value-type="float">
            <text:p>4.732925162898E-09</text:p>
          </table:table-cell>
          <table:table-cell office:value-type="float" office:value="0.15482950465702" calcext:value-type="float">
            <text:p>1.548295046570E-01</text:p>
          </table:table-cell>
          <table:table-cell office:value-type="float" office:value="0.15482950938993" calcext:value-type="float">
            <text:p>1.548295093899E-01</text:p>
          </table:table-cell>
          <table:table-cell office:value-type="float" office:value="0.0000000047329155872244" calcext:value-type="float">
            <text:p>4.732915587224E-09</text:p>
          </table:table-cell>
          <table:table-cell office:value-type="float" office:value="0.00000000012840305461079" calcext:value-type="float">
            <text:p>1.284030546108E-10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8677" calcext:value-type="float">
            <text:p>0.867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19" calcext:value-type="float">
            <text:p>1.900000000000E-14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9396418" calcext:value-type="float">
            <text:p>-1.586723939642E+02</text:p>
          </table:table-cell>
          <table:table-cell office:value-type="float" office:value="0.0000000019295214315207" calcext:value-type="float">
            <text:p>1.929521431521E-09</text:p>
          </table:table-cell>
          <table:table-cell office:value-type="float" office:value="0.15482950465702" calcext:value-type="float">
            <text:p>1.548295046570E-01</text:p>
          </table:table-cell>
          <table:table-cell office:value-type="float" office:value="0.15482950658651" calcext:value-type="float">
            <text:p>1.548295065865E-01</text:p>
          </table:table-cell>
          <table:table-cell office:value-type="float" office:value="0.0000000019294934816561" calcext:value-type="float">
            <text:p>1.929493481656E-09</text:p>
          </table:table-cell>
          <table:table-cell office:value-type="float" office:value="0.000000000077641432810636" calcext:value-type="float">
            <text:p>7.764143281064E-11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8677" calcext:value-type="float">
            <text:p>0.867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19" calcext:value-type="float">
            <text:p>1.900000000000E-14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9396526" calcext:value-type="float">
            <text:p>-1.586723939653E+02</text:p>
          </table:table-cell>
          <table:table-cell office:value-type="float" office:value="0.00000000084352791418496" calcext:value-type="float">
            <text:p>8.435279141850E-10</text:p>
          </table:table-cell>
          <table:table-cell office:value-type="float" office:value="0.15482950465702" calcext:value-type="float">
            <text:p>1.548295046570E-01</text:p>
          </table:table-cell>
          <table:table-cell office:value-type="float" office:value="0.15482950550052" calcext:value-type="float">
            <text:p>1.548295055005E-01</text:p>
          </table:table-cell>
          <table:table-cell office:value-type="float" office:value="0.00000000084350224027752" calcext:value-type="float">
            <text:p>8.435022402775E-10</text:p>
          </table:table-cell>
          <table:table-cell office:value-type="float" office:value="0.000000000049286415890136" calcext:value-type="float">
            <text:p>4.928641589014E-1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alpha=0.5657</text:p>
          </table:table-cell>
          <table:table-cell office:value-type="float" office:value="0.6636" calcext:value-type="float">
            <text:p>0.66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E-015" calcext:value-type="float">
            <text:p>2.000000000000E-15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1674960332" calcext:value-type="float">
            <text:p>-1.586167496033E+02</text:p>
          </table:table-cell>
          <table:table-cell office:value-type="float" office:value="0.05564436278928" calcext:value-type="float">
            <text:p>5.564436278928E-02</text:p>
          </table:table-cell>
          <table:table-cell office:value-type="float" office:value="1.3616017858289" calcext:value-type="float">
            <text:p>1.361601785829E+00</text:p>
          </table:table-cell>
          <table:table-cell office:value-type="float" office:value="1.4172461486181" calcext:value-type="float">
            <text:p>1.417246148618E+00</text:p>
          </table:table-cell>
          <table:table-cell office:value-type="float" office:value="0.05564436278921" calcext:value-type="float">
            <text:p>5.564436278921E-02</text:p>
          </table:table-cell>
          <table:table-cell office:value-type="float" office:value="0.0000069743362620646" calcext:value-type="float">
            <text:p>6.974336262065E-06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6636" calcext:value-type="float">
            <text:p>0.66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.8E-016" calcext:value-type="float">
            <text:p>8.800000000000E-16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6852402948" calcext:value-type="float">
            <text:p>-1.586685240295E+02</text:p>
          </table:table-cell>
          <table:table-cell office:value-type="float" office:value="0.0038699366219248" calcext:value-type="float">
            <text:p>3.869936621925E-03</text:p>
          </table:table-cell>
          <table:table-cell office:value-type="float" office:value="1.3616017858289" calcext:value-type="float">
            <text:p>1.361601785829E+00</text:p>
          </table:table-cell>
          <table:table-cell office:value-type="float" office:value="1.3654717224508" calcext:value-type="float">
            <text:p>1.365471722451E+00</text:p>
          </table:table-cell>
          <table:table-cell office:value-type="float" office:value="0.003869936621834" calcext:value-type="float">
            <text:p>3.869936621834E-03</text:p>
          </table:table-cell>
          <table:table-cell office:value-type="float" office:value="0.00000053361930878298" calcext:value-type="float">
            <text:p>5.336193087830E-07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6636" calcext:value-type="float">
            <text:p>0.663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.5E-015" calcext:value-type="float">
            <text:p>2.500000000000E-15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02420888" calcext:value-type="float">
            <text:p>-1.586720242089E+02</text:p>
          </table:table-cell>
          <table:table-cell office:value-type="float" office:value="0.00036975722613874" calcext:value-type="float">
            <text:p>3.697572261387E-04</text:p>
          </table:table-cell>
          <table:table-cell office:value-type="float" office:value="1.3616017858289" calcext:value-type="float">
            <text:p>1.361601785829E+00</text:p>
          </table:table-cell>
          <table:table-cell office:value-type="float" office:value="1.361971543055" calcext:value-type="float">
            <text:p>1.361971543055E+00</text:p>
          </table:table-cell>
          <table:table-cell office:value-type="float" office:value="0.0003697572260688" calcext:value-type="float">
            <text:p>3.697572260688E-04</text:p>
          </table:table-cell>
          <table:table-cell office:value-type="float" office:value="0.000000070511812368528" calcext:value-type="float">
            <text:p>7.051181236853E-08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6636" calcext:value-type="float">
            <text:p>0.663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.2E-015" calcext:value-type="float">
            <text:p>3.200000000000E-15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4988286" calcext:value-type="float">
            <text:p>-1.586723498829E+02</text:p>
          </table:table-cell>
          <table:table-cell office:value-type="float" office:value="0.000044083244830517" calcext:value-type="float">
            <text:p>4.408324483052E-05</text:p>
          </table:table-cell>
          <table:table-cell office:value-type="float" office:value="1.3616017858289" calcext:value-type="float">
            <text:p>1.361601785829E+00</text:p>
          </table:table-cell>
          <table:table-cell office:value-type="float" office:value="1.3616458690737" calcext:value-type="float">
            <text:p>1.361645869074E+00</text:p>
          </table:table-cell>
          <table:table-cell office:value-type="float" office:value="0.000044083244747029" calcext:value-type="float">
            <text:p>4.408324474703E-05</text:p>
          </table:table-cell>
          <table:table-cell office:value-type="float" office:value="0.000000015212135934069" calcext:value-type="float">
            <text:p>1.521213593407E-08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6636" calcext:value-type="float">
            <text:p>0.663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.5E-015" calcext:value-type="float">
            <text:p>3.500000000000E-15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8735022" calcext:value-type="float">
            <text:p>-1.586723873502E+02</text:p>
          </table:table-cell>
          <table:table-cell office:value-type="float" office:value="0.0000066158823983642" calcext:value-type="float">
            <text:p>6.615882398364E-06</text:p>
          </table:table-cell>
          <table:table-cell office:value-type="float" office:value="1.3616017858289" calcext:value-type="float">
            <text:p>1.361601785829E+00</text:p>
          </table:table-cell>
          <table:table-cell office:value-type="float" office:value="1.3616084017112" calcext:value-type="float">
            <text:p>1.361608401711E+00</text:p>
          </table:table-cell>
          <table:table-cell office:value-type="float" office:value="0.0000066158823219808" calcext:value-type="float">
            <text:p>6.615882321981E-06</text:p>
          </table:table-cell>
          <table:table-cell office:value-type="float" office:value="0.0000000046793094166896" calcext:value-type="float">
            <text:p>4.679309416690E-09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6636" calcext:value-type="float">
            <text:p>0.66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E-015" calcext:value-type="float">
            <text:p>1.000000000000E-15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926917" calcext:value-type="float">
            <text:p>-1.586723926917E+02</text:p>
          </table:table-cell>
          <table:table-cell office:value-type="float" office:value="0.0000012744061450576" calcext:value-type="float">
            <text:p>1.274406145058E-06</text:p>
          </table:table-cell>
          <table:table-cell office:value-type="float" office:value="1.3616017858289" calcext:value-type="float">
            <text:p>1.361601785829E+00</text:p>
          </table:table-cell>
          <table:table-cell office:value-type="float" office:value="1.361603060235" calcext:value-type="float">
            <text:p>1.361603060235E+00</text:p>
          </table:table-cell>
          <table:table-cell office:value-type="float" office:value="0.0000012744060691183" calcext:value-type="float">
            <text:p>1.274406069118E-06</text:p>
          </table:table-cell>
          <table:table-cell office:value-type="float" office:value="0.0000000018270307755781" calcext:value-type="float">
            <text:p>1.827030775578E-09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6636" calcext:value-type="float">
            <text:p>0.663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E-015" calcext:value-type="float">
            <text:p>4.000000000000E-15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9365433" calcext:value-type="float">
            <text:p>-1.586723936543E+02</text:p>
          </table:table-cell>
          <table:table-cell office:value-type="float" office:value="0.00000031177745540845" calcext:value-type="float">
            <text:p>3.117774554085E-07</text:p>
          </table:table-cell>
          <table:table-cell office:value-type="float" office:value="1.3616017858289" calcext:value-type="float">
            <text:p>1.361601785829E+00</text:p>
          </table:table-cell>
          <table:table-cell office:value-type="float" office:value="1.3616020976063" calcext:value-type="float">
            <text:p>1.361602097606E+00</text:p>
          </table:table-cell>
          <table:table-cell office:value-type="float" office:value="0.00000031177736192767" calcext:value-type="float">
            <text:p>3.117773619277E-07</text:p>
          </table:table-cell>
          <table:table-cell office:value-type="float" office:value="0.0000000008530128051007" calcext:value-type="float">
            <text:p>8.530128051007E-10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6636" calcext:value-type="float">
            <text:p>0.663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.8E-015" calcext:value-type="float">
            <text:p>2.800000000000E-15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9387301" calcext:value-type="float">
            <text:p>-1.586723938730E+02</text:p>
          </table:table-cell>
          <table:table-cell office:value-type="float" office:value="0.000000093099345122027" calcext:value-type="float">
            <text:p>9.309934512203E-08</text:p>
          </table:table-cell>
          <table:table-cell office:value-type="float" office:value="1.3616017858289" calcext:value-type="float">
            <text:p>1.361601785829E+00</text:p>
          </table:table-cell>
          <table:table-cell office:value-type="float" office:value="1.3616018789282" calcext:value-type="float">
            <text:p>1.361601878928E+00</text:p>
          </table:table-cell>
          <table:table-cell office:value-type="float" office:value="0.000000093099266962327" calcext:value-type="float">
            <text:p>9.309926696233E-08</text:p>
          </table:table-cell>
          <table:table-cell office:value-type="float" office:value="0.00000000045719244777313" calcext:value-type="float">
            <text:p>4.571924477731E-10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6636" calcext:value-type="float">
            <text:p>0.663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.6E-016" calcext:value-type="float">
            <text:p>2.600000000000E-16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9393361" calcext:value-type="float">
            <text:p>-1.586723939336E+02</text:p>
          </table:table-cell>
          <table:table-cell office:value-type="float" office:value="0.000000032495307777936" calcext:value-type="float">
            <text:p>3.249530777794E-08</text:p>
          </table:table-cell>
          <table:table-cell office:value-type="float" office:value="1.3616017858289" calcext:value-type="float">
            <text:p>1.361601785829E+00</text:p>
          </table:table-cell>
          <table:table-cell office:value-type="float" office:value="1.3616018183241" calcext:value-type="float">
            <text:p>1.361601818324E+00</text:p>
          </table:table-cell>
          <table:table-cell office:value-type="float" office:value="0.00000003249521540738" calcext:value-type="float">
            <text:p>3.249521540738E-08</text:p>
          </table:table-cell>
          <table:table-cell office:value-type="float" office:value="0.00000000027130853074575" calcext:value-type="float">
            <text:p>2.713085307458E-10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6636" calcext:value-type="float">
            <text:p>0.663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.7E-015" calcext:value-type="float">
            <text:p>1.700000000000E-15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9395327" calcext:value-type="float">
            <text:p>-1.586723939533E+02</text:p>
          </table:table-cell>
          <table:table-cell office:value-type="float" office:value="0.00000001283976303057" calcext:value-type="float">
            <text:p>1.283976303057E-08</text:p>
          </table:table-cell>
          <table:table-cell office:value-type="float" office:value="1.3616017858289" calcext:value-type="float">
            <text:p>1.361601785829E+00</text:p>
          </table:table-cell>
          <table:table-cell office:value-type="float" office:value="1.3616017986686" calcext:value-type="float">
            <text:p>1.361601798669E+00</text:p>
          </table:table-cell>
          <table:table-cell office:value-type="float" office:value="0.000000012839678875665" calcext:value-type="float">
            <text:p>1.283967887567E-08</text:p>
          </table:table-cell>
          <table:table-cell office:value-type="float" office:value="0.00000000017297396836096" calcext:value-type="float">
            <text:p>1.729739683610E-10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6636" calcext:value-type="float">
            <text:p>0.663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.2E-015" calcext:value-type="float">
            <text:p>9.200000000000E-15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9396048" calcext:value-type="float">
            <text:p>-1.586723939605E+02</text:p>
          </table:table-cell>
          <table:table-cell office:value-type="float" office:value="0.0000000056238604884129" calcext:value-type="float">
            <text:p>5.623860488413E-09</text:p>
          </table:table-cell>
          <table:table-cell office:value-type="float" office:value="1.3616017858289" calcext:value-type="float">
            <text:p>1.361601785829E+00</text:p>
          </table:table-cell>
          <table:table-cell office:value-type="float" office:value="1.3616017914527" calcext:value-type="float">
            <text:p>1.361601791453E+00</text:p>
          </table:table-cell>
          <table:table-cell office:value-type="float" office:value="0.0000000056237861034703" calcext:value-type="float">
            <text:p>5.623786103470E-09</text:p>
          </table:table-cell>
          <table:table-cell office:value-type="float" office:value="0.00000000011593809379825" calcext:value-type="float">
            <text:p>1.159380937983E-10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6636" calcext:value-type="float">
            <text:p>0.663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.8E-015" calcext:value-type="float">
            <text:p>2.800000000000E-15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9396342" calcext:value-type="float">
            <text:p>-1.586723939634E+02</text:p>
          </table:table-cell>
          <table:table-cell office:value-type="float" office:value="0.0000000026914790396404" calcext:value-type="float">
            <text:p>2.691479039640E-09</text:p>
          </table:table-cell>
          <table:table-cell office:value-type="float" office:value="1.3616017858289" calcext:value-type="float">
            <text:p>1.361601785829E+00</text:p>
          </table:table-cell>
          <table:table-cell office:value-type="float" office:value="1.3616017885203" calcext:value-type="float">
            <text:p>1.361601788520E+00</text:p>
          </table:table-cell>
          <table:table-cell office:value-type="float" office:value="0.0000000026914013240287" calcext:value-type="float">
            <text:p>2.691401324029E-09</text:p>
          </table:table-cell>
          <table:table-cell office:value-type="float" office:value="0.000000000080538339532085" calcext:value-type="float">
            <text:p>8.053833953209E-1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alpha=0.7071</text:p>
          </table:table-cell>
          <table:table-cell office:value-type="float" office:value="0.564" calcext:value-type="float">
            <text:p>0.5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0.000000000000011" calcext:value-type="float">
            <text:p>-1.100000000000E-14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40033571675" calcext:value-type="float">
            <text:p>-1.584003357168E+02</text:p>
          </table:table-cell>
          <table:table-cell office:value-type="float" office:value="0.27205824936209" calcext:value-type="float">
            <text:p>2.720582493621E-01</text:p>
          </table:table-cell>
          <table:table-cell office:value-type="float" office:value="8.1588838451608" calcext:value-type="float">
            <text:p>8.158883845161E+00</text:p>
          </table:table-cell>
          <table:table-cell office:value-type="float" office:value="8.4309420945223" calcext:value-type="float">
            <text:p>8.430942094522E+00</text:p>
          </table:table-cell>
          <table:table-cell office:value-type="float" office:value="0.27205824936147" calcext:value-type="float">
            <text:p>2.720582493615E-01</text:p>
          </table:table-cell>
          <table:table-cell office:value-type="float" office:value="0.0000097781025426886" calcext:value-type="float">
            <text:p>9.778102542689E-06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564" calcext:value-type="float">
            <text:p>0.5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7.8E-015" calcext:value-type="float">
            <text:p>-7.800000000000E-15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5776205903" calcext:value-type="float">
            <text:p>-1.586577620590E+02</text:p>
          </table:table-cell>
          <table:table-cell office:value-type="float" office:value="0.014631907079803" calcext:value-type="float">
            <text:p>1.463190707980E-02</text:p>
          </table:table-cell>
          <table:table-cell office:value-type="float" office:value="8.1588838451608" calcext:value-type="float">
            <text:p>8.158883845161E+00</text:p>
          </table:table-cell>
          <table:table-cell office:value-type="float" office:value="8.17351575224" calcext:value-type="float">
            <text:p>8.173515752240E+00</text:p>
          </table:table-cell>
          <table:table-cell office:value-type="float" office:value="0.014631907079185" calcext:value-type="float">
            <text:p>1.463190707919E-02</text:p>
          </table:table-cell>
          <table:table-cell office:value-type="float" office:value="0.00000060659966558984" calcext:value-type="float">
            <text:p>6.065996655898E-07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564" calcext:value-type="float">
            <text:p>0.56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0.000000000000012" calcext:value-type="float">
            <text:p>-1.200000000000E-14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129924311" calcext:value-type="float">
            <text:p>-1.586712992431E+02</text:p>
          </table:table-cell>
          <table:table-cell office:value-type="float" office:value="0.0010947229962426" calcext:value-type="float">
            <text:p>1.094722996243E-03</text:p>
          </table:table-cell>
          <table:table-cell office:value-type="float" office:value="8.1588838451608" calcext:value-type="float">
            <text:p>8.158883845161E+00</text:p>
          </table:table-cell>
          <table:table-cell office:value-type="float" office:value="8.1599785681565" calcext:value-type="float">
            <text:p>8.159978568157E+00</text:p>
          </table:table-cell>
          <table:table-cell office:value-type="float" office:value="0.0010947229956439" calcext:value-type="float">
            <text:p>1.094722995644E-03</text:p>
          </table:table-cell>
          <table:table-cell office:value-type="float" office:value="0.000000083043800048161" calcext:value-type="float">
            <text:p>8.304380004816E-08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564" calcext:value-type="float">
            <text:p>0.56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0.000000000000014" calcext:value-type="float">
            <text:p>-1.400000000000E-14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27976063" calcext:value-type="float">
            <text:p>-1.586722797606E+02</text:p>
          </table:table-cell>
          <table:table-cell office:value-type="float" office:value="0.00011420547585317" calcext:value-type="float">
            <text:p>1.142054758532E-04</text:p>
          </table:table-cell>
          <table:table-cell office:value-type="float" office:value="8.1588838451608" calcext:value-type="float">
            <text:p>8.158883845161E+00</text:p>
          </table:table-cell>
          <table:table-cell office:value-type="float" office:value="8.1589980506361" calcext:value-type="float">
            <text:p>8.158998050636E+00</text:p>
          </table:table-cell>
          <table:table-cell office:value-type="float" office:value="0.00011420547523677" calcext:value-type="float">
            <text:p>1.142054752368E-04</text:p>
          </table:table-cell>
          <table:table-cell office:value-type="float" office:value="0.000000024109218263803" calcext:value-type="float">
            <text:p>2.410921826380E-08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564" calcext:value-type="float">
            <text:p>0.5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8.6E-015" calcext:value-type="float">
            <text:p>-8.600000000000E-15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75363" calcext:value-type="float">
            <text:p>-1.586723753630E+02</text:p>
          </table:table-cell>
          <table:table-cell office:value-type="float" office:value="0.000018603105900183" calcext:value-type="float">
            <text:p>1.860310590018E-05</text:p>
          </table:table-cell>
          <table:table-cell office:value-type="float" office:value="8.1588838451608" calcext:value-type="float">
            <text:p>8.158883845161E+00</text:p>
          </table:table-cell>
          <table:table-cell office:value-type="float" office:value="8.1589024482661" calcext:value-type="float">
            <text:p>8.158902448266E+00</text:p>
          </table:table-cell>
          <table:table-cell office:value-type="float" office:value="0.000018603105290893" calcext:value-type="float">
            <text:p>1.860310529089E-05</text:p>
          </table:table-cell>
          <table:table-cell office:value-type="float" office:value="0.000000010052725138987" calcext:value-type="float">
            <text:p>1.005272513899E-08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564" calcext:value-type="float">
            <text:p>0.56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0.000000000000014" calcext:value-type="float">
            <text:p>-1.400000000000E-14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8917607" calcext:value-type="float">
            <text:p>-1.586723891761E+02</text:p>
          </table:table-cell>
          <table:table-cell office:value-type="float" office:value="0.0000047900366553222" calcext:value-type="float">
            <text:p>4.790036655322E-06</text:p>
          </table:table-cell>
          <table:table-cell office:value-type="float" office:value="8.1588838451608" calcext:value-type="float">
            <text:p>8.158883845161E+00</text:p>
          </table:table-cell>
          <table:table-cell office:value-type="float" office:value="8.1588886351969" calcext:value-type="float">
            <text:p>8.158888635197E+00</text:p>
          </table:table-cell>
          <table:table-cell office:value-type="float" office:value="0.0000047900360780062" calcext:value-type="float">
            <text:p>4.790036078006E-06</text:p>
          </table:table-cell>
          <table:table-cell office:value-type="float" office:value="0.0000000049107409884754" calcext:value-type="float">
            <text:p>4.910740988475E-09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564" calcext:value-type="float">
            <text:p>0.56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4.5E-015" calcext:value-type="float">
            <text:p>-4.500000000000E-15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9225957" calcext:value-type="float">
            <text:p>-1.586723922596E+02</text:p>
          </table:table-cell>
          <table:table-cell office:value-type="float" office:value="0.0000017065335669031" calcext:value-type="float">
            <text:p>1.706533566903E-06</text:p>
          </table:table-cell>
          <table:table-cell office:value-type="float" office:value="8.1588838451608" calcext:value-type="float">
            <text:p>8.158883845161E+00</text:p>
          </table:table-cell>
          <table:table-cell office:value-type="float" office:value="8.1588855516938" calcext:value-type="float">
            <text:p>8.158885551694E+00</text:p>
          </table:table-cell>
          <table:table-cell office:value-type="float" office:value="0.0000017065329700472" calcext:value-type="float">
            <text:p>1.706532970047E-06</text:p>
          </table:table-cell>
          <table:table-cell office:value-type="float" office:value="0.0000000026016023122048" calcext:value-type="float">
            <text:p>2.601602312205E-09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564" calcext:value-type="float">
            <text:p>0.56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8.2E-015" calcext:value-type="float">
            <text:p>-8.200000000000E-15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932301" calcext:value-type="float">
            <text:p>-1.586723932301E+02</text:p>
          </table:table-cell>
          <table:table-cell office:value-type="float" office:value="0.0000007360036420323" calcext:value-type="float">
            <text:p>7.360036420323E-07</text:p>
          </table:table-cell>
          <table:table-cell office:value-type="float" office:value="8.1588838451608" calcext:value-type="float">
            <text:p>8.158883845161E+00</text:p>
          </table:table-cell>
          <table:table-cell office:value-type="float" office:value="8.1588845811639" calcext:value-type="float">
            <text:p>8.158884581164E+00</text:p>
          </table:table-cell>
          <table:table-cell office:value-type="float" office:value="0.00000073600305583454" calcext:value-type="float">
            <text:p>7.360030558345E-07</text:p>
          </table:table-cell>
          <table:table-cell office:value-type="float" office:value="0.0000000014492690904199" calcext:value-type="float">
            <text:p>1.449269090420E-09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564" calcext:value-type="float">
            <text:p>0.56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7.2E-015" calcext:value-type="float">
            <text:p>-7.200000000000E-15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9361076" calcext:value-type="float">
            <text:p>-1.586723936108E+02</text:p>
          </table:table-cell>
          <table:table-cell office:value-type="float" office:value="0.00000035534691278372" calcext:value-type="float">
            <text:p>3.553469127837E-07</text:p>
          </table:table-cell>
          <table:table-cell office:value-type="float" office:value="8.1588838451608" calcext:value-type="float">
            <text:p>8.158883845161E+00</text:p>
          </table:table-cell>
          <table:table-cell office:value-type="float" office:value="8.1588842005071" calcext:value-type="float">
            <text:p>8.158884200507E+00</text:p>
          </table:table-cell>
          <table:table-cell office:value-type="float" office:value="0.00000035534629994061" calcext:value-type="float">
            <text:p>3.553462999406E-07</text:p>
          </table:table-cell>
          <table:table-cell office:value-type="float" office:value="0.00000000083806201289492" calcext:value-type="float">
            <text:p>8.380620128949E-10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564" calcext:value-type="float">
            <text:p>0.56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7.1E-015" calcext:value-type="float">
            <text:p>-7.100000000000E-15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9378193" calcext:value-type="float">
            <text:p>-1.586723937819E+02</text:p>
          </table:table-cell>
          <table:table-cell office:value-type="float" office:value="0.00000018417830460749" calcext:value-type="float">
            <text:p>1.841783046075E-07</text:p>
          </table:table-cell>
          <table:table-cell office:value-type="float" office:value="8.1588838451608" calcext:value-type="float">
            <text:p>8.158883845161E+00</text:p>
          </table:table-cell>
          <table:table-cell office:value-type="float" office:value="8.1588840293385" calcext:value-type="float">
            <text:p>8.158884029339E+00</text:p>
          </table:table-cell>
          <table:table-cell office:value-type="float" office:value="0.00000018417769176438" calcext:value-type="float">
            <text:p>1.841776917644E-07</text:p>
          </table:table-cell>
          <table:table-cell office:value-type="float" office:value="0.00000000050053172881681" calcext:value-type="float">
            <text:p>5.005317288168E-10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564" calcext:value-type="float">
            <text:p>0.56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0.000000000000015" calcext:value-type="float">
            <text:p>-1.500000000000E-14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9386601" calcext:value-type="float">
            <text:p>-1.586723938660E+02</text:p>
          </table:table-cell>
          <table:table-cell office:value-type="float" office:value="0.0000001000962015496" calcext:value-type="float">
            <text:p>1.000962015496E-07</text:p>
          </table:table-cell>
          <table:table-cell office:value-type="float" office:value="8.1588838451608" calcext:value-type="float">
            <text:p>8.158883845161E+00</text:p>
          </table:table-cell>
          <table:table-cell office:value-type="float" office:value="8.1588839452564" calcext:value-type="float">
            <text:p>8.158883945256E+00</text:p>
          </table:table-cell>
          <table:table-cell office:value-type="float" office:value="0.00000010009558693014" calcext:value-type="float">
            <text:p>1.000955869301E-07</text:p>
          </table:table-cell>
          <table:table-cell office:value-type="float" office:value="0.00000000030842480193148" calcext:value-type="float">
            <text:p>3.084248019315E-10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564" calcext:value-type="float">
            <text:p>0.56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6.9E-015" calcext:value-type="float">
            <text:p>-6.900000000000E-15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9390985" calcext:value-type="float">
            <text:p>-1.586723939099E+02</text:p>
          </table:table-cell>
          <table:table-cell office:value-type="float" office:value="0.000000056254151559187" calcext:value-type="float">
            <text:p>5.625415155919E-08</text:p>
          </table:table-cell>
          <table:table-cell office:value-type="float" office:value="8.1588838451608" calcext:value-type="float">
            <text:p>8.158883845161E+00</text:p>
          </table:table-cell>
          <table:table-cell office:value-type="float" office:value="8.1588839014144" calcext:value-type="float">
            <text:p>8.158883901414E+00</text:p>
          </table:table-cell>
          <table:table-cell office:value-type="float" office:value="0.000000056253551150576" calcext:value-type="float">
            <text:p>5.625355115058E-08</text:p>
          </table:table-cell>
          <table:table-cell office:value-type="float" office:value="0.00000000019629500413096" calcext:value-type="float">
            <text:p>1.962950041310E-1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alpha=0.8485</text:p>
          </table:table-cell>
          <table:table-cell office:value-type="float" office:value="0.47" calcext:value-type="float">
            <text:p>0.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14" calcext:value-type="float">
            <text:p>1.400000000000E-14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10132994122" calcext:value-type="float">
            <text:p>-1.581013299412E+02</text:p>
          </table:table-cell>
          <table:table-cell office:value-type="float" office:value="0.57106402489063" calcext:value-type="float">
            <text:p>5.710640248906E-01</text:p>
          </table:table-cell>
          <table:table-cell office:value-type="float" office:value="23.902602145196" calcext:value-type="float">
            <text:p>2.390260214520E+01</text:p>
          </table:table-cell>
          <table:table-cell office:value-type="float" office:value="24.473666170085" calcext:value-type="float">
            <text:p>2.447366617009E+01</text:p>
          </table:table-cell>
          <table:table-cell office:value-type="float" office:value="0.57106402488875" calcext:value-type="float">
            <text:p>5.710640248888E-01</text:p>
          </table:table-cell>
          <table:table-cell office:value-type="float" office:value="0.0000089009876119429" calcext:value-type="float">
            <text:p>8.900987611943E-06</text:p>
          </table:table-cell>
        </table:table-row>
        <table:table-row table:style-name="ro1">
          <table:table-cell table:number-columns-repeated="2"/>
          <table:table-cell office:value-type="float" office:value="0.8485" calcext:value-type="float">
            <text:p>0.8485</text:p>
          </table:table-cell>
          <table:table-cell office:value-type="float" office:value="0.47" calcext:value-type="float">
            <text:p>0.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2" calcext:value-type="float">
            <text:p>2.000000000000E-14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4923449163" calcext:value-type="float">
            <text:p>-1.586492344916E+02</text:p>
          </table:table-cell>
          <table:table-cell office:value-type="float" office:value="0.023159474479485" calcext:value-type="float">
            <text:p>2.315947447949E-02</text:p>
          </table:table-cell>
          <table:table-cell office:value-type="float" office:value="23.902602145196" calcext:value-type="float">
            <text:p>2.390260214520E+01</text:p>
          </table:table-cell>
          <table:table-cell office:value-type="float" office:value="23.925761619674" calcext:value-type="float">
            <text:p>2.392576161967E+01</text:p>
          </table:table-cell>
          <table:table-cell office:value-type="float" office:value="0.023159474477602" calcext:value-type="float">
            <text:p>2.315947447760E-02</text:p>
          </table:table-cell>
          <table:table-cell office:value-type="float" office:value="0.00000048947277101084" calcext:value-type="float">
            <text:p>4.894727710108E-07</text:p>
          </table:table-cell>
        </table:table-row>
        <table:table-row table:style-name="ro1">
          <table:table-cell table:number-columns-repeated="2"/>
          <table:table-cell office:value-type="float" office:value="0.8485" calcext:value-type="float">
            <text:p>0.8485</text:p>
          </table:table-cell>
          <table:table-cell office:value-type="float" office:value="0.47" calcext:value-type="float">
            <text:p>0.4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25" calcext:value-type="float">
            <text:p>2.500000000000E-14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083971139" calcext:value-type="float">
            <text:p>-1.586708397114E+02</text:p>
          </table:table-cell>
          <table:table-cell office:value-type="float" office:value="0.0015542547146481" calcext:value-type="float">
            <text:p>1.554254714648E-03</text:p>
          </table:table-cell>
          <table:table-cell office:value-type="float" office:value="23.902602145196" calcext:value-type="float">
            <text:p>2.390260214520E+01</text:p>
          </table:table-cell>
          <table:table-cell office:value-type="float" office:value="23.904156399909" calcext:value-type="float">
            <text:p>2.390415639991E+01</text:p>
          </table:table-cell>
          <table:table-cell office:value-type="float" office:value="0.0015542547127687" calcext:value-type="float">
            <text:p>1.554254712769E-03</text:p>
          </table:table-cell>
          <table:table-cell office:value-type="float" office:value="0.000000092931590369334" calcext:value-type="float">
            <text:p>9.293159036933E-08</text:p>
          </table:table-cell>
        </table:table-row>
        <table:table-row table:style-name="ro1">
          <table:table-cell table:number-columns-repeated="2"/>
          <table:table-cell office:value-type="float" office:value="0.8485" calcext:value-type="float">
            <text:p>0.8485</text:p>
          </table:table-cell>
          <table:table-cell office:value-type="float" office:value="0.47" calcext:value-type="float">
            <text:p>0.4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31" calcext:value-type="float">
            <text:p>3.100000000000E-14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1823776" calcext:value-type="float">
            <text:p>-1.586721823776E+02</text:p>
          </table:table-cell>
          <table:table-cell office:value-type="float" office:value="0.00021158850452707" calcext:value-type="float">
            <text:p>2.115885045271E-04</text:p>
          </table:table-cell>
          <table:table-cell office:value-type="float" office:value="23.902602145196" calcext:value-type="float">
            <text:p>2.390260214520E+01</text:p>
          </table:table-cell>
          <table:table-cell office:value-type="float" office:value="23.902813733699" calcext:value-type="float">
            <text:p>2.390281373370E+01</text:p>
          </table:table-cell>
          <table:table-cell office:value-type="float" office:value="0.00021158850262637" calcext:value-type="float">
            <text:p>2.115885026264E-04</text:p>
          </table:table-cell>
          <table:table-cell office:value-type="float" office:value="0.000000030415629417839" calcext:value-type="float">
            <text:p>3.041562941784E-08</text:p>
          </table:table-cell>
        </table:table-row>
        <table:table-row table:style-name="ro1">
          <table:table-cell table:number-columns-repeated="2"/>
          <table:table-cell office:value-type="float" office:value="0.8485" calcext:value-type="float">
            <text:p>0.8485</text:p>
          </table:table-cell>
          <table:table-cell office:value-type="float" office:value="0.47" calcext:value-type="float">
            <text:p>0.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19" calcext:value-type="float">
            <text:p>1.900000000000E-14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4016987" calcext:value-type="float">
            <text:p>-1.586723401699E+02</text:p>
          </table:table-cell>
          <table:table-cell office:value-type="float" office:value="0.000053796236983317" calcext:value-type="float">
            <text:p>5.379623698332E-05</text:p>
          </table:table-cell>
          <table:table-cell office:value-type="float" office:value="23.902602145196" calcext:value-type="float">
            <text:p>2.390260214520E+01</text:p>
          </table:table-cell>
          <table:table-cell office:value-type="float" office:value="23.902655941432" calcext:value-type="float">
            <text:p>2.390265594143E+01</text:p>
          </table:table-cell>
          <table:table-cell office:value-type="float" office:value="0.000053796235100378" calcext:value-type="float">
            <text:p>5.379623510038E-05</text:p>
          </table:table-cell>
          <table:table-cell office:value-type="float" office:value="0.000000011570201192062" calcext:value-type="float">
            <text:p>1.157020119206E-08</text:p>
          </table:table-cell>
        </table:table-row>
        <table:table-row table:style-name="ro1">
          <table:table-cell table:number-columns-repeated="2"/>
          <table:table-cell office:value-type="float" office:value="0.8485" calcext:value-type="float">
            <text:p>0.8485</text:p>
          </table:table-cell>
          <table:table-cell office:value-type="float" office:value="0.47" calcext:value-type="float">
            <text:p>0.4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.7E-015" calcext:value-type="float">
            <text:p>3.700000000000E-15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7562309" calcext:value-type="float">
            <text:p>-1.586723756231E+02</text:p>
          </table:table-cell>
          <table:table-cell office:value-type="float" office:value="0.000018343018609812" calcext:value-type="float">
            <text:p>1.834301860981E-05</text:p>
          </table:table-cell>
          <table:table-cell office:value-type="float" office:value="23.902602145196" calcext:value-type="float">
            <text:p>2.390260214520E+01</text:p>
          </table:table-cell>
          <table:table-cell office:value-type="float" office:value="23.902620488213" calcext:value-type="float">
            <text:p>2.390262048821E+01</text:p>
          </table:table-cell>
          <table:table-cell office:value-type="float" office:value="0.00001834301674819" calcext:value-type="float">
            <text:p>1.834301674819E-05</text:p>
          </table:table-cell>
          <table:table-cell office:value-type="float" office:value="0.0000000047664723322433" calcext:value-type="float">
            <text:p>4.766472332243E-09</text:p>
          </table:table-cell>
        </table:table-row>
        <table:table-row table:style-name="ro1">
          <table:table-cell table:number-columns-repeated="2"/>
          <table:table-cell office:value-type="float" office:value="0.8485" calcext:value-type="float">
            <text:p>0.8485</text:p>
          </table:table-cell>
          <table:table-cell office:value-type="float" office:value="0.47" calcext:value-type="float">
            <text:p>0.4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19" calcext:value-type="float">
            <text:p>1.900000000000E-14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8691123" calcext:value-type="float">
            <text:p>-1.586723869112E+02</text:p>
          </table:table-cell>
          <table:table-cell office:value-type="float" office:value="0.0000070548796031744" calcext:value-type="float">
            <text:p>7.054879603174E-06</text:p>
          </table:table-cell>
          <table:table-cell office:value-type="float" office:value="23.902602145196" calcext:value-type="float">
            <text:p>2.390260214520E+01</text:p>
          </table:table-cell>
          <table:table-cell office:value-type="float" office:value="23.902609200074" calcext:value-type="float">
            <text:p>2.390260920007E+01</text:p>
          </table:table-cell>
          <table:table-cell office:value-type="float" office:value="0.000007054877709578" calcext:value-type="float">
            <text:p>7.054877709578E-06</text:p>
          </table:table-cell>
          <table:table-cell office:value-type="float" office:value="0.0000000020935813309957" calcext:value-type="float">
            <text:p>2.093581330996E-09</text:p>
          </table:table-cell>
        </table:table-row>
        <table:table-row table:style-name="ro1">
          <table:table-cell table:number-columns-repeated="2"/>
          <table:table-cell office:value-type="float" office:value="0.8485" calcext:value-type="float">
            <text:p>0.8485</text:p>
          </table:table-cell>
          <table:table-cell office:value-type="float" office:value="0.47" calcext:value-type="float">
            <text:p>0.4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15" calcext:value-type="float">
            <text:p>1.500000000000E-14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9107841" calcext:value-type="float">
            <text:p>-1.586723910784E+02</text:p>
          </table:table-cell>
          <table:table-cell office:value-type="float" office:value="0.0000028877032036689" calcext:value-type="float">
            <text:p>2.887703203669E-06</text:p>
          </table:table-cell>
          <table:table-cell office:value-type="float" office:value="23.902602145196" calcext:value-type="float">
            <text:p>2.390260214520E+01</text:p>
          </table:table-cell>
          <table:table-cell office:value-type="float" office:value="23.902605032898" calcext:value-type="float">
            <text:p>2.390260503290E+01</text:p>
          </table:table-cell>
          <table:table-cell office:value-type="float" office:value="0.0000028877013278361" calcext:value-type="float">
            <text:p>2.887701327836E-06</text:p>
          </table:table-cell>
          <table:table-cell office:value-type="float" office:value="0.00000000098317198879915" calcext:value-type="float">
            <text:p>9.831719887992E-10</text:p>
          </table:table-cell>
        </table:table-row>
        <table:table-row table:style-name="ro1">
          <table:table-cell table:number-columns-repeated="2"/>
          <table:table-cell office:value-type="float" office:value="0.8485" calcext:value-type="float">
            <text:p>0.8485</text:p>
          </table:table-cell>
          <table:table-cell office:value-type="float" office:value="0.47" calcext:value-type="float">
            <text:p>0.4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26" calcext:value-type="float">
            <text:p>2.600000000000E-14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927351" calcext:value-type="float">
            <text:p>-1.586723927351E+02</text:p>
          </table:table-cell>
          <table:table-cell office:value-type="float" office:value="0.000001231008866398" calcext:value-type="float">
            <text:p>1.231008866398E-06</text:p>
          </table:table-cell>
          <table:table-cell office:value-type="float" office:value="23.902602145196" calcext:value-type="float">
            <text:p>2.390260214520E+01</text:p>
          </table:table-cell>
          <table:table-cell office:value-type="float" office:value="23.902603376203" calcext:value-type="float">
            <text:p>2.390260337620E+01</text:p>
          </table:table-cell>
          <table:table-cell office:value-type="float" office:value="0.0000012310069656962" calcext:value-type="float">
            <text:p>1.231006965696E-06</text:p>
          </table:table-cell>
          <table:table-cell office:value-type="float" office:value="0.00000000049993680267856" calcext:value-type="float">
            <text:p>4.999368026786E-10</text:p>
          </table:table-cell>
        </table:table-row>
        <table:table-row table:style-name="ro1">
          <table:table-cell table:number-columns-repeated="2"/>
          <table:table-cell office:value-type="float" office:value="0.8485" calcext:value-type="float">
            <text:p>0.8485</text:p>
          </table:table-cell>
          <table:table-cell office:value-type="float" office:value="0.47" calcext:value-type="float">
            <text:p>0.4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23" calcext:value-type="float">
            <text:p>2.300000000000E-14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9342488" calcext:value-type="float">
            <text:p>-1.586723934249E+02</text:p>
          </table:table-cell>
          <table:table-cell office:value-type="float" office:value="0.00000054122813253343" calcext:value-type="float">
            <text:p>5.412281325334E-07</text:p>
          </table:table-cell>
          <table:table-cell office:value-type="float" office:value="23.902602145196" calcext:value-type="float">
            <text:p>2.390260214520E+01</text:p>
          </table:table-cell>
          <table:table-cell office:value-type="float" office:value="23.902602686423" calcext:value-type="float">
            <text:p>2.390260268642E+01</text:p>
          </table:table-cell>
          <table:table-cell office:value-type="float" office:value="0.00000054122623538433" calcext:value-type="float">
            <text:p>5.412262353843E-07</text:p>
          </table:table-cell>
          <table:table-cell office:value-type="float" office:value="0.00000000027924493649131" calcext:value-type="float">
            <text:p>2.792449364913E-10</text:p>
          </table:table-cell>
        </table:table-row>
        <table:table-row table:style-name="ro1">
          <table:table-cell table:number-columns-repeated="2"/>
          <table:table-cell office:value-type="float" office:value="0.8485" calcext:value-type="float">
            <text:p>0.8485</text:p>
          </table:table-cell>
          <table:table-cell office:value-type="float" office:value="0.47" calcext:value-type="float">
            <text:p>0.4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26" calcext:value-type="float">
            <text:p>2.600000000000E-14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9372184" calcext:value-type="float">
            <text:p>-1.586723937218E+02</text:p>
          </table:table-cell>
          <table:table-cell office:value-type="float" office:value="0.00000024426660161225" calcext:value-type="float">
            <text:p>2.442666016123E-07</text:p>
          </table:table-cell>
          <table:table-cell office:value-type="float" office:value="23.902602145196" calcext:value-type="float">
            <text:p>2.390260214520E+01</text:p>
          </table:table-cell>
          <table:table-cell office:value-type="float" office:value="23.902602389461" calcext:value-type="float">
            <text:p>2.390260238946E+01</text:p>
          </table:table-cell>
          <table:table-cell office:value-type="float" office:value="0.00000024426471512129" calcext:value-type="float">
            <text:p>2.442647151213E-07</text:p>
          </table:table-cell>
          <table:table-cell office:value-type="float" office:value="0.00000000017218841663349" calcext:value-type="float">
            <text:p>1.721884166335E-10</text:p>
          </table:table-cell>
        </table:table-row>
        <table:table-row table:style-name="ro1">
          <table:table-cell table:number-columns-repeated="2"/>
          <table:table-cell office:value-type="float" office:value="0.8485" calcext:value-type="float">
            <text:p>0.8485</text:p>
          </table:table-cell>
          <table:table-cell office:value-type="float" office:value="0.47" calcext:value-type="float">
            <text:p>0.4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39" calcext:value-type="float">
            <text:p>3.900000000000E-14</text:p>
          </table:table-cell>
          <table:table-cell office:value-type="float" office:value="-158.67239396611" calcext:value-type="float">
            <text:p>-1.586723939661E+02</text:p>
          </table:table-cell>
          <table:table-cell office:value-type="float" office:value="-158.67239385316" calcext:value-type="float">
            <text:p>-1.586723938532E+02</text:p>
          </table:table-cell>
          <table:table-cell office:value-type="float" office:value="0.00000011294611113044" calcext:value-type="float">
            <text:p>1.129461111304E-07</text:p>
          </table:table-cell>
          <table:table-cell office:value-type="float" office:value="23.902602145196" calcext:value-type="float">
            <text:p>2.390260214520E+01</text:p>
          </table:table-cell>
          <table:table-cell office:value-type="float" office:value="23.902602258141" calcext:value-type="float">
            <text:p>2.390260225814E+01</text:p>
          </table:table-cell>
          <table:table-cell office:value-type="float" office:value="0.0000001129442317449" calcext:value-type="float">
            <text:p>1.129442317449E-07</text:p>
          </table:table-cell>
          <table:table-cell office:value-type="float" office:value="0.0000000001160626839938" calcext:value-type="float">
            <text:p>1.160626839938E-10</text:p>
          </table:table-cell>
        </table:table-row>
      </table:table>
      <table:table table:name="Spacing" table:style-name="ta1">
        <table:shapes>
          <draw:frame draw:z-index="0" draw:style-name="gr1" draw:text-style-name="P1" svg:width="786.59pt" svg:height="442.43pt" svg:x="1063.47pt" svg:y="734.85pt">
            <draw:object draw:notify-on-update-of-ranges="Spacing.E9:Spacing.E29 Spacing.D9:Spacing.D9 Spacing.L9:Spacing.L29 Spacing.E31:Spacing.E51 Spacing.D31:Spacing.D31 Spacing.O31:Spacing.O51 Spacing.E53:Spacing.E73 Spacing.D53:Spacing.D53 Spacing.O53:Spacing.O73 Spacing.E75:Spacing.E95 Spacing.D75:Spacing.D75 Spacing.L75:Spacing.L9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row table:style-name="ro1"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512 atoms NaCl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 table:number-rows-repeated="5"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lpha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xshift</text:p>
          </table:table-cell>
          <table:table-cell office:value-type="string" calcext:value-type="string">
            <text:p>Rg</text:p>
          </table:table-cell>
          <table:table-cell table:style-name="Default" office:value-type="string" calcext:value-type="string">
            <text:p>Q error</text:p>
          </table:table-cell>
          <table:table-cell office:value-type="string" calcext:value-type="string">
            <text:p>Tot E</text:p>
          </table:table-cell>
          <table:table-cell office:value-type="string" calcext:value-type="string">
            <text:p>Tot E SSP</text:p>
          </table:table-cell>
          <table:table-cell table:style-name="Default" office:value-type="string" calcext:value-type="string">
            <text:p>Delta tot E</text:p>
          </table:table-cell>
          <table:table-cell office:value-type="string" calcext:value-type="string">
            <text:p>Recip E</text:p>
          </table:table-cell>
          <table:table-cell office:value-type="string" calcext:value-type="string">
            <text:p>Recip E FFP</text:p>
          </table:table-cell>
          <table:table-cell table:style-name="Default" office:value-type="string" calcext:value-type="string">
            <text:p>Delta</text:p>
          </table:table-cell>
          <table:table-cell table:style-name="Default" office:value-type="string" calcext:value-type="string">
            <text:p>RMS Delta po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pha=0.4243</text:p>
          </table:table-cell>
          <table:table-cell office:value-type="float" office:value="1.128" calcext:value-type="float">
            <text:p>1.12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4.4E-016" calcext:value-type="float">
            <text:p>-4.40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721844" calcext:value-type="float">
            <text:p>-158.67238721844</text:p>
          </table:table-cell>
          <table:table-cell office:value-type="float" office:value="0.0000067476647416242" calcext:value-type="float">
            <text:p>6.75E-06</text:p>
          </table:table-cell>
          <table:table-cell office:value-type="float" office:value="0.15482950466534" calcext:value-type="float">
            <text:p>0.15482950466534</text:p>
          </table:table-cell>
          <table:table-cell office:value-type="float" office:value="0.15483625232172" calcext:value-type="float">
            <text:p>0.15483625232172</text:p>
          </table:table-cell>
          <table:table-cell office:value-type="float" office:value="0.0000067476563840319" calcext:value-type="float">
            <text:p>6.75E-06</text:p>
          </table:table-cell>
          <table:table-cell office:value-type="float" office:value="0.000000038604873112602" calcext:value-type="float">
            <text:p>3.86E-08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0255" calcext:value-type="float">
            <text:p>1.025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1.8E-015" calcext:value-type="float">
            <text:p>-1.80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143659" calcext:value-type="float">
            <text:p>-158.67239143659</text:p>
          </table:table-cell>
          <table:table-cell office:value-type="float" office:value="0.0000025295125283264" calcext:value-type="float">
            <text:p>2.53E-06</text:p>
          </table:table-cell>
          <table:table-cell office:value-type="float" office:value="0.154829504657" calcext:value-type="float">
            <text:p>0.154829504657</text:p>
          </table:table-cell>
          <table:table-cell office:value-type="float" office:value="0.1548320341695" calcext:value-type="float">
            <text:p>0.1548320341695</text:p>
          </table:table-cell>
          <table:table-cell office:value-type="float" office:value="0.0000025295125060387" calcext:value-type="float">
            <text:p>2.53E-06</text:p>
          </table:table-cell>
          <table:table-cell office:value-type="float" office:value="0.000000013681717634972" calcext:value-type="float">
            <text:p>1.37E-08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94" calcext:value-type="float">
            <text:p>0.9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.4E-016" calcext:value-type="float">
            <text:p>3.40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29554" calcext:value-type="float">
            <text:p>-158.6723929554</text:p>
          </table:table-cell>
          <table:table-cell office:value-type="float" office:value="0.000001010708189142" calcext:value-type="float">
            <text:p>1.01E-06</text:p>
          </table:table-cell>
          <table:table-cell office:value-type="float" office:value="0.15482950465699" calcext:value-type="float">
            <text:p>0.15482950465699</text:p>
          </table:table-cell>
          <table:table-cell office:value-type="float" office:value="0.15483051536518" calcext:value-type="float">
            <text:p>0.15483051536518</text:p>
          </table:table-cell>
          <table:table-cell office:value-type="float" office:value="0.0000010107081880317" calcext:value-type="float">
            <text:p>1.01E-06</text:p>
          </table:table-cell>
          <table:table-cell office:value-type="float" office:value="0.0000000051603841387097" calcext:value-type="float">
            <text:p>5.16E-09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8677" calcext:value-type="float">
            <text:p>0.867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19" calcext:value-type="float">
            <text:p>1.90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53841" calcext:value-type="float">
            <text:p>-158.67239353841</text:p>
          </table:table-cell>
          <table:table-cell office:value-type="float" office:value="0.00000042769613628479" calcext:value-type="float">
            <text:p>4.28E-07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93235316" calcext:value-type="float">
            <text:p>0.15482993235316</text:p>
          </table:table-cell>
          <table:table-cell office:value-type="float" office:value="0.00000042769613908811" calcext:value-type="float">
            <text:p>4.28E-07</text:p>
          </table:table-cell>
          <table:table-cell office:value-type="float" office:value="0.0000000020587565532644" calcext:value-type="float">
            <text:p>2.06E-09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8057" calcext:value-type="float">
            <text:p>0.805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3E-015" calcext:value-type="float">
            <text:p>-3.00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77553" calcext:value-type="float">
            <text:p>-158.67239377553</text:p>
          </table:table-cell>
          <table:table-cell office:value-type="float" office:value="0.00000019057367239839" calcext:value-type="float">
            <text:p>1.91E-07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69523068" calcext:value-type="float">
            <text:p>0.15482969523068</text:p>
          </table:table-cell>
          <table:table-cell office:value-type="float" office:value="0.00000019057366487663" calcext:value-type="float">
            <text:p>1.91E-07</text:p>
          </table:table-cell>
          <table:table-cell office:value-type="float" office:value="0.00000000086419289689819" calcext:value-type="float">
            <text:p>8.64E-10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752" calcext:value-type="float">
            <text:p>0.75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5.5E-015" calcext:value-type="float">
            <text:p>-5.50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87715" calcext:value-type="float">
            <text:p>-158.67239387715</text:p>
          </table:table-cell>
          <table:table-cell office:value-type="float" office:value="0.000000088957392563316" calcext:value-type="float">
            <text:p>8.90E-08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936144" calcext:value-type="float">
            <text:p>0.1548295936144</text:p>
          </table:table-cell>
          <table:table-cell office:value-type="float" office:value="0.000000088957388316713" calcext:value-type="float">
            <text:p>8.90E-08</text:p>
          </table:table-cell>
          <table:table-cell office:value-type="float" office:value="0.00000000037991115393458" calcext:value-type="float">
            <text:p>3.80E-10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705" calcext:value-type="float">
            <text:p>0.70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3.9E-015" calcext:value-type="float">
            <text:p>-3.90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228" calcext:value-type="float">
            <text:p>-158.6723939228</text:p>
          </table:table-cell>
          <table:table-cell office:value-type="float" office:value="0.000000043303657548677" calcext:value-type="float">
            <text:p>4.33E-08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4796068" calcext:value-type="float">
            <text:p>0.15482954796068</text:p>
          </table:table-cell>
          <table:table-cell office:value-type="float" office:value="0.000000043303666402705" calcext:value-type="float">
            <text:p>4.33E-08</text:p>
          </table:table-cell>
          <table:table-cell office:value-type="float" office:value="0.00000000017419506199769" calcext:value-type="float">
            <text:p>1.74E-10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6636" calcext:value-type="float">
            <text:p>0.66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.4E-015" calcext:value-type="float">
            <text:p>8.40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4421" calcext:value-type="float">
            <text:p>-158.67239394421</text:p>
          </table:table-cell>
          <table:table-cell office:value-type="float" office:value="0.000000021895601776123" calcext:value-type="float">
            <text:p>2.19E-08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2655262" calcext:value-type="float">
            <text:p>0.15482952655262</text:p>
          </table:table-cell>
          <table:table-cell office:value-type="float" office:value="0.000000021895607493772" calcext:value-type="float">
            <text:p>2.19E-08</text:p>
          </table:table-cell>
          <table:table-cell office:value-type="float" office:value="0.000000000083002070645071" calcext:value-type="float">
            <text:p>8.30E-11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6267" calcext:value-type="float">
            <text:p>0.626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E-015" calcext:value-type="float">
            <text:p>1.00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5465" calcext:value-type="float">
            <text:p>-158.67239395465</text:p>
          </table:table-cell>
          <table:table-cell office:value-type="float" office:value="0.000000011459206916697" calcext:value-type="float">
            <text:p>1.15E-08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1611619" calcext:value-type="float">
            <text:p>0.15482951611619</text:p>
          </table:table-cell>
          <table:table-cell office:value-type="float" office:value="0.000000011459168253181" calcext:value-type="float">
            <text:p>1.15E-08</text:p>
          </table:table-cell>
          <table:table-cell office:value-type="float" office:value="0.000000000040966752428236" calcext:value-type="float">
            <text:p>4.10E-11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5937" calcext:value-type="float">
            <text:p>0.593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-0.00000000000003" calcext:value-type="float">
            <text:p>-3.00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5992" calcext:value-type="float">
            <text:p>-158.67239395992</text:p>
          </table:table-cell>
          <table:table-cell office:value-type="float" office:value="0.0000000061883440594102" calcext:value-type="float">
            <text:p>6.19E-09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1084529" calcext:value-type="float">
            <text:p>0.15482951084529</text:p>
          </table:table-cell>
          <table:table-cell office:value-type="float" office:value="0.000000006188275725183" calcext:value-type="float">
            <text:p>6.19E-09</text:p>
          </table:table-cell>
          <table:table-cell office:value-type="float" office:value="0.000000000020883607859401" calcext:value-type="float">
            <text:p>2.09E-11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564" calcext:value-type="float">
            <text:p>0.56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00000000000017" calcext:value-type="float">
            <text:p>1.70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267" calcext:value-type="float">
            <text:p>-158.67239396267</text:p>
          </table:table-cell>
          <table:table-cell office:value-type="float" office:value="0.0000000034389415759506" calcext:value-type="float">
            <text:p>3.44E-09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809593" calcext:value-type="float">
            <text:p>0.15482950809593</text:p>
          </table:table-cell>
          <table:table-cell office:value-type="float" office:value="0.0000000034389172065552" calcext:value-type="float">
            <text:p>3.44E-09</text:p>
          </table:table-cell>
          <table:table-cell office:value-type="float" office:value="0.000000000010966957787064" calcext:value-type="float">
            <text:p>1.10E-11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5372" calcext:value-type="float">
            <text:p>0.537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5.5E-015" calcext:value-type="float">
            <text:p>-5.50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414" calcext:value-type="float">
            <text:p>-158.67239396414</text:p>
          </table:table-cell>
          <table:table-cell office:value-type="float" office:value="0.0000000019618937585619" calcext:value-type="float">
            <text:p>1.96E-09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661885" calcext:value-type="float">
            <text:p>0.15482950661885</text:p>
          </table:table-cell>
          <table:table-cell office:value-type="float" office:value="0.0000000019618318913839" calcext:value-type="float">
            <text:p>1.96E-09</text:p>
          </table:table-cell>
          <table:table-cell office:value-type="float" office:value="0.0000000000059192528210608" calcext:value-type="float">
            <text:p>5.92E-12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5127" calcext:value-type="float">
            <text:p>0.512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.5E-015" calcext:value-type="float">
            <text:p>3.50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496" calcext:value-type="float">
            <text:p>-158.67239396496</text:p>
          </table:table-cell>
          <table:table-cell office:value-type="float" office:value="0.0000000011464749150036" calcext:value-type="float">
            <text:p>1.15E-09</text:p>
          </table:table-cell>
          <table:table-cell office:value-type="float" office:value="0.15482950465701" calcext:value-type="float">
            <text:p>0.15482950465701</text:p>
          </table:table-cell>
          <table:table-cell office:value-type="float" office:value="0.15482950580348" calcext:value-type="float">
            <text:p>0.15482950580348</text:p>
          </table:table-cell>
          <table:table-cell office:value-type="float" office:value="0.0000000011464645344184" calcext:value-type="float">
            <text:p>1.15E-09</text:p>
          </table:table-cell>
          <table:table-cell office:value-type="float" office:value="0.0000000000032767711377821" calcext:value-type="float">
            <text:p>3.28E-12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4905" calcext:value-type="float">
            <text:p>0.490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000000000000022" calcext:value-type="float">
            <text:p>2.20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542" calcext:value-type="float">
            <text:p>-158.67239396542</text:p>
          </table:table-cell>
          <table:table-cell office:value-type="float" office:value="0.00000000068504846240103" calcext:value-type="float">
            <text:p>6.85E-10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534202" calcext:value-type="float">
            <text:p>0.15482950534202</text:p>
          </table:table-cell>
          <table:table-cell office:value-type="float" office:value="0.00000000068500263794569" calcext:value-type="float">
            <text:p>6.85E-10</text:p>
          </table:table-cell>
          <table:table-cell office:value-type="float" office:value="0.0000000000018570261063189" calcext:value-type="float">
            <text:p>1.86E-12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47" calcext:value-type="float">
            <text:p>0.4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00000000000017" calcext:value-type="float">
            <text:p>1.70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569" calcext:value-type="float">
            <text:p>-158.67239396569</text:p>
          </table:table-cell>
          <table:table-cell office:value-type="float" office:value="0.00000000041779912862694" calcext:value-type="float">
            <text:p>4.18E-10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507478" calcext:value-type="float">
            <text:p>0.15482950507478</text:p>
          </table:table-cell>
          <table:table-cell office:value-type="float" office:value="0.00000000041775544135092" calcext:value-type="float">
            <text:p>4.18E-10</text:p>
          </table:table-cell>
          <table:table-cell office:value-type="float" office:value="0.0000000000010756355067171" calcext:value-type="float">
            <text:p>1.08E-12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4512" calcext:value-type="float">
            <text:p>0.451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000000000000095" calcext:value-type="float">
            <text:p>9.50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585" calcext:value-type="float">
            <text:p>-158.67239396585</text:p>
          </table:table-cell>
          <table:table-cell office:value-type="float" office:value="0.00000000025966073735617" calcext:value-type="float">
            <text:p>2.60E-10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491667" calcext:value-type="float">
            <text:p>0.15482950491667</text:p>
          </table:table-cell>
          <table:table-cell office:value-type="float" office:value="0.00000000025965107841586" calcext:value-type="float">
            <text:p>2.60E-10</text:p>
          </table:table-cell>
          <table:table-cell office:value-type="float" office:value="0.00000000000063586479775586" calcext:value-type="float">
            <text:p>6.36E-13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4339" calcext:value-type="float">
            <text:p>0.433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000000000000073" calcext:value-type="float">
            <text:p>7.30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594" calcext:value-type="float">
            <text:p>-158.67239396594</text:p>
          </table:table-cell>
          <table:table-cell office:value-type="float" office:value="0.0000000001642490587983" calcext:value-type="float">
            <text:p>1.64E-10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482127" calcext:value-type="float">
            <text:p>0.15482950482127</text:p>
          </table:table-cell>
          <table:table-cell office:value-type="float" office:value="0.00000000016425472093573" calcext:value-type="float">
            <text:p>1.64E-10</text:p>
          </table:table-cell>
          <table:table-cell office:value-type="float" office:value="0.00000000000038319645619578" calcext:value-type="float">
            <text:p>3.83E-13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4178" calcext:value-type="float">
            <text:p>0.417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000000000000035" calcext:value-type="float">
            <text:p>3.50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6" calcext:value-type="float">
            <text:p>-158.672393966</text:p>
          </table:table-cell>
          <table:table-cell office:value-type="float" office:value="0.00000000010564349395281" calcext:value-type="float">
            <text:p>1.06E-10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476263" calcext:value-type="float">
            <text:p>0.15482950476263</text:p>
          </table:table-cell>
          <table:table-cell office:value-type="float" office:value="0.00000000010561293506406" calcext:value-type="float">
            <text:p>1.06E-10</text:p>
          </table:table-cell>
          <table:table-cell office:value-type="float" office:value="0.00000000000023518286419445" calcext:value-type="float">
            <text:p>2.35E-13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4029" calcext:value-type="float">
            <text:p>0.402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.00000000000013" calcext:value-type="float">
            <text:p>1.30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604" calcext:value-type="float">
            <text:p>-158.67239396604</text:p>
          </table:table-cell>
          <table:table-cell office:value-type="float" office:value="0.000000000068979488787591" calcext:value-type="float">
            <text:p>6.90E-11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472597" calcext:value-type="float">
            <text:p>0.15482950472597</text:p>
          </table:table-cell>
          <table:table-cell office:value-type="float" office:value="0.000000000068952982212878" calcext:value-type="float">
            <text:p>6.90E-11</text:p>
          </table:table-cell>
          <table:table-cell office:value-type="float" office:value="0.00000000000014706096374727" calcext:value-type="float">
            <text:p>1.47E-13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389" calcext:value-type="float">
            <text:p>0.38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-1.8E-015" calcext:value-type="float">
            <text:p>-1.80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606" calcext:value-type="float">
            <text:p>-158.67239396606</text:p>
          </table:table-cell>
          <table:table-cell office:value-type="float" office:value="0.000000000045673687054659" calcext:value-type="float">
            <text:p>4.57E-11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470269" calcext:value-type="float">
            <text:p>0.15482950470269</text:p>
          </table:table-cell>
          <table:table-cell office:value-type="float" office:value="0.00000000004566944045159" calcext:value-type="float">
            <text:p>4.57E-11</text:p>
          </table:table-cell>
          <table:table-cell office:value-type="float" office:value="0.00000000000009386770022526" calcext:value-type="float">
            <text:p>9.39E-14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376" calcext:value-type="float">
            <text:p>0.37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00000000000007" calcext:value-type="float">
            <text:p>7.00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608" calcext:value-type="float">
            <text:p>-158.67239396608</text:p>
          </table:table-cell>
          <table:table-cell office:value-type="float" office:value="0.000000000030667024475406" calcext:value-type="float">
            <text:p>3.07E-11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468766" calcext:value-type="float">
            <text:p>0.15482950468766</text:p>
          </table:table-cell>
          <table:table-cell office:value-type="float" office:value="0.000000000030648900084529" calcext:value-type="float">
            <text:p>3.06E-11</text:p>
          </table:table-cell>
          <table:table-cell office:value-type="float" office:value="0.000000000000061507571505203" calcext:value-type="float">
            <text:p>6.15E-14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=0.5657</text:p>
          </table:table-cell>
          <table:table-cell office:value-type="float" office:value="1.128" calcext:value-type="float">
            <text:p>1.12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39" calcext:value-type="float">
            <text:p>3.90E-10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08087398" calcext:value-type="float">
            <text:p>-158.67208087398</text:p>
          </table:table-cell>
          <table:table-cell office:value-type="float" office:value="0.00031309212496922" calcext:value-type="float">
            <text:p>3.13E-04</text:p>
          </table:table-cell>
          <table:table-cell office:value-type="float" office:value="1.3616006970014" calcext:value-type="float">
            <text:p>1.3616006970014</text:p>
          </table:table-cell>
          <table:table-cell office:value-type="float" office:value="1.3619148779538" calcext:value-type="float">
            <text:p>1.3619148779538</text:p>
          </table:table-cell>
          <table:table-cell office:value-type="float" office:value="0.00031418095245406" calcext:value-type="float">
            <text:p>3.14E-04</text:p>
          </table:table-cell>
          <table:table-cell office:value-type="float" office:value="0.00000048819857104675" calcext:value-type="float">
            <text:p>4.88E-07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1.0255" calcext:value-type="float">
            <text:p>1.025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0.0000000000033" calcext:value-type="float">
            <text:p>-3.30E-12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27056984" calcext:value-type="float">
            <text:p>-158.67227056984</text:p>
          </table:table-cell>
          <table:table-cell office:value-type="float" office:value="0.00012339626456992" calcext:value-type="float">
            <text:p>1.23E-04</text:p>
          </table:table-cell>
          <table:table-cell office:value-type="float" office:value="1.3616018573318" calcext:value-type="float">
            <text:p>1.3616018573318</text:p>
          </table:table-cell>
          <table:table-cell office:value-type="float" office:value="1.3617251820934" calcext:value-type="float">
            <text:p>1.3617251820934</text:p>
          </table:table-cell>
          <table:table-cell office:value-type="float" office:value="0.00012332476156396" calcext:value-type="float">
            <text:p>1.23E-04</text:p>
          </table:table-cell>
          <table:table-cell office:value-type="float" office:value="0.0000001927524541664" calcext:value-type="float">
            <text:p>1.93E-07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94" calcext:value-type="float">
            <text:p>0.9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000023" calcext:value-type="float">
            <text:p>2.30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4268438" calcext:value-type="float">
            <text:p>-158.67234268438</text:p>
          </table:table-cell>
          <table:table-cell office:value-type="float" office:value="0.000051281730804931" calcext:value-type="float">
            <text:p>5.13E-05</text:p>
          </table:table-cell>
          <table:table-cell office:value-type="float" office:value="1.3616017959743" calcext:value-type="float">
            <text:p>1.3616017959743</text:p>
          </table:table-cell>
          <table:table-cell office:value-type="float" office:value="1.3616530675596" calcext:value-type="float">
            <text:p>1.3616530675596</text:p>
          </table:table-cell>
          <table:table-cell office:value-type="float" office:value="0.000051271585370438" calcext:value-type="float">
            <text:p>5.13E-05</text:p>
          </table:table-cell>
          <table:table-cell office:value-type="float" office:value="0.000000079810854156048" calcext:value-type="float">
            <text:p>7.98E-08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8677" calcext:value-type="float">
            <text:p>0.867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1.3E-015" calcext:value-type="float">
            <text:p>-1.30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7148691" calcext:value-type="float">
            <text:p>-158.67237148691</text:p>
          </table:table-cell>
          <table:table-cell office:value-type="float" office:value="0.000022479196104541" calcext:value-type="float">
            <text:p>2.25E-05</text:p>
          </table:table-cell>
          <table:table-cell office:value-type="float" office:value="1.3616017854701" calcext:value-type="float">
            <text:p>1.3616017854701</text:p>
          </table:table-cell>
          <table:table-cell office:value-type="float" office:value="1.3616242650249" calcext:value-type="float">
            <text:p>1.3616242650249</text:p>
          </table:table-cell>
          <table:table-cell office:value-type="float" office:value="0.000022479554812493" calcext:value-type="float">
            <text:p>2.25E-05</text:p>
          </table:table-cell>
          <table:table-cell office:value-type="float" office:value="0.000000034744546541194" calcext:value-type="float">
            <text:p>3.47E-08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8057" calcext:value-type="float">
            <text:p>0.805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5E-015" calcext:value-type="float">
            <text:p>-5.00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363429" calcext:value-type="float">
            <text:p>-158.67238363429</text:p>
          </table:table-cell>
          <table:table-cell office:value-type="float" office:value="0.000010331818941722" calcext:value-type="float">
            <text:p>1.03E-05</text:p>
          </table:table-cell>
          <table:table-cell office:value-type="float" office:value="1.3616017858206" calcext:value-type="float">
            <text:p>1.3616017858206</text:p>
          </table:table-cell>
          <table:table-cell office:value-type="float" office:value="1.3616121176478" calcext:value-type="float">
            <text:p>1.3616121176478</text:p>
          </table:table-cell>
          <table:table-cell office:value-type="float" office:value="0.000010331827142496" calcext:value-type="float">
            <text:p>1.03E-05</text:p>
          </table:table-cell>
          <table:table-cell office:value-type="float" office:value="0.000000015765785071112" calcext:value-type="float">
            <text:p>1.58E-08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752" calcext:value-type="float">
            <text:p>0.75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.7E-015" calcext:value-type="float">
            <text:p>3.70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901129" calcext:value-type="float">
            <text:p>-158.67238901129</text:p>
          </table:table-cell>
          <table:table-cell office:value-type="float" office:value="0.0000049548130220955" calcext:value-type="float">
            <text:p>4.95E-06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67406418" calcext:value-type="float">
            <text:p>1.3616067406418</text:p>
          </table:table-cell>
          <table:table-cell office:value-type="float" office:value="0.0000049548129013033" calcext:value-type="float">
            <text:p>4.95E-06</text:p>
          </table:table-cell>
          <table:table-cell office:value-type="float" office:value="0.0000000074310409211812" calcext:value-type="float">
            <text:p>7.43E-09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705" calcext:value-type="float">
            <text:p>0.70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1.3E-015" calcext:value-type="float">
            <text:p>-1.30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149677" calcext:value-type="float">
            <text:p>-158.67239149677</text:p>
          </table:table-cell>
          <table:table-cell office:value-type="float" office:value="0.0000024693380851204" calcext:value-type="float">
            <text:p>2.47E-06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42551669" calcext:value-type="float">
            <text:p>1.3616042551669</text:p>
          </table:table-cell>
          <table:table-cell office:value-type="float" office:value="0.0000024693380302754" calcext:value-type="float">
            <text:p>2.47E-06</text:p>
          </table:table-cell>
          <table:table-cell office:value-type="float" office:value="0.0000000036264700050089" calcext:value-type="float">
            <text:p>3.63E-09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6636" calcext:value-type="float">
            <text:p>0.66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.6E-015" calcext:value-type="float">
            <text:p>3.60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26917" calcext:value-type="float">
            <text:p>-158.6723926917</text:p>
          </table:table-cell>
          <table:table-cell office:value-type="float" office:value="0.0000012744061450576" calcext:value-type="float">
            <text:p>1.27E-06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3060235" calcext:value-type="float">
            <text:p>1.361603060235</text:p>
          </table:table-cell>
          <table:table-cell office:value-type="float" office:value="0.0000012744060664538" calcext:value-type="float">
            <text:p>1.27E-06</text:p>
          </table:table-cell>
          <table:table-cell office:value-type="float" office:value="0.0000000018270307657937" calcext:value-type="float">
            <text:p>1.83E-09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6267" calcext:value-type="float">
            <text:p>0.626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0.000000000000035" calcext:value-type="float">
            <text:p>-3.50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28711" calcext:value-type="float">
            <text:p>-158.67239328711</text:p>
          </table:table-cell>
          <table:table-cell office:value-type="float" office:value="0.00000067900003841714" calcext:value-type="float">
            <text:p>6.79E-07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24648289" calcext:value-type="float">
            <text:p>1.3616024648289</text:p>
          </table:table-cell>
          <table:table-cell office:value-type="float" office:value="0.00000067899996247789" calcext:value-type="float">
            <text:p>6.79E-07</text:p>
          </table:table-cell>
          <table:table-cell office:value-type="float" office:value="0.00000000094779558933677" calcext:value-type="float">
            <text:p>9.48E-10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5937" calcext:value-type="float">
            <text:p>0.593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7.1E-015" calcext:value-type="float">
            <text:p>-7.10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59364" calcext:value-type="float">
            <text:p>-158.67239359364</text:p>
          </table:table-cell>
          <table:table-cell office:value-type="float" office:value="0.00000037246584838613" calcext:value-type="float">
            <text:p>3.72E-07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21582947" calcext:value-type="float">
            <text:p>1.3616021582947</text:p>
          </table:table-cell>
          <table:table-cell office:value-type="float" office:value="0.00000037246578643568" calcext:value-type="float">
            <text:p>3.72E-07</text:p>
          </table:table-cell>
          <table:table-cell office:value-type="float" office:value="0.00000000050513319233792" calcext:value-type="float">
            <text:p>5.05E-10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564" calcext:value-type="float">
            <text:p>0.56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000000000000014" calcext:value-type="float">
            <text:p>1.40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75625" calcext:value-type="float">
            <text:p>-158.67239375625</text:p>
          </table:table-cell>
          <table:table-cell office:value-type="float" office:value="0.00000020985220317016" calcext:value-type="float">
            <text:p>2.10E-07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995681" calcext:value-type="float">
            <text:p>1.361601995681</text:p>
          </table:table-cell>
          <table:table-cell office:value-type="float" office:value="0.00000020985212967339" calcext:value-type="float">
            <text:p>2.10E-07</text:p>
          </table:table-cell>
          <table:table-cell office:value-type="float" office:value="0.00000000027602533590307" calcext:value-type="float">
            <text:p>2.76E-10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5372" calcext:value-type="float">
            <text:p>0.537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0.000000000000011" calcext:value-type="float">
            <text:p>-1.10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84493" calcext:value-type="float">
            <text:p>-158.67239384493</text:p>
          </table:table-cell>
          <table:table-cell office:value-type="float" office:value="0.00000012117780556764" calcext:value-type="float">
            <text:p>1.21E-07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9070066" calcext:value-type="float">
            <text:p>1.3616019070066</text:p>
          </table:table-cell>
          <table:table-cell office:value-type="float" office:value="0.00000012117772518749" calcext:value-type="float">
            <text:p>1.21E-07</text:p>
          </table:table-cell>
          <table:table-cell office:value-type="float" office:value="0.00000000015437249054903" calcext:value-type="float">
            <text:p>1.54E-10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5127" calcext:value-type="float">
            <text:p>0.512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00000000000057" calcext:value-type="float">
            <text:p>5.70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89453" calcext:value-type="float">
            <text:p>-158.67239389453</text:p>
          </table:table-cell>
          <table:table-cell office:value-type="float" office:value="0.000000071579336236027" calcext:value-type="float">
            <text:p>7.16E-08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8574082" calcext:value-type="float">
            <text:p>1.3616018574082</text:p>
          </table:table-cell>
          <table:table-cell office:value-type="float" office:value="0.000000071579263627441" calcext:value-type="float">
            <text:p>7.16E-08</text:p>
          </table:table-cell>
          <table:table-cell office:value-type="float" office:value="0.000000000088221903677358" calcext:value-type="float">
            <text:p>8.82E-11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4905" calcext:value-type="float">
            <text:p>0.490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000000000000017" calcext:value-type="float">
            <text:p>1.70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2293" calcext:value-type="float">
            <text:p>-158.67239392293</text:p>
          </table:table-cell>
          <table:table-cell office:value-type="float" office:value="0.000000043178459918636" calcext:value-type="float">
            <text:p>4.32E-08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8290073" calcext:value-type="float">
            <text:p>1.3616018290073</text:p>
          </table:table-cell>
          <table:table-cell office:value-type="float" office:value="0.000000043178424613544" calcext:value-type="float">
            <text:p>4.32E-08</text:p>
          </table:table-cell>
          <table:table-cell office:value-type="float" office:value="0.000000000051445288169511" calcext:value-type="float">
            <text:p>5.14E-11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47" calcext:value-type="float">
            <text:p>0.4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0000000000002" calcext:value-type="float">
            <text:p>2.00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3955" calcext:value-type="float">
            <text:p>-158.67239393955</text:p>
          </table:table-cell>
          <table:table-cell office:value-type="float" office:value="0.000000026558126364762" calcext:value-type="float">
            <text:p>2.66E-08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812387" calcext:value-type="float">
            <text:p>1.361601812387</text:p>
          </table:table-cell>
          <table:table-cell office:value-type="float" office:value="0.000000026558025556511" calcext:value-type="float">
            <text:p>2.66E-08</text:p>
          </table:table-cell>
          <table:table-cell office:value-type="float" office:value="0.000000000030571279286277" calcext:value-type="float">
            <text:p>3.06E-11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4512" calcext:value-type="float">
            <text:p>0.451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00000000000003" calcext:value-type="float">
            <text:p>3.00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4947" calcext:value-type="float">
            <text:p>-158.67239394947</text:p>
          </table:table-cell>
          <table:table-cell office:value-type="float" office:value="0.000000016633407540212" calcext:value-type="float">
            <text:p>1.66E-08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8024622" calcext:value-type="float">
            <text:p>1.3616018024622</text:p>
          </table:table-cell>
          <table:table-cell office:value-type="float" office:value="0.000000016633299626534" calcext:value-type="float">
            <text:p>1.66E-08</text:p>
          </table:table-cell>
          <table:table-cell office:value-type="float" office:value="0.000000000018491311744648" calcext:value-type="float">
            <text:p>1.85E-11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4339" calcext:value-type="float">
            <text:p>0.433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000000000000023" calcext:value-type="float">
            <text:p>2.30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5551" calcext:value-type="float">
            <text:p>-158.67239395551</text:p>
          </table:table-cell>
          <table:table-cell office:value-type="float" office:value="0.000000010594447985568" calcext:value-type="float">
            <text:p>1.06E-08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7964233" calcext:value-type="float">
            <text:p>1.3616017964233</text:p>
          </table:table-cell>
          <table:table-cell office:value-type="float" office:value="0.000000010594374710848" calcext:value-type="float">
            <text:p>1.06E-08</text:p>
          </table:table-cell>
          <table:table-cell office:value-type="float" office:value="0.000000000011372076119094" calcext:value-type="float">
            <text:p>1.14E-11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4178" calcext:value-type="float">
            <text:p>0.417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-4.1E-015" calcext:value-type="float">
            <text:p>-4.10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5925" calcext:value-type="float">
            <text:p>-158.67239395925</text:p>
          </table:table-cell>
          <table:table-cell office:value-type="float" office:value="0.000000006854889988972" calcext:value-type="float">
            <text:p>6.85E-09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7926837" calcext:value-type="float">
            <text:p>1.3616017926837</text:p>
          </table:table-cell>
          <table:table-cell office:value-type="float" office:value="0.0000000068547998388624" calcext:value-type="float">
            <text:p>6.85E-09</text:p>
          </table:table-cell>
          <table:table-cell office:value-type="float" office:value="0.0000000000071040167966358" calcext:value-type="float">
            <text:p>7.10E-12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4029" calcext:value-type="float">
            <text:p>0.402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0.000000000000076" calcext:value-type="float">
            <text:p>-7.60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161" calcext:value-type="float">
            <text:p>-158.67239396161</text:p>
          </table:table-cell>
          <table:table-cell office:value-type="float" office:value="0.0000000045010040139459" calcext:value-type="float">
            <text:p>4.50E-09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7903298" calcext:value-type="float">
            <text:p>1.3616017903298</text:p>
          </table:table-cell>
          <table:table-cell office:value-type="float" office:value="0.0000000045009240778882" calcext:value-type="float">
            <text:p>4.50E-09</text:p>
          </table:table-cell>
          <table:table-cell office:value-type="float" office:value="0.0000000000045037075131856" calcext:value-type="float">
            <text:p>4.50E-12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389" calcext:value-type="float">
            <text:p>0.38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-0.000000000000047" calcext:value-type="float">
            <text:p>-4.70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311" calcext:value-type="float">
            <text:p>-158.67239396311</text:p>
          </table:table-cell>
          <table:table-cell office:value-type="float" office:value="0.0000000029963871384098" calcext:value-type="float">
            <text:p>3.00E-09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7888252" calcext:value-type="float">
            <text:p>1.3616017888252</text:p>
          </table:table-cell>
          <table:table-cell office:value-type="float" office:value="0.0000000029963331815708" calcext:value-type="float">
            <text:p>3.00E-09</text:p>
          </table:table-cell>
          <table:table-cell office:value-type="float" office:value="0.0000000000028952793693166" calcext:value-type="float">
            <text:p>2.90E-12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376" calcext:value-type="float">
            <text:p>0.37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000000000000094" calcext:value-type="float">
            <text:p>9.40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409" calcext:value-type="float">
            <text:p>-158.67239396409</text:p>
          </table:table-cell>
          <table:table-cell office:value-type="float" office:value="0.0000000020207266970829" calcext:value-type="float">
            <text:p>2.02E-09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7878496" calcext:value-type="float">
            <text:p>1.3616017878496</text:p>
          </table:table-cell>
          <table:table-cell office:value-type="float" office:value="0.0000000020206378792409" calcext:value-type="float">
            <text:p>2.02E-09</text:p>
          </table:table-cell>
          <table:table-cell office:value-type="float" office:value="0.0000000000018860930134173" calcext:value-type="float">
            <text:p>1.89E-1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=0.7071</text:p>
          </table:table-cell>
          <table:table-cell office:value-type="float" office:value="1.128" calcext:value-type="float">
            <text:p>1.12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24" calcext:value-type="float">
            <text:p>2.40E-0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2256.4608216038" calcext:value-type="float">
            <text:p>2256.4608216038</text:p>
          </table:table-cell>
          <table:table-cell table:style-name="Default" office:value-type="float" office:value="2415.1332155699" calcext:value-type="float">
            <text:p>2415.1332155699</text:p>
          </table:table-cell>
          <table:table-cell office:value-type="float" office:value="8.1585852832194" calcext:value-type="float">
            <text:p>8.1585852832194</text:p>
          </table:table-cell>
          <table:table-cell office:value-type="float" office:value="2423.2920994151" calcext:value-type="float">
            <text:p>2423.2920994151</text:p>
          </table:table-cell>
          <table:table-cell table:style-name="Default" office:value-type="float" office:value="2415.1335141318" calcext:value-type="float">
            <text:p>2415.1335141318</text:p>
          </table:table-cell>
          <table:table-cell table:style-name="Default" office:value-type="float" office:value="22.564532320335" calcext:value-type="float">
            <text:p>22.564532320335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1.0255" calcext:value-type="float">
            <text:p>1.025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0.00000013" calcext:value-type="float">
            <text:p>-1.30E-07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080003797" calcext:value-type="float">
            <text:p>-158.67080003797</text:p>
          </table:table-cell>
          <table:table-cell office:value-type="float" office:value="0.0015939281415456" calcext:value-type="float">
            <text:p>1.59E-03</text:p>
          </table:table-cell>
          <table:table-cell office:value-type="float" office:value="8.1589312086799" calcext:value-type="float">
            <text:p>8.1589312086799</text:p>
          </table:table-cell>
          <table:table-cell office:value-type="float" office:value="8.1604777733018" calcext:value-type="float">
            <text:p>8.1604777733018</text:p>
          </table:table-cell>
          <table:table-cell office:value-type="float" office:value="0.0015465646218633" calcext:value-type="float">
            <text:p>1.55E-03</text:p>
          </table:table-cell>
          <table:table-cell office:value-type="float" office:value="0.0000016201488326805" calcext:value-type="float">
            <text:p>1.62E-06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94" calcext:value-type="float">
            <text:p>0.9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6" calcext:value-type="float">
            <text:p>6.00E-09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157389584" calcext:value-type="float">
            <text:p>-158.67157389584</text:p>
          </table:table-cell>
          <table:table-cell office:value-type="float" office:value="0.00082007026304609" calcext:value-type="float">
            <text:p>8.20E-04</text:p>
          </table:table-cell>
          <table:table-cell office:value-type="float" office:value="8.1589843160253" calcext:value-type="float">
            <text:p>8.1589843160253</text:p>
          </table:table-cell>
          <table:table-cell office:value-type="float" office:value="8.1597039154233" calcext:value-type="float">
            <text:p>8.1597039154233</text:p>
          </table:table-cell>
          <table:table-cell office:value-type="float" office:value="0.00071959939799981" calcext:value-type="float">
            <text:p>7.20E-04</text:p>
          </table:table-cell>
          <table:table-cell office:value-type="float" office:value="0.00000080936621931681" calcext:value-type="float">
            <text:p>8.09E-07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8677" calcext:value-type="float">
            <text:p>0.867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38" calcext:value-type="float">
            <text:p>3.80E-10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0622559" calcext:value-type="float">
            <text:p>-158.6720622559</text:p>
          </table:table-cell>
          <table:table-cell office:value-type="float" office:value="0.00033171020254485" calcext:value-type="float">
            <text:p>3.32E-04</text:p>
          </table:table-cell>
          <table:table-cell office:value-type="float" office:value="8.1588830070283" calcext:value-type="float">
            <text:p>8.1588830070283</text:p>
          </table:table-cell>
          <table:table-cell office:value-type="float" office:value="8.1592155553628" calcext:value-type="float">
            <text:p>8.1592155553628</text:p>
          </table:table-cell>
          <table:table-cell office:value-type="float" office:value="0.00033254833448559" calcext:value-type="float">
            <text:p>3.33E-04</text:p>
          </table:table-cell>
          <table:table-cell office:value-type="float" office:value="0.00000036658776419213" calcext:value-type="float">
            <text:p>3.67E-07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8057" calcext:value-type="float">
            <text:p>0.805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12" calcext:value-type="float">
            <text:p>1.20E-12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22828243" calcext:value-type="float">
            <text:p>-158.67222828243</text:p>
          </table:table-cell>
          <table:table-cell office:value-type="float" office:value="0.00016568367786363" calcext:value-type="float">
            <text:p>1.66E-04</text:p>
          </table:table-cell>
          <table:table-cell office:value-type="float" office:value="8.1588837113291" calcext:value-type="float">
            <text:p>8.1588837113291</text:p>
          </table:table-cell>
          <table:table-cell office:value-type="float" office:value="8.1590495288381" calcext:value-type="float">
            <text:p>8.1590495288381</text:p>
          </table:table-cell>
          <table:table-cell office:value-type="float" office:value="0.00016581750896272" calcext:value-type="float">
            <text:p>1.66E-04</text:p>
          </table:table-cell>
          <table:table-cell office:value-type="float" office:value="0.00000018547736517309" calcext:value-type="float">
            <text:p>1.85E-07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752" calcext:value-type="float">
            <text:p>0.75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0.00000000000005" calcext:value-type="float">
            <text:p>-5.00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0825868" calcext:value-type="float">
            <text:p>-158.67230825868</text:p>
          </table:table-cell>
          <table:table-cell office:value-type="float" office:value="0.000085707427103898" calcext:value-type="float">
            <text:p>8.57E-05</text:p>
          </table:table-cell>
          <table:table-cell office:value-type="float" office:value="8.1588838530025" calcext:value-type="float">
            <text:p>8.1588838530025</text:p>
          </table:table-cell>
          <table:table-cell office:value-type="float" office:value="8.1589695525874" calcext:value-type="float">
            <text:p>8.1589695525874</text:p>
          </table:table-cell>
          <table:table-cell office:value-type="float" office:value="0.000085699584818855" calcext:value-type="float">
            <text:p>8.57E-05</text:p>
          </table:table-cell>
          <table:table-cell office:value-type="float" office:value="0.000000096235522476009" calcext:value-type="float">
            <text:p>9.62E-08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705" calcext:value-type="float">
            <text:p>0.70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4.8E-016" calcext:value-type="float">
            <text:p>-4.80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4825875" calcext:value-type="float">
            <text:p>-158.67234825875</text:p>
          </table:table-cell>
          <table:table-cell office:value-type="float" office:value="0.000045707354161095" calcext:value-type="float">
            <text:p>4.57E-05</text:p>
          </table:table-cell>
          <table:table-cell office:value-type="float" office:value="8.1588838456879" calcext:value-type="float">
            <text:p>8.1588838456879</text:p>
          </table:table-cell>
          <table:table-cell office:value-type="float" office:value="8.1589295525144" calcext:value-type="float">
            <text:p>8.1589295525144</text:p>
          </table:table-cell>
          <table:table-cell office:value-type="float" office:value="0.000045706826494296" calcext:value-type="float">
            <text:p>4.57E-05</text:p>
          </table:table-cell>
          <table:table-cell office:value-type="float" office:value="0.000000051031140887646" calcext:value-type="float">
            <text:p>5.10E-08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6636" calcext:value-type="float">
            <text:p>0.66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0.000000000000021" calcext:value-type="float">
            <text:p>-2.10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6888646" calcext:value-type="float">
            <text:p>-158.67236888646</text:p>
          </table:table-cell>
          <table:table-cell office:value-type="float" office:value="0.000025079648509063" calcext:value-type="float">
            <text:p>2.51E-05</text:p>
          </table:table-cell>
          <table:table-cell office:value-type="float" office:value="8.1588838450973" calcext:value-type="float">
            <text:p>8.1588838450973</text:p>
          </table:table-cell>
          <table:table-cell office:value-type="float" office:value="8.1589089248087" calcext:value-type="float">
            <text:p>8.1589089248087</text:p>
          </table:table-cell>
          <table:table-cell office:value-type="float" office:value="0.000025079711457821" calcext:value-type="float">
            <text:p>2.51E-05</text:p>
          </table:table-cell>
          <table:table-cell office:value-type="float" office:value="0.00000002764241469186" calcext:value-type="float">
            <text:p>2.76E-08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6267" calcext:value-type="float">
            <text:p>0.626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0000000000013" calcext:value-type="float">
            <text:p>1.30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7984749" calcext:value-type="float">
            <text:p>-158.67237984749</text:p>
          </table:table-cell>
          <table:table-cell office:value-type="float" office:value="0.000014118621834314" calcext:value-type="float">
            <text:p>1.41E-05</text:p>
          </table:table-cell>
          <table:table-cell office:value-type="float" office:value="8.158883845158" calcext:value-type="float">
            <text:p>8.158883845158</text:p>
          </table:table-cell>
          <table:table-cell office:value-type="float" office:value="8.158897963782" calcext:value-type="float">
            <text:p>8.158897963782</text:p>
          </table:table-cell>
          <table:table-cell office:value-type="float" office:value="0.000014118624022785" calcext:value-type="float">
            <text:p>1.41E-05</text:p>
          </table:table-cell>
          <table:table-cell office:value-type="float" office:value="0.000000015262002555644" calcext:value-type="float">
            <text:p>1.53E-08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5937" calcext:value-type="float">
            <text:p>0.593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0000000000014" calcext:value-type="float">
            <text:p>1.40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583026" calcext:value-type="float">
            <text:p>-158.67238583026</text:p>
          </table:table-cell>
          <table:table-cell office:value-type="float" office:value="0.0000081358450927382" calcext:value-type="float">
            <text:p>8.14E-06</text:p>
          </table:table-cell>
          <table:table-cell office:value-type="float" office:value="8.158883845161" calcext:value-type="float">
            <text:p>8.158883845161</text:p>
          </table:table-cell>
          <table:table-cell office:value-type="float" office:value="8.1588919810053" calcext:value-type="float">
            <text:p>8.1588919810053</text:p>
          </table:table-cell>
          <table:table-cell office:value-type="float" office:value="0.0000081358442880486" calcext:value-type="float">
            <text:p>8.14E-06</text:p>
          </table:table-cell>
          <table:table-cell office:value-type="float" office:value="0.000000008581803911433" calcext:value-type="float">
            <text:p>8.58E-09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564" calcext:value-type="float">
            <text:p>0.56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0.000000000000014" calcext:value-type="float">
            <text:p>-1.40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917607" calcext:value-type="float">
            <text:p>-158.67238917607</text:p>
          </table:table-cell>
          <table:table-cell office:value-type="float" office:value="0.0000047900367121656" calcext:value-type="float">
            <text:p>4.79E-06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8635197" calcext:value-type="float">
            <text:p>8.158888635197</text:p>
          </table:table-cell>
          <table:table-cell office:value-type="float" office:value="0.000004790036111757" calcext:value-type="float">
            <text:p>4.79E-06</text:p>
          </table:table-cell>
          <table:table-cell office:value-type="float" office:value="0.000000004910740989295" calcext:value-type="float">
            <text:p>4.91E-09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5372" calcext:value-type="float">
            <text:p>0.537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.9E-015" calcext:value-type="float">
            <text:p>3.90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108931" calcext:value-type="float">
            <text:p>-158.67239108931</text:p>
          </table:table-cell>
          <table:table-cell office:value-type="float" office:value="0.0000028768014033176" calcext:value-type="float">
            <text:p>2.88E-06</text:p>
          </table:table-cell>
          <table:table-cell office:value-type="float" office:value="8.1588838451607" calcext:value-type="float">
            <text:p>8.1588838451607</text:p>
          </table:table-cell>
          <table:table-cell office:value-type="float" office:value="8.1588867219616" calcext:value-type="float">
            <text:p>8.1588867219616</text:p>
          </table:table-cell>
          <table:table-cell office:value-type="float" office:value="0.0000028768008952795" calcext:value-type="float">
            <text:p>2.88E-06</text:p>
          </table:table-cell>
          <table:table-cell office:value-type="float" office:value="0.0000000028578318472122" calcext:value-type="float">
            <text:p>2.86E-09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5127" calcext:value-type="float">
            <text:p>0.512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0.000000000000033" calcext:value-type="float">
            <text:p>-3.30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220609" calcext:value-type="float">
            <text:p>-158.67239220609</text:p>
          </table:table-cell>
          <table:table-cell office:value-type="float" office:value="0.0000017600188186861" calcext:value-type="float">
            <text:p>1.76E-06</text:p>
          </table:table-cell>
          <table:table-cell office:value-type="float" office:value="8.1588838451607" calcext:value-type="float">
            <text:p>8.1588838451607</text:p>
          </table:table-cell>
          <table:table-cell office:value-type="float" office:value="8.158885605179" calcext:value-type="float">
            <text:p>8.158885605179</text:p>
          </table:table-cell>
          <table:table-cell office:value-type="float" office:value="0.0000017600183106481" calcext:value-type="float">
            <text:p>1.76E-06</text:p>
          </table:table-cell>
          <table:table-cell office:value-type="float" office:value="0.0000000016903889170909" calcext:value-type="float">
            <text:p>1.69E-09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905" calcext:value-type="float">
            <text:p>0.490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3.6E-015" calcext:value-type="float">
            <text:p>-3.60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287055" calcext:value-type="float">
            <text:p>-158.67239287055</text:p>
          </table:table-cell>
          <table:table-cell office:value-type="float" office:value="0.0000010955531308809" calcext:value-type="float">
            <text:p>1.10E-06</text:p>
          </table:table-cell>
          <table:table-cell office:value-type="float" office:value="8.1588838451609" calcext:value-type="float">
            <text:p>8.1588838451609</text:p>
          </table:table-cell>
          <table:table-cell office:value-type="float" office:value="8.1588849407134" calcext:value-type="float">
            <text:p>8.1588849407134</text:p>
          </table:table-cell>
          <table:table-cell office:value-type="float" office:value="0.0000010955524718526" calcext:value-type="float">
            <text:p>1.10E-06</text:p>
          </table:table-cell>
          <table:table-cell office:value-type="float" office:value="0.0000000010156439890495" calcext:value-type="float">
            <text:p>1.02E-09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7" calcext:value-type="float">
            <text:p>0.4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00045" calcext:value-type="float">
            <text:p>4.50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27302" calcext:value-type="float">
            <text:p>-158.67239327302</text:p>
          </table:table-cell>
          <table:table-cell office:value-type="float" office:value="0.00000069308467232077" calcext:value-type="float">
            <text:p>6.93E-07</text:p>
          </table:table-cell>
          <table:table-cell office:value-type="float" office:value="8.1588838451609" calcext:value-type="float">
            <text:p>8.1588838451609</text:p>
          </table:table-cell>
          <table:table-cell office:value-type="float" office:value="8.1588845382449" calcext:value-type="float">
            <text:p>8.1588845382449</text:p>
          </table:table-cell>
          <table:table-cell office:value-type="float" office:value="0.00000069308405592494" calcext:value-type="float">
            <text:p>6.93E-07</text:p>
          </table:table-cell>
          <table:table-cell office:value-type="float" office:value="0.00000000061950625651489" calcext:value-type="float">
            <text:p>6.20E-10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512" calcext:value-type="float">
            <text:p>0.451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00000000000001" calcext:value-type="float">
            <text:p>1.00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52091" calcext:value-type="float">
            <text:p>-158.67239352091</text:p>
          </table:table-cell>
          <table:table-cell office:value-type="float" office:value="0.00000044519376274366" calcext:value-type="float">
            <text:p>4.45E-07</text:p>
          </table:table-cell>
          <table:table-cell office:value-type="float" office:value="8.1588838451606" calcext:value-type="float">
            <text:p>8.1588838451606</text:p>
          </table:table-cell>
          <table:table-cell office:value-type="float" office:value="8.158884290354" calcext:value-type="float">
            <text:p>8.158884290354</text:p>
          </table:table-cell>
          <table:table-cell office:value-type="float" office:value="0.00000044519338082694" calcext:value-type="float">
            <text:p>4.45E-07</text:p>
          </table:table-cell>
          <table:table-cell office:value-type="float" office:value="0.00000000038339199160406" calcext:value-type="float">
            <text:p>3.83E-10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339" calcext:value-type="float">
            <text:p>0.433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00000000000058" calcext:value-type="float">
            <text:p>5.80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67602" calcext:value-type="float">
            <text:p>-158.67239367602</text:p>
          </table:table-cell>
          <table:table-cell office:value-type="float" office:value="0.00000029008995738877" calcext:value-type="float">
            <text:p>2.90E-07</text:p>
          </table:table-cell>
          <table:table-cell office:value-type="float" office:value="8.1588838451609" calcext:value-type="float">
            <text:p>8.1588838451609</text:p>
          </table:table-cell>
          <table:table-cell office:value-type="float" office:value="8.1588841352502" calcext:value-type="float">
            <text:p>8.1588841352502</text:p>
          </table:table-cell>
          <table:table-cell office:value-type="float" office:value="0.00000029008925750418" calcext:value-type="float">
            <text:p>2.90E-07</text:p>
          </table:table-cell>
          <table:table-cell office:value-type="float" office:value="0.00000000024059026470421" calcext:value-type="float">
            <text:p>2.41E-10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178" calcext:value-type="float">
            <text:p>0.417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0.000000000000034" calcext:value-type="float">
            <text:p>-3.40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77451" calcext:value-type="float">
            <text:p>-158.67239377451</text:p>
          </table:table-cell>
          <table:table-cell office:value-type="float" office:value="0.00000019159324438078" calcext:value-type="float">
            <text:p>1.92E-07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40367535" calcext:value-type="float">
            <text:p>8.1588840367535</text:p>
          </table:table-cell>
          <table:table-cell office:value-type="float" office:value="0.00000019159270081559" calcext:value-type="float">
            <text:p>1.92E-07</text:p>
          </table:table-cell>
          <table:table-cell office:value-type="float" office:value="0.00000000015300238023318" calcext:value-type="float">
            <text:p>1.53E-10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029" calcext:value-type="float">
            <text:p>0.402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0.00000000000012" calcext:value-type="float">
            <text:p>-1.20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83794" calcext:value-type="float">
            <text:p>-158.67239383794</text:p>
          </table:table-cell>
          <table:table-cell office:value-type="float" office:value="0.00000012816320804632" calcext:value-type="float">
            <text:p>1.28E-07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39733235" calcext:value-type="float">
            <text:p>8.1588839733235</text:p>
          </table:table-cell>
          <table:table-cell office:value-type="float" office:value="0.00000012816264316484" calcext:value-type="float">
            <text:p>1.28E-07</text:p>
          </table:table-cell>
          <table:table-cell office:value-type="float" office:value="0.000000000098549767637924" calcext:value-type="float">
            <text:p>9.85E-11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389" calcext:value-type="float">
            <text:p>0.38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000000000000066" calcext:value-type="float">
            <text:p>6.60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87934" calcext:value-type="float">
            <text:p>-158.67239387934</text:p>
          </table:table-cell>
          <table:table-cell office:value-type="float" office:value="0.000000086772189433759" calcext:value-type="float">
            <text:p>8.68E-08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39319324" calcext:value-type="float">
            <text:p>8.1588839319324</text:p>
          </table:table-cell>
          <table:table-cell office:value-type="float" office:value="0.000000086771601459645" calcext:value-type="float">
            <text:p>8.68E-08</text:p>
          </table:table-cell>
          <table:table-cell office:value-type="float" office:value="0.000000000064255442310475" calcext:value-type="float">
            <text:p>6.43E-11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376" calcext:value-type="float">
            <text:p>0.37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-0.000000000000053" calcext:value-type="float">
            <text:p>-5.30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0669" calcext:value-type="float">
            <text:p>-158.67239390669</text:p>
          </table:table-cell>
          <table:table-cell office:value-type="float" office:value="0.000000059422006870591" calcext:value-type="float">
            <text:p>5.94E-08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39045822" calcext:value-type="float">
            <text:p>8.1588839045822</text:p>
          </table:table-cell>
          <table:table-cell office:value-type="float" office:value="0.000000059421431330975" calcext:value-type="float">
            <text:p>5.94E-08</text:p>
          </table:table-cell>
          <table:table-cell office:value-type="float" office:value="0.000000000042386599166238" calcext:value-type="float">
            <text:p>4.24E-1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=0.8485</text:p>
          </table:table-cell>
          <table:table-cell office:value-type="float" office:value="1.128" calcext:value-type="float">
            <text:p>1.12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0027" calcext:value-type="float">
            <text:p>2.70E-0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4991734842" calcext:value-type="float">
            <text:p>-158.64991734842</text:p>
          </table:table-cell>
          <table:table-cell office:value-type="float" office:value="0.022476617691524" calcext:value-type="float">
            <text:p>2.25E-02</text:p>
          </table:table-cell>
          <table:table-cell office:value-type="float" office:value="23.895281015576" calcext:value-type="float">
            <text:p>23.895281015576</text:p>
          </table:table-cell>
          <table:table-cell office:value-type="float" office:value="23.925078762886" calcext:value-type="float">
            <text:p>23.925078762886</text:p>
          </table:table-cell>
          <table:table-cell office:value-type="float" office:value="0.029797747310301" calcext:value-type="float">
            <text:p>2.98E-02</text:p>
          </table:table-cell>
          <table:table-cell office:value-type="float" office:value="0.000019830513942062" calcext:value-type="float">
            <text:p>1.98E-05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1.0255" calcext:value-type="float">
            <text:p>1.025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0.000039" calcext:value-type="float">
            <text:p>-3.90E-0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11640.026596161" calcext:value-type="float">
            <text:p>11640.026596161</text:p>
          </table:table-cell>
          <table:table-cell table:style-name="Default" office:value-type="float" office:value="11798.698990127" calcext:value-type="float">
            <text:p>11798.698990127</text:p>
          </table:table-cell>
          <table:table-cell office:value-type="float" office:value="23.90442695209" calcext:value-type="float">
            <text:p>23.90442695209</text:p>
          </table:table-cell>
          <table:table-cell office:value-type="float" office:value="11822.601592272" calcext:value-type="float">
            <text:p>11822.601592272</text:p>
          </table:table-cell>
          <table:table-cell table:style-name="Default" office:value-type="float" office:value="11798.69716532" calcext:value-type="float">
            <text:p>11798.69716532</text:p>
          </table:table-cell>
          <table:table-cell table:style-name="Default" office:value-type="float" office:value="124.26474486894" calcext:value-type="float">
            <text:p>124.26474486894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94" calcext:value-type="float">
            <text:p>0.9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55" calcext:value-type="float">
            <text:p>5.50E-0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5232195184" calcext:value-type="float">
            <text:p>-158.65232195184</text:p>
          </table:table-cell>
          <table:table-cell office:value-type="float" office:value="0.020072014267441" calcext:value-type="float">
            <text:p>2.01E-02</text:p>
          </table:table-cell>
          <table:table-cell office:value-type="float" office:value="23.911175058753" calcext:value-type="float">
            <text:p>23.911175058753</text:p>
          </table:table-cell>
          <table:table-cell office:value-type="float" office:value="23.922674159462" calcext:value-type="float">
            <text:p>23.922674159462</text:p>
          </table:table-cell>
          <table:table-cell office:value-type="float" office:value="0.011499100708878" calcext:value-type="float">
            <text:p>1.15E-02</text:p>
          </table:table-cell>
          <table:table-cell office:value-type="float" office:value="0.0000054596018659571" calcext:value-type="float">
            <text:p>5.46E-06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8677" calcext:value-type="float">
            <text:p>0.867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11" calcext:value-type="float">
            <text:p>1.10E-0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6770759786" calcext:value-type="float">
            <text:p>-158.66770759786</text:p>
          </table:table-cell>
          <table:table-cell office:value-type="float" office:value="0.0046863682458707" calcext:value-type="float">
            <text:p>4.69E-03</text:p>
          </table:table-cell>
          <table:table-cell office:value-type="float" office:value="23.902533920901" calcext:value-type="float">
            <text:p>23.902533920901</text:p>
          </table:table-cell>
          <table:table-cell office:value-type="float" office:value="23.90728851344" calcext:value-type="float">
            <text:p>23.90728851344</text:p>
          </table:table-cell>
          <table:table-cell office:value-type="float" office:value="0.004754592539733" calcext:value-type="float">
            <text:p>4.75E-03</text:p>
          </table:table-cell>
          <table:table-cell office:value-type="float" office:value="0.0000023757602496084" calcext:value-type="float">
            <text:p>2.38E-06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8057" calcext:value-type="float">
            <text:p>0.805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13" calcext:value-type="float">
            <text:p>1.30E-08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6978104152" calcext:value-type="float">
            <text:p>-158.66978104152</text:p>
          </table:table-cell>
          <table:table-cell office:value-type="float" office:value="0.0026129245920004" calcext:value-type="float">
            <text:p>2.61E-03</text:p>
          </table:table-cell>
          <table:table-cell office:value-type="float" office:value="23.902571712162" calcext:value-type="float">
            <text:p>23.902571712162</text:p>
          </table:table-cell>
          <table:table-cell office:value-type="float" office:value="23.905215069787" calcext:value-type="float">
            <text:p>23.905215069787</text:p>
          </table:table-cell>
          <table:table-cell office:value-type="float" office:value="0.0026433576247236" calcext:value-type="float">
            <text:p>2.64E-03</text:p>
          </table:table-cell>
          <table:table-cell office:value-type="float" office:value="0.0000012392119471487" calcext:value-type="float">
            <text:p>1.24E-06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752" calcext:value-type="float">
            <text:p>0.75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0.000000002" calcext:value-type="float">
            <text:p>-2.00E-09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088056365" calcext:value-type="float">
            <text:p>-158.67088056365</text:p>
          </table:table-cell>
          <table:table-cell office:value-type="float" office:value="0.0015134024579311" calcext:value-type="float">
            <text:p>1.51E-03</text:p>
          </table:table-cell>
          <table:table-cell office:value-type="float" office:value="23.902606939366" calcext:value-type="float">
            <text:p>23.902606939366</text:p>
          </table:table-cell>
          <table:table-cell office:value-type="float" office:value="23.904115547653" calcext:value-type="float">
            <text:p>23.904115547653</text:p>
          </table:table-cell>
          <table:table-cell office:value-type="float" office:value="0.0015086082861941" calcext:value-type="float">
            <text:p>1.51E-03</text:p>
          </table:table-cell>
          <table:table-cell office:value-type="float" office:value="0.00000066261525143157" calcext:value-type="float">
            <text:p>6.63E-07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705" calcext:value-type="float">
            <text:p>0.70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15" calcext:value-type="float">
            <text:p>1.50E-10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15170178" calcext:value-type="float">
            <text:p>-158.6715170178</text:p>
          </table:table-cell>
          <table:table-cell office:value-type="float" office:value="0.00087694831293561" calcext:value-type="float">
            <text:p>8.77E-04</text:p>
          </table:table-cell>
          <table:table-cell office:value-type="float" office:value="23.90260692116" calcext:value-type="float">
            <text:p>23.90260692116</text:p>
          </table:table-cell>
          <table:table-cell office:value-type="float" office:value="23.903479093508" calcext:value-type="float">
            <text:p>23.903479093508</text:p>
          </table:table-cell>
          <table:table-cell office:value-type="float" office:value="0.00087217234718295" calcext:value-type="float">
            <text:p>8.72E-04</text:p>
          </table:table-cell>
          <table:table-cell office:value-type="float" office:value="0.00000035869908976754" calcext:value-type="float">
            <text:p>3.59E-07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6636" calcext:value-type="float">
            <text:p>0.66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007" calcext:value-type="float">
            <text:p>7.00E-12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188355532" calcext:value-type="float">
            <text:p>-158.67188355532</text:p>
          </table:table-cell>
          <table:table-cell office:value-type="float" office:value="0.00051041078850744" calcext:value-type="float">
            <text:p>5.10E-04</text:p>
          </table:table-cell>
          <table:table-cell office:value-type="float" office:value="23.902602033134" calcext:value-type="float">
            <text:p>23.902602033134</text:p>
          </table:table-cell>
          <table:table-cell office:value-type="float" office:value="23.903112555983" calcext:value-type="float">
            <text:p>23.903112555983</text:p>
          </table:table-cell>
          <table:table-cell office:value-type="float" office:value="0.00051052284935693" calcext:value-type="float">
            <text:p>5.11E-04</text:p>
          </table:table-cell>
          <table:table-cell office:value-type="float" office:value="0.00000019762141886816" calcext:value-type="float">
            <text:p>1.98E-07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6267" calcext:value-type="float">
            <text:p>0.626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00002" calcext:value-type="float">
            <text:p>2.00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08964007" calcext:value-type="float">
            <text:p>-158.67208964007</text:p>
          </table:table-cell>
          <table:table-cell office:value-type="float" office:value="0.00030432603654162" calcext:value-type="float">
            <text:p>3.04E-04</text:p>
          </table:table-cell>
          <table:table-cell office:value-type="float" office:value="23.902602131472" calcext:value-type="float">
            <text:p>23.902602131472</text:p>
          </table:table-cell>
          <table:table-cell office:value-type="float" office:value="23.902906471231" calcext:value-type="float">
            <text:p>23.902906471231</text:p>
          </table:table-cell>
          <table:table-cell office:value-type="float" office:value="0.00030433975889821" calcext:value-type="float">
            <text:p>3.04E-04</text:p>
          </table:table-cell>
          <table:table-cell office:value-type="float" office:value="0.00000011077693023459" calcext:value-type="float">
            <text:p>1.11E-07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5937" calcext:value-type="float">
            <text:p>0.593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0000000000062" calcext:value-type="float">
            <text:p>6.20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20985461" calcext:value-type="float">
            <text:p>-158.67220985461</text:p>
          </table:table-cell>
          <table:table-cell office:value-type="float" office:value="0.00018411149997632" calcext:value-type="float">
            <text:p>1.84E-04</text:p>
          </table:table-cell>
          <table:table-cell office:value-type="float" office:value="23.902602147611" calcext:value-type="float">
            <text:p>23.902602147611</text:p>
          </table:table-cell>
          <table:table-cell office:value-type="float" office:value="23.902786256695" calcext:value-type="float">
            <text:p>23.902786256695</text:p>
          </table:table-cell>
          <table:table-cell office:value-type="float" office:value="0.00018410908355904" calcext:value-type="float">
            <text:p>1.84E-04</text:p>
          </table:table-cell>
          <table:table-cell office:value-type="float" office:value="0.00000006310529572194" calcext:value-type="float">
            <text:p>6.31E-08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564" calcext:value-type="float">
            <text:p>0.56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0000000000022" calcext:value-type="float">
            <text:p>2.20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28098917" calcext:value-type="float">
            <text:p>-158.67228098917</text:p>
          </table:table-cell>
          <table:table-cell office:value-type="float" office:value="0.00011297694032919" calcext:value-type="float">
            <text:p>1.13E-04</text:p>
          </table:table-cell>
          <table:table-cell office:value-type="float" office:value="23.902602145841" calcext:value-type="float">
            <text:p>23.902602145841</text:p>
          </table:table-cell>
          <table:table-cell office:value-type="float" office:value="23.902715122135" calcext:value-type="float">
            <text:p>23.902715122135</text:p>
          </table:table-cell>
          <table:table-cell office:value-type="float" office:value="0.00011297629398399" calcext:value-type="float">
            <text:p>1.13E-04</text:p>
          </table:table-cell>
          <table:table-cell office:value-type="float" office:value="0.000000036517656481695" calcext:value-type="float">
            <text:p>3.65E-08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5372" calcext:value-type="float">
            <text:p>0.537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0.000000000000079" calcext:value-type="float">
            <text:p>-7.90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2366775" calcext:value-type="float">
            <text:p>-158.67232366775</text:p>
          </table:table-cell>
          <table:table-cell office:value-type="float" office:value="0.000070298362402355" calcext:value-type="float">
            <text:p>7.03E-05</text:p>
          </table:table-cell>
          <table:table-cell office:value-type="float" office:value="23.902602145166" calcext:value-type="float">
            <text:p>23.902602145166</text:p>
          </table:table-cell>
          <table:table-cell office:value-type="float" office:value="23.902672443557" calcext:value-type="float">
            <text:p>23.902672443557</text:p>
          </table:table-cell>
          <table:table-cell office:value-type="float" office:value="0.00007029839067485" calcext:value-type="float">
            <text:p>7.03E-05</text:p>
          </table:table-cell>
          <table:table-cell office:value-type="float" office:value="0.000000021463033361672" calcext:value-type="float">
            <text:p>2.15E-08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5127" calcext:value-type="float">
            <text:p>0.512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0.000000000000025" calcext:value-type="float">
            <text:p>-2.50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4962654" calcext:value-type="float">
            <text:p>-158.67234962654</text:p>
          </table:table-cell>
          <table:table-cell office:value-type="float" office:value="0.000044339564738038" calcext:value-type="float">
            <text:p>4.43E-05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46484759" calcext:value-type="float">
            <text:p>23.902646484759</text:p>
          </table:table-cell>
          <table:table-cell office:value-type="float" office:value="0.000044339563334717" calcext:value-type="float">
            <text:p>4.43E-05</text:p>
          </table:table-cell>
          <table:table-cell office:value-type="float" office:value="0.000000012808479479411" calcext:value-type="float">
            <text:p>1.28E-08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4905" calcext:value-type="float">
            <text:p>0.490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2E-015" calcext:value-type="float">
            <text:p>-2.00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656288" calcext:value-type="float">
            <text:p>-158.6723656288</text:p>
          </table:table-cell>
          <table:table-cell office:value-type="float" office:value="0.000028337312841131" calcext:value-type="float">
            <text:p>2.83E-05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30482507" calcext:value-type="float">
            <text:p>23.902630482507</text:p>
          </table:table-cell>
          <table:table-cell office:value-type="float" office:value="0.000028337310904902" calcext:value-type="float">
            <text:p>2.83E-05</text:p>
          </table:table-cell>
          <table:table-cell office:value-type="float" office:value="0.000000007757662779882" calcext:value-type="float">
            <text:p>7.76E-09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47" calcext:value-type="float">
            <text:p>0.4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32" calcext:value-type="float">
            <text:p>3.20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7562309" calcext:value-type="float">
            <text:p>-158.67237562309</text:p>
          </table:table-cell>
          <table:table-cell office:value-type="float" office:value="0.000018343018666656" calcext:value-type="float">
            <text:p>1.83E-05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20488213" calcext:value-type="float">
            <text:p>23.902620488213</text:p>
          </table:table-cell>
          <table:table-cell office:value-type="float" office:value="0.000018343016840561" calcext:value-type="float">
            <text:p>1.83E-05</text:p>
          </table:table-cell>
          <table:table-cell office:value-type="float" office:value="0.0000000047664723321346" calcext:value-type="float">
            <text:p>4.77E-09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4512" calcext:value-type="float">
            <text:p>0.451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.2E-015" calcext:value-type="float">
            <text:p>8.20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194507" calcext:value-type="float">
            <text:p>-158.67238194507</text:p>
          </table:table-cell>
          <table:table-cell office:value-type="float" office:value="0.000012021042635979" calcext:value-type="float">
            <text:p>1.20E-05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14166237" calcext:value-type="float">
            <text:p>23.902614166237</text:p>
          </table:table-cell>
          <table:table-cell office:value-type="float" office:value="0.00001202104087028" calcext:value-type="float">
            <text:p>1.20E-05</text:p>
          </table:table-cell>
          <table:table-cell office:value-type="float" office:value="0.000000002969518921711" calcext:value-type="float">
            <text:p>2.97E-09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4339" calcext:value-type="float">
            <text:p>0.433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0000000000087" calcext:value-type="float">
            <text:p>8.70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599387" calcext:value-type="float">
            <text:p>-158.67238599387</text:p>
          </table:table-cell>
          <table:table-cell office:value-type="float" office:value="0.0000079722398709237" calcext:value-type="float">
            <text:p>7.97E-06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10117434" calcext:value-type="float">
            <text:p>23.902610117434</text:p>
          </table:table-cell>
          <table:table-cell office:value-type="float" office:value="0.0000079722377854807" calcext:value-type="float">
            <text:p>7.97E-06</text:p>
          </table:table-cell>
          <table:table-cell office:value-type="float" office:value="0.0000000018749011154819" calcext:value-type="float">
            <text:p>1.87E-09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4178" calcext:value-type="float">
            <text:p>0.417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0.000000000000033" calcext:value-type="float">
            <text:p>-3.30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861813" calcext:value-type="float">
            <text:p>-158.67238861813</text:p>
          </table:table-cell>
          <table:table-cell office:value-type="float" office:value="0.0000053479797088585" calcext:value-type="float">
            <text:p>5.35E-06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07493174" calcext:value-type="float">
            <text:p>23.902607493174</text:p>
          </table:table-cell>
          <table:table-cell office:value-type="float" office:value="0.0000053479780000032" calcext:value-type="float">
            <text:p>5.35E-06</text:p>
          </table:table-cell>
          <table:table-cell office:value-type="float" office:value="0.0000000011990846787587" calcext:value-type="float">
            <text:p>1.20E-09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4029" calcext:value-type="float">
            <text:p>0.402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0.00000000000012" calcext:value-type="float">
            <text:p>-1.20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033888" calcext:value-type="float">
            <text:p>-158.67239033888</text:p>
          </table:table-cell>
          <table:table-cell office:value-type="float" office:value="0.0000036272248848945" calcext:value-type="float">
            <text:p>3.63E-06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0577242" calcext:value-type="float">
            <text:p>23.90260577242</text:p>
          </table:table-cell>
          <table:table-cell office:value-type="float" office:value="0.0000036272233394641" calcext:value-type="float">
            <text:p>3.63E-06</text:p>
          </table:table-cell>
          <table:table-cell office:value-type="float" office:value="0.00000000077638323884573" calcext:value-type="float">
            <text:p>7.76E-10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89" calcext:value-type="float">
            <text:p>0.38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.7E-017" calcext:value-type="float">
            <text:p>9.70E-17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147988" calcext:value-type="float">
            <text:p>-158.67239147988</text:p>
          </table:table-cell>
          <table:table-cell office:value-type="float" office:value="0.0000024862246732482" calcext:value-type="float">
            <text:p>2.49E-06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04631419" calcext:value-type="float">
            <text:p>23.902604631419</text:p>
          </table:table-cell>
          <table:table-cell office:value-type="float" office:value="0.0000024862230922906" calcext:value-type="float">
            <text:p>2.49E-06</text:p>
          </table:table-cell>
          <table:table-cell office:value-type="float" office:value="0.00000000050866929166569" calcext:value-type="float">
            <text:p>5.09E-10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76" calcext:value-type="float">
            <text:p>0.37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00000000000024" calcext:value-type="float">
            <text:p>2.40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224465" calcext:value-type="float">
            <text:p>-158.67239224465</text:p>
          </table:table-cell>
          <table:table-cell office:value-type="float" office:value="0.0000017214609897565" calcext:value-type="float">
            <text:p>1.72E-06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03866656" calcext:value-type="float">
            <text:p>23.902603866656</text:p>
          </table:table-cell>
          <table:table-cell office:value-type="float" office:value="0.0000017214592062942" calcext:value-type="float">
            <text:p>1.72E-06</text:p>
          </table:table-cell>
          <table:table-cell office:value-type="float" office:value="0.0000000003370630943492" calcext:value-type="float">
            <text:p>3.37E-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22">
      <number:scientific-number number:decimal-places="1" loext:min-decimal-places="1" number:min-integer-digits="1" number:min-exponent-digits="2" loext:exponent-interval="1" loext:forced-exponent-sign="true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 style:data-style-name="N2" text:time-value="08:23:06.4951682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7:32:53.878019527</meta:creation-date>
    <dc:date>2020-04-26T08:25:25.031668142</dc:date>
    <meta:editing-duration>PT19M25S</meta:editing-duration>
    <meta:editing-cycles>6</meta:editing-cycles>
    <meta:generator>LibreOffice/6.0.7.3$Linux_X86_64 LibreOffice_project/00m0$Build-3</meta:generator>
    <meta:document-statistic meta:table-count="4" meta:cell-count="234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scientific-number number:decimal-places="1" loext:min-decimal-places="1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2">
      <style:chart-properties chart:display-label="true" chart:logarithmic="tru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74cm" svg:height="20.107cm" xlink:href=".." xlink:type="simple" chart:class="chart:scatter" chart:style-name="ch1">
        <chart:legend chart:legend-position="end" svg:x="32.332cm" svg:y="9.007cm" style:legend-expansion="high" chart:style-name="ch2"/>
        <chart:plot-area chart:style-name="ch3" table:cell-range-address="Order.E6:Order.E17 Order.C6:Order.C6 Order.N6:Order.N17 Order.C19:Order.C19 Order.N19:Order.N30 Order.C32:Order.C32 Order.N32:Order.N43 Order.C45:Order.C45 Order.N45:Order.N56" chart:data-source-has-labels="row" svg:x="1.725cm" svg:y="0.402cm" svg:width="29.893cm" svg:height="18.322cm">
          <chartooo:coordinate-region svg:x="3.167cm" svg:y="0.601cm" svg:width="28.16cm" svg:height="17.476cm"/>
          <chart:axis chart:dimension="x" chart:name="primary-x" chart:style-name="ch4">
            <chart:title svg:x="15.952cm" svg:y="19.126cm" chart:style-name="ch5">
              <text:p>FD Order</text:p>
            </chart:title>
          </chart:axis>
          <chart:axis chart:dimension="y" chart:name="primary-y" chart:style-name="ch6">
            <chart:title svg:x="0.451cm" svg:y="10.705cm" chart:style-name="ch7">
              <text:p>Error in Energy</text:p>
            </chart:title>
            <chart:grid chart:style-name="ch8" chart:class="major"/>
          </chart:axis>
          <chart:series chart:style-name="ch9" chart:values-cell-range-address="Order.N6:Order.N17" chart:label-cell-address="Order.C6:Order.C6" chart:class="chart:scatter">
            <chart:domain table:cell-range-address="Order.E6:Order.E17"/>
            <chart:data-point chart:repeated="12"/>
          </chart:series>
          <chart:series chart:style-name="ch10" chart:values-cell-range-address="Order.N19:Order.N30" chart:label-cell-address="Order.C19:Order.C19" chart:class="chart:scatter">
            <chart:domain table:cell-range-address="Order.E19:Order.E30"/>
            <chart:data-point chart:repeated="12"/>
          </chart:series>
          <chart:series chart:style-name="ch11" chart:values-cell-range-address="Order.N32:Order.N43" chart:label-cell-address="Order.C32:Order.C32" chart:class="chart:scatter">
            <chart:domain table:cell-range-address="Order.E32:Order.E43"/>
            <chart:data-point chart:repeated="12"/>
          </chart:series>
          <chart:series chart:style-name="ch12" chart:values-cell-range-address="Order.N45:Order.N56" chart:label-cell-address="Order.C45:Order.C45" chart:class="chart:scatter">
            <chart:domain table:cell-range-address="Order.E45:Order.E56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alpha=0.4243</text:p>
                <draw:g>
                  <svg:desc>Order.C6:Order.C6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alpha=0.5657</text:p>
                <draw:g>
                  <svg:desc>Order.C19:Order.C19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alpha=0.7071</text:p>
                <draw:g>
                  <svg:desc>Order.C32:Order.C3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alpha=0.8485</text:p>
                <draw:g>
                  <svg:desc>Order.C45:Order.C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Order.E6:Order.E17</svg:desc>
                </draw:g>
              </table:table-cell>
              <table:table-cell office:value-type="float" office:value="0.0049256371937477">
                <text:p>0.0049256371937477</text:p>
                <draw:g>
                  <svg:desc>Order.N6:Order.N17</svg:desc>
                </draw:g>
              </table:table-cell>
              <table:table-cell office:value-type="float" office:value="2">
                <text:p>2</text:p>
                <draw:g>
                  <svg:desc>Order.E19:Order.E30</svg:desc>
                </draw:g>
              </table:table-cell>
              <table:table-cell office:value-type="float" office:value="0.05564436278921">
                <text:p>0.05564436278921</text:p>
                <draw:g>
                  <svg:desc>Order.N19:Order.N30</svg:desc>
                </draw:g>
              </table:table-cell>
              <table:table-cell office:value-type="float" office:value="2">
                <text:p>2</text:p>
                <draw:g>
                  <svg:desc>Order.E32:Order.E43</svg:desc>
                </draw:g>
              </table:table-cell>
              <table:table-cell office:value-type="float" office:value="0.27205824936147">
                <text:p>0.27205824936147</text:p>
                <draw:g>
                  <svg:desc>Order.N32:Order.N43</svg:desc>
                </draw:g>
              </table:table-cell>
              <table:table-cell office:value-type="float" office:value="2">
                <text:p>2</text:p>
                <draw:g>
                  <svg:desc>Order.E45:Order.E56</svg:desc>
                </draw:g>
              </table:table-cell>
              <table:table-cell office:value-type="float" office:value="0.57106402488875">
                <text:p>0.57106402488875</text:p>
                <draw:g>
                  <svg:desc>Order.N45:Order.N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0038971044860381">
                <text:p>0.00038971044860381</text:p>
              </table:table-cell>
              <table:table-cell office:value-type="float" office:value="4">
                <text:p>4</text:p>
              </table:table-cell>
              <table:table-cell office:value-type="float" office:value="0.003869936621834">
                <text:p>0.003869936621834</text:p>
              </table:table-cell>
              <table:table-cell office:value-type="float" office:value="4">
                <text:p>4</text:p>
              </table:table-cell>
              <table:table-cell office:value-type="float" office:value="0.014631907079185">
                <text:p>0.014631907079185</text:p>
              </table:table-cell>
              <table:table-cell office:value-type="float" office:value="4">
                <text:p>4</text:p>
              </table:table-cell>
              <table:table-cell office:value-type="float" office:value="0.023159474477602">
                <text:p>0.023159474477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00005080785140868">
                <text:p>0.00005080785140868</text:p>
              </table:table-cell>
              <table:table-cell office:value-type="float" office:value="6">
                <text:p>6</text:p>
              </table:table-cell>
              <table:table-cell office:value-type="float" office:value="0.0003697572260688">
                <text:p>0.0003697572260688</text:p>
              </table:table-cell>
              <table:table-cell office:value-type="float" office:value="6">
                <text:p>6</text:p>
              </table:table-cell>
              <table:table-cell office:value-type="float" office:value="0.0010947229956439">
                <text:p>0.0010947229956439</text:p>
              </table:table-cell>
              <table:table-cell office:value-type="float" office:value="6">
                <text:p>6</text:p>
              </table:table-cell>
              <table:table-cell office:value-type="float" office:value="0.0015542547127687">
                <text:p>0.00155425471276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000086643394344443">
                <text:p>0.0000086643394344443</text:p>
              </table:table-cell>
              <table:table-cell office:value-type="float" office:value="8">
                <text:p>8</text:p>
              </table:table-cell>
              <table:table-cell office:value-type="float" office:value="0.000044083244747029">
                <text:p>0.000044083244747029</text:p>
              </table:table-cell>
              <table:table-cell office:value-type="float" office:value="8">
                <text:p>8</text:p>
              </table:table-cell>
              <table:table-cell office:value-type="float" office:value="0.00011420547523677">
                <text:p>0.00011420547523677</text:p>
              </table:table-cell>
              <table:table-cell office:value-type="float" office:value="8">
                <text:p>8</text:p>
              </table:table-cell>
              <table:table-cell office:value-type="float" office:value="0.00021158850262637">
                <text:p>0.000211588502626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000017818727055252">
                <text:p>0.0000017818727055252</text:p>
              </table:table-cell>
              <table:table-cell office:value-type="float" office:value="10">
                <text:p>10</text:p>
              </table:table-cell>
              <table:table-cell office:value-type="float" office:value="0.0000066158823219808">
                <text:p>0.0000066158823219808</text:p>
              </table:table-cell>
              <table:table-cell office:value-type="float" office:value="10">
                <text:p>10</text:p>
              </table:table-cell>
              <table:table-cell office:value-type="float" office:value="0.000018603105290893">
                <text:p>0.000018603105290893</text:p>
              </table:table-cell>
              <table:table-cell office:value-type="float" office:value="10">
                <text:p>10</text:p>
              </table:table-cell>
              <table:table-cell office:value-type="float" office:value="0.000053796235100378">
                <text:p>0.0000537962351003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0.00000042769613867177">
                <text:p>0.00000042769613867177</text:p>
              </table:table-cell>
              <table:table-cell office:value-type="float" office:value="12">
                <text:p>12</text:p>
              </table:table-cell>
              <table:table-cell office:value-type="float" office:value="0.0000012744060691183">
                <text:p>0.0000012744060691183</text:p>
              </table:table-cell>
              <table:table-cell office:value-type="float" office:value="12">
                <text:p>12</text:p>
              </table:table-cell>
              <table:table-cell office:value-type="float" office:value="0.0000047900360780062">
                <text:p>0.0000047900360780062</text:p>
              </table:table-cell>
              <table:table-cell office:value-type="float" office:value="12">
                <text:p>12</text:p>
              </table:table-cell>
              <table:table-cell office:value-type="float" office:value="0.00001834301674819">
                <text:p>0.000018343016748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11763135651655">
                <text:p>0.00000011763135651655</text:p>
              </table:table-cell>
              <table:table-cell office:value-type="float" office:value="14">
                <text:p>14</text:p>
              </table:table-cell>
              <table:table-cell office:value-type="float" office:value="0.00000031177736192767">
                <text:p>0.00000031177736192767</text:p>
              </table:table-cell>
              <table:table-cell office:value-type="float" office:value="14">
                <text:p>14</text:p>
              </table:table-cell>
              <table:table-cell office:value-type="float" office:value="0.0000017065329700472">
                <text:p>0.0000017065329700472</text:p>
              </table:table-cell>
              <table:table-cell office:value-type="float" office:value="14">
                <text:p>14</text:p>
              </table:table-cell>
              <table:table-cell office:value-type="float" office:value="0.000007054877709578">
                <text:p>0.0000070548777095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0.000000036482948467809">
                <text:p>0.000000036482948467809</text:p>
              </table:table-cell>
              <table:table-cell office:value-type="float" office:value="16">
                <text:p>16</text:p>
              </table:table-cell>
              <table:table-cell office:value-type="float" office:value="0.000000093099266962327">
                <text:p>0.000000093099266962327</text:p>
              </table:table-cell>
              <table:table-cell office:value-type="float" office:value="16">
                <text:p>16</text:p>
              </table:table-cell>
              <table:table-cell office:value-type="float" office:value="0.00000073600305583454">
                <text:p>0.00000073600305583454</text:p>
              </table:table-cell>
              <table:table-cell office:value-type="float" office:value="16">
                <text:p>16</text:p>
              </table:table-cell>
              <table:table-cell office:value-type="float" office:value="0.0000028877013278361">
                <text:p>0.00000288770132783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.000000012560562978603">
                <text:p>0.000000012560562978603</text:p>
              </table:table-cell>
              <table:table-cell office:value-type="float" office:value="18">
                <text:p>18</text:p>
              </table:table-cell>
              <table:table-cell office:value-type="float" office:value="0.00000003249521540738">
                <text:p>0.00000003249521540738</text:p>
              </table:table-cell>
              <table:table-cell office:value-type="float" office:value="18">
                <text:p>18</text:p>
              </table:table-cell>
              <table:table-cell office:value-type="float" office:value="0.00000035534629994061">
                <text:p>0.00000035534629994061</text:p>
              </table:table-cell>
              <table:table-cell office:value-type="float" office:value="18">
                <text:p>18</text:p>
              </table:table-cell>
              <table:table-cell office:value-type="float" office:value="0.0000012310069656962">
                <text:p>0.0000012310069656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.0000000047329155872244">
                <text:p>0.0000000047329155872244</text:p>
              </table:table-cell>
              <table:table-cell office:value-type="float" office:value="20">
                <text:p>20</text:p>
              </table:table-cell>
              <table:table-cell office:value-type="float" office:value="0.000000012839678875665">
                <text:p>0.000000012839678875665</text:p>
              </table:table-cell>
              <table:table-cell office:value-type="float" office:value="20">
                <text:p>20</text:p>
              </table:table-cell>
              <table:table-cell office:value-type="float" office:value="0.00000018417769176438">
                <text:p>0.00000018417769176438</text:p>
              </table:table-cell>
              <table:table-cell office:value-type="float" office:value="20">
                <text:p>20</text:p>
              </table:table-cell>
              <table:table-cell office:value-type="float" office:value="0.00000054122623538433">
                <text:p>0.000000541226235384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0.0000000019294934816561">
                <text:p>0.0000000019294934816561</text:p>
              </table:table-cell>
              <table:table-cell office:value-type="float" office:value="22">
                <text:p>22</text:p>
              </table:table-cell>
              <table:table-cell office:value-type="float" office:value="0.0000000056237861034703">
                <text:p>0.0000000056237861034703</text:p>
              </table:table-cell>
              <table:table-cell office:value-type="float" office:value="22">
                <text:p>22</text:p>
              </table:table-cell>
              <table:table-cell office:value-type="float" office:value="0.00000010009558693014">
                <text:p>0.00000010009558693014</text:p>
              </table:table-cell>
              <table:table-cell office:value-type="float" office:value="22">
                <text:p>22</text:p>
              </table:table-cell>
              <table:table-cell office:value-type="float" office:value="0.00000024426471512129">
                <text:p>0.000000244264715121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0.00000000084350224027752">
                <text:p>0.00000000084350224027752</text:p>
              </table:table-cell>
              <table:table-cell office:value-type="float" office:value="24">
                <text:p>24</text:p>
              </table:table-cell>
              <table:table-cell office:value-type="float" office:value="0.0000000026914013240287">
                <text:p>0.0000000026914013240287</text:p>
              </table:table-cell>
              <table:table-cell office:value-type="float" office:value="24">
                <text:p>24</text:p>
              </table:table-cell>
              <table:table-cell office:value-type="float" office:value="0.000000056253551150576">
                <text:p>0.000000056253551150576</text:p>
              </table:table-cell>
              <table:table-cell office:value-type="float" office:value="24">
                <text:p>24</text:p>
              </table:table-cell>
              <table:table-cell office:value-type="float" office:value="0.0000001129442317449">
                <text:p>0.00000011294423174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scientific-number number:decimal-places="1" loext:min-decimal-places="1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3" chart:maximum="1.3" chart:origin="0" chart:interval-major="0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2">
      <style:chart-properties chart:display-label="true" chart:logarithmic="true" chart:maximum="0.0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5cm" svg:height="15.609cm" xlink:href=".." xlink:type="simple" chart:class="chart:scatter" chart:style-name="ch1">
        <chart:legend chart:legend-position="end" svg:x="24.289cm" svg:y="6.758cm" style:legend-expansion="high" chart:style-name="ch2"/>
        <chart:plot-area chart:style-name="ch3" table:cell-range-address="Spacing.E9:Spacing.E29 Spacing.D9:Spacing.D9 Spacing.L9:Spacing.L29 Spacing.D31:Spacing.D31 Spacing.O31:Spacing.O51 Spacing.D53:Spacing.D53 Spacing.O53:Spacing.O73 Spacing.D75:Spacing.D75 Spacing.L75:Spacing.L95" chart:data-source-has-labels="row" svg:x="1.566cm" svg:y="0.312cm" svg:width="22.168cm" svg:height="14.004cm">
          <chartooo:coordinate-region svg:x="3.008cm" svg:y="0.512cm" svg:width="20.481cm" svg:height="13.158cm"/>
          <chart:axis chart:dimension="x" chart:name="primary-x" chart:style-name="ch4">
            <chart:title svg:x="11.653cm" svg:y="14.628cm" chart:style-name="ch5">
              <text:p>dG/Angstrom</text:p>
            </chart:title>
          </chart:axis>
          <chart:axis chart:dimension="y" chart:name="primary-y" chart:style-name="ch6">
            <chart:title svg:x="0.451cm" svg:y="8.456cm" chart:style-name="ch7">
              <text:p>Error in Energy</text:p>
            </chart:title>
            <chart:grid chart:style-name="ch8" chart:class="major"/>
          </chart:axis>
          <chart:series chart:style-name="ch9" chart:values-cell-range-address="Spacing.L9:Spacing.L29" chart:label-cell-address="Spacing.D9:Spacing.D9" chart:class="chart:scatter">
            <chart:domain table:cell-range-address="Spacing.E9:Spacing.E29"/>
            <chart:data-point chart:repeated="21"/>
          </chart:series>
          <chart:series chart:style-name="ch10" chart:values-cell-range-address="Spacing.O31:Spacing.O51" chart:label-cell-address="Spacing.D31:Spacing.D31" chart:class="chart:scatter">
            <chart:domain table:cell-range-address="Spacing.E31:Spacing.E51"/>
            <chart:data-point chart:repeated="21"/>
          </chart:series>
          <chart:series chart:style-name="ch11" chart:values-cell-range-address="Spacing.O53:Spacing.O73" chart:label-cell-address="Spacing.D53:Spacing.D53" chart:class="chart:scatter">
            <chart:domain table:cell-range-address="Spacing.E53:Spacing.E73"/>
            <chart:data-point chart:repeated="21"/>
          </chart:series>
          <chart:series chart:style-name="ch12" chart:values-cell-range-address="Spacing.L75:Spacing.L95" chart:label-cell-address="Spacing.D75:Spacing.D75" chart:class="chart:scatter">
            <chart:domain table:cell-range-address="Spacing.E75:Spacing.E95"/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Alpha=0.4243</text:p>
                <draw:g>
                  <svg:desc>Spacing.D9:Spacing.D9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Alpha=0.5657</text:p>
                <draw:g>
                  <svg:desc>Spacing.D31:Spacing.D3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Alpha=0.7071</text:p>
                <draw:g>
                  <svg:desc>Spacing.D53:Spacing.D53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alpha=0.8485</text:p>
                <draw:g>
                  <svg:desc>Spacing.D75:Spacing.D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28">
                <text:p>1.128</text:p>
                <draw:g>
                  <svg:desc>Spacing.E9:Spacing.E29</svg:desc>
                </draw:g>
              </table:table-cell>
              <table:table-cell office:value-type="float" office:value="0.0000067476647416242">
                <text:p>0.0000067476647416242</text:p>
                <draw:g>
                  <svg:desc>Spacing.L9:Spacing.L29</svg:desc>
                </draw:g>
              </table:table-cell>
              <table:table-cell office:value-type="float" office:value="1.128">
                <text:p>1.128</text:p>
                <draw:g>
                  <svg:desc>Spacing.E31:Spacing.E51</svg:desc>
                </draw:g>
              </table:table-cell>
              <table:table-cell office:value-type="float" office:value="0.00031418095245406">
                <text:p>0.00031418095245406</text:p>
                <draw:g>
                  <svg:desc>Spacing.O31:Spacing.O51</svg:desc>
                </draw:g>
              </table:table-cell>
              <table:table-cell office:value-type="float" office:value="1.128">
                <text:p>1.128</text:p>
                <draw:g>
                  <svg:desc>Spacing.E53:Spacing.E73</svg:desc>
                </draw:g>
              </table:table-cell>
              <table:table-cell office:value-type="float" office:value="2415.1335141318">
                <text:p>2415.1335141318</text:p>
                <draw:g>
                  <svg:desc>Spacing.O53:Spacing.O73</svg:desc>
                </draw:g>
              </table:table-cell>
              <table:table-cell office:value-type="float" office:value="1.128">
                <text:p>1.128</text:p>
                <draw:g>
                  <svg:desc>Spacing.E75:Spacing.E95</svg:desc>
                </draw:g>
              </table:table-cell>
              <table:table-cell office:value-type="float" office:value="0.022476617691524">
                <text:p>0.022476617691524</text:p>
                <draw:g>
                  <svg:desc>Spacing.L75:Spacing.L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55">
                <text:p>1.0255</text:p>
              </table:table-cell>
              <table:table-cell office:value-type="float" office:value="0.0000025295125283264">
                <text:p>0.0000025295125283264</text:p>
              </table:table-cell>
              <table:table-cell office:value-type="float" office:value="1.0255">
                <text:p>1.0255</text:p>
              </table:table-cell>
              <table:table-cell office:value-type="float" office:value="0.00012332476156396">
                <text:p>0.00012332476156396</text:p>
              </table:table-cell>
              <table:table-cell office:value-type="float" office:value="1.0255">
                <text:p>1.0255</text:p>
              </table:table-cell>
              <table:table-cell office:value-type="float" office:value="0.0015465646218633">
                <text:p>0.0015465646218633</text:p>
              </table:table-cell>
              <table:table-cell office:value-type="float" office:value="1.0255">
                <text:p>1.0255</text:p>
              </table:table-cell>
              <table:table-cell office:value-type="float" office:value="11798.698990127">
                <text:p>11798.6989901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4">
                <text:p>0.94</text:p>
              </table:table-cell>
              <table:table-cell office:value-type="float" office:value="0.000001010708189142">
                <text:p>0.000001010708189142</text:p>
              </table:table-cell>
              <table:table-cell office:value-type="float" office:value="0.94">
                <text:p>0.94</text:p>
              </table:table-cell>
              <table:table-cell office:value-type="float" office:value="0.000051271585370438">
                <text:p>0.000051271585370438</text:p>
              </table:table-cell>
              <table:table-cell office:value-type="float" office:value="0.94">
                <text:p>0.94</text:p>
              </table:table-cell>
              <table:table-cell office:value-type="float" office:value="0.00071959939799981">
                <text:p>0.00071959939799981</text:p>
              </table:table-cell>
              <table:table-cell office:value-type="float" office:value="0.94">
                <text:p>0.94</text:p>
              </table:table-cell>
              <table:table-cell office:value-type="float" office:value="0.020072014267441">
                <text:p>0.0200720142674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677">
                <text:p>0.8677</text:p>
              </table:table-cell>
              <table:table-cell office:value-type="float" office:value="0.00000042769613628479">
                <text:p>0.00000042769613628479</text:p>
              </table:table-cell>
              <table:table-cell office:value-type="float" office:value="0.8677">
                <text:p>0.8677</text:p>
              </table:table-cell>
              <table:table-cell office:value-type="float" office:value="0.000022479554812493">
                <text:p>0.000022479554812493</text:p>
              </table:table-cell>
              <table:table-cell office:value-type="float" office:value="0.8677">
                <text:p>0.8677</text:p>
              </table:table-cell>
              <table:table-cell office:value-type="float" office:value="0.00033254833448559">
                <text:p>0.00033254833448559</text:p>
              </table:table-cell>
              <table:table-cell office:value-type="float" office:value="0.8677">
                <text:p>0.8677</text:p>
              </table:table-cell>
              <table:table-cell office:value-type="float" office:value="0.0046863682458707">
                <text:p>0.00468636824587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057">
                <text:p>0.8057</text:p>
              </table:table-cell>
              <table:table-cell office:value-type="float" office:value="0.00000019057367239839">
                <text:p>0.00000019057367239839</text:p>
              </table:table-cell>
              <table:table-cell office:value-type="float" office:value="0.8057">
                <text:p>0.8057</text:p>
              </table:table-cell>
              <table:table-cell office:value-type="float" office:value="0.000010331827142496">
                <text:p>0.000010331827142496</text:p>
              </table:table-cell>
              <table:table-cell office:value-type="float" office:value="0.8057">
                <text:p>0.8057</text:p>
              </table:table-cell>
              <table:table-cell office:value-type="float" office:value="0.00016581750896272">
                <text:p>0.00016581750896272</text:p>
              </table:table-cell>
              <table:table-cell office:value-type="float" office:value="0.8057">
                <text:p>0.8057</text:p>
              </table:table-cell>
              <table:table-cell office:value-type="float" office:value="0.0026129245920004">
                <text:p>0.0026129245920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2">
                <text:p>0.752</text:p>
              </table:table-cell>
              <table:table-cell office:value-type="float" office:value="0.000000088957392563316">
                <text:p>0.000000088957392563316</text:p>
              </table:table-cell>
              <table:table-cell office:value-type="float" office:value="0.752">
                <text:p>0.752</text:p>
              </table:table-cell>
              <table:table-cell office:value-type="float" office:value="0.0000049548129013033">
                <text:p>0.0000049548129013033</text:p>
              </table:table-cell>
              <table:table-cell office:value-type="float" office:value="0.752">
                <text:p>0.752</text:p>
              </table:table-cell>
              <table:table-cell office:value-type="float" office:value="0.000085699584818855">
                <text:p>0.000085699584818855</text:p>
              </table:table-cell>
              <table:table-cell office:value-type="float" office:value="0.752">
                <text:p>0.752</text:p>
              </table:table-cell>
              <table:table-cell office:value-type="float" office:value="0.0015134024579311">
                <text:p>0.00151340245793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05">
                <text:p>0.705</text:p>
              </table:table-cell>
              <table:table-cell office:value-type="float" office:value="0.000000043303657548677">
                <text:p>0.000000043303657548677</text:p>
              </table:table-cell>
              <table:table-cell office:value-type="float" office:value="0.705">
                <text:p>0.705</text:p>
              </table:table-cell>
              <table:table-cell office:value-type="float" office:value="0.0000024693380302754">
                <text:p>0.0000024693380302754</text:p>
              </table:table-cell>
              <table:table-cell office:value-type="float" office:value="0.705">
                <text:p>0.705</text:p>
              </table:table-cell>
              <table:table-cell office:value-type="float" office:value="0.000045706826494296">
                <text:p>0.000045706826494296</text:p>
              </table:table-cell>
              <table:table-cell office:value-type="float" office:value="0.705">
                <text:p>0.705</text:p>
              </table:table-cell>
              <table:table-cell office:value-type="float" office:value="0.00087694831293561">
                <text:p>0.000876948312935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636">
                <text:p>0.6636</text:p>
              </table:table-cell>
              <table:table-cell office:value-type="float" office:value="0.000000021895601776123">
                <text:p>0.000000021895601776123</text:p>
              </table:table-cell>
              <table:table-cell office:value-type="float" office:value="0.6636">
                <text:p>0.6636</text:p>
              </table:table-cell>
              <table:table-cell office:value-type="float" office:value="0.0000012744060664538">
                <text:p>0.0000012744060664538</text:p>
              </table:table-cell>
              <table:table-cell office:value-type="float" office:value="0.6636">
                <text:p>0.6636</text:p>
              </table:table-cell>
              <table:table-cell office:value-type="float" office:value="0.000025079711457821">
                <text:p>0.000025079711457821</text:p>
              </table:table-cell>
              <table:table-cell office:value-type="float" office:value="0.6636">
                <text:p>0.6636</text:p>
              </table:table-cell>
              <table:table-cell office:value-type="float" office:value="0.00051041078850744">
                <text:p>0.000510410788507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67">
                <text:p>0.6267</text:p>
              </table:table-cell>
              <table:table-cell office:value-type="float" office:value="0.000000011459206916697">
                <text:p>0.000000011459206916697</text:p>
              </table:table-cell>
              <table:table-cell office:value-type="float" office:value="0.6267">
                <text:p>0.6267</text:p>
              </table:table-cell>
              <table:table-cell office:value-type="float" office:value="0.00000067899996247789">
                <text:p>0.00000067899996247789</text:p>
              </table:table-cell>
              <table:table-cell office:value-type="float" office:value="0.6267">
                <text:p>0.6267</text:p>
              </table:table-cell>
              <table:table-cell office:value-type="float" office:value="0.000014118624022785">
                <text:p>0.000014118624022785</text:p>
              </table:table-cell>
              <table:table-cell office:value-type="float" office:value="0.6267">
                <text:p>0.6267</text:p>
              </table:table-cell>
              <table:table-cell office:value-type="float" office:value="0.00030432603654162">
                <text:p>0.000304326036541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37">
                <text:p>0.5937</text:p>
              </table:table-cell>
              <table:table-cell office:value-type="float" office:value="0.0000000061883440594102">
                <text:p>0.0000000061883440594102</text:p>
              </table:table-cell>
              <table:table-cell office:value-type="float" office:value="0.5937">
                <text:p>0.5937</text:p>
              </table:table-cell>
              <table:table-cell office:value-type="float" office:value="0.00000037246578643568">
                <text:p>0.00000037246578643568</text:p>
              </table:table-cell>
              <table:table-cell office:value-type="float" office:value="0.5937">
                <text:p>0.5937</text:p>
              </table:table-cell>
              <table:table-cell office:value-type="float" office:value="0.0000081358442880486">
                <text:p>0.0000081358442880486</text:p>
              </table:table-cell>
              <table:table-cell office:value-type="float" office:value="0.5937">
                <text:p>0.5937</text:p>
              </table:table-cell>
              <table:table-cell office:value-type="float" office:value="0.00018411149997632">
                <text:p>0.000184111499976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64">
                <text:p>0.564</text:p>
              </table:table-cell>
              <table:table-cell office:value-type="float" office:value="0.0000000034389415759506">
                <text:p>0.0000000034389415759506</text:p>
              </table:table-cell>
              <table:table-cell office:value-type="float" office:value="0.564">
                <text:p>0.564</text:p>
              </table:table-cell>
              <table:table-cell office:value-type="float" office:value="0.00000020985212967339">
                <text:p>0.00000020985212967339</text:p>
              </table:table-cell>
              <table:table-cell office:value-type="float" office:value="0.564">
                <text:p>0.564</text:p>
              </table:table-cell>
              <table:table-cell office:value-type="float" office:value="0.000004790036111757">
                <text:p>0.000004790036111757</text:p>
              </table:table-cell>
              <table:table-cell office:value-type="float" office:value="0.564">
                <text:p>0.564</text:p>
              </table:table-cell>
              <table:table-cell office:value-type="float" office:value="0.00011297694032919">
                <text:p>0.000112976940329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372">
                <text:p>0.5372</text:p>
              </table:table-cell>
              <table:table-cell office:value-type="float" office:value="0.0000000019618937585619">
                <text:p>0.0000000019618937585619</text:p>
              </table:table-cell>
              <table:table-cell office:value-type="float" office:value="0.5372">
                <text:p>0.5372</text:p>
              </table:table-cell>
              <table:table-cell office:value-type="float" office:value="0.00000012117772518749">
                <text:p>0.00000012117772518749</text:p>
              </table:table-cell>
              <table:table-cell office:value-type="float" office:value="0.5372">
                <text:p>0.5372</text:p>
              </table:table-cell>
              <table:table-cell office:value-type="float" office:value="0.0000028768008952795">
                <text:p>0.0000028768008952795</text:p>
              </table:table-cell>
              <table:table-cell office:value-type="float" office:value="0.5372">
                <text:p>0.5372</text:p>
              </table:table-cell>
              <table:table-cell office:value-type="float" office:value="0.000070298362402355">
                <text:p>0.0000702983624023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127">
                <text:p>0.5127</text:p>
              </table:table-cell>
              <table:table-cell office:value-type="float" office:value="0.0000000011464749150036">
                <text:p>0.0000000011464749150036</text:p>
              </table:table-cell>
              <table:table-cell office:value-type="float" office:value="0.5127">
                <text:p>0.5127</text:p>
              </table:table-cell>
              <table:table-cell office:value-type="float" office:value="0.000000071579263627441">
                <text:p>0.000000071579263627441</text:p>
              </table:table-cell>
              <table:table-cell office:value-type="float" office:value="0.5127">
                <text:p>0.5127</text:p>
              </table:table-cell>
              <table:table-cell office:value-type="float" office:value="0.0000017600183106481">
                <text:p>0.0000017600183106481</text:p>
              </table:table-cell>
              <table:table-cell office:value-type="float" office:value="0.5127">
                <text:p>0.5127</text:p>
              </table:table-cell>
              <table:table-cell office:value-type="float" office:value="0.000044339564738038">
                <text:p>0.0000443395647380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905">
                <text:p>0.4905</text:p>
              </table:table-cell>
              <table:table-cell office:value-type="float" office:value="0.00000000068504846240103">
                <text:p>0.00000000068504846240103</text:p>
              </table:table-cell>
              <table:table-cell office:value-type="float" office:value="0.4905">
                <text:p>0.4905</text:p>
              </table:table-cell>
              <table:table-cell office:value-type="float" office:value="0.000000043178424613544">
                <text:p>0.000000043178424613544</text:p>
              </table:table-cell>
              <table:table-cell office:value-type="float" office:value="0.4905">
                <text:p>0.4905</text:p>
              </table:table-cell>
              <table:table-cell office:value-type="float" office:value="0.0000010955524718526">
                <text:p>0.0000010955524718526</text:p>
              </table:table-cell>
              <table:table-cell office:value-type="float" office:value="0.4905">
                <text:p>0.4905</text:p>
              </table:table-cell>
              <table:table-cell office:value-type="float" office:value="0.000028337312841131">
                <text:p>0.0000283373128411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7">
                <text:p>0.47</text:p>
              </table:table-cell>
              <table:table-cell office:value-type="float" office:value="0.00000000041779912862694">
                <text:p>0.00000000041779912862694</text:p>
              </table:table-cell>
              <table:table-cell office:value-type="float" office:value="0.47">
                <text:p>0.47</text:p>
              </table:table-cell>
              <table:table-cell office:value-type="float" office:value="0.000000026558025556511">
                <text:p>0.000000026558025556511</text:p>
              </table:table-cell>
              <table:table-cell office:value-type="float" office:value="0.47">
                <text:p>0.47</text:p>
              </table:table-cell>
              <table:table-cell office:value-type="float" office:value="0.00000069308405592494">
                <text:p>0.00000069308405592494</text:p>
              </table:table-cell>
              <table:table-cell office:value-type="float" office:value="0.47">
                <text:p>0.47</text:p>
              </table:table-cell>
              <table:table-cell office:value-type="float" office:value="0.000018343018666656">
                <text:p>0.0000183430186666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512">
                <text:p>0.4512</text:p>
              </table:table-cell>
              <table:table-cell office:value-type="float" office:value="0.00000000025966073735617">
                <text:p>0.00000000025966073735617</text:p>
              </table:table-cell>
              <table:table-cell office:value-type="float" office:value="0.4512">
                <text:p>0.4512</text:p>
              </table:table-cell>
              <table:table-cell office:value-type="float" office:value="0.000000016633299626534">
                <text:p>0.000000016633299626534</text:p>
              </table:table-cell>
              <table:table-cell office:value-type="float" office:value="0.4512">
                <text:p>0.4512</text:p>
              </table:table-cell>
              <table:table-cell office:value-type="float" office:value="0.00000044519338082694">
                <text:p>0.00000044519338082694</text:p>
              </table:table-cell>
              <table:table-cell office:value-type="float" office:value="0.4512">
                <text:p>0.4512</text:p>
              </table:table-cell>
              <table:table-cell office:value-type="float" office:value="0.000012021042635979">
                <text:p>0.0000120210426359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339">
                <text:p>0.4339</text:p>
              </table:table-cell>
              <table:table-cell office:value-type="float" office:value="0.0000000001642490587983">
                <text:p>0.0000000001642490587983</text:p>
              </table:table-cell>
              <table:table-cell office:value-type="float" office:value="0.4339">
                <text:p>0.4339</text:p>
              </table:table-cell>
              <table:table-cell office:value-type="float" office:value="0.000000010594374710848">
                <text:p>0.000000010594374710848</text:p>
              </table:table-cell>
              <table:table-cell office:value-type="float" office:value="0.4339">
                <text:p>0.4339</text:p>
              </table:table-cell>
              <table:table-cell office:value-type="float" office:value="0.00000029008925750418">
                <text:p>0.00000029008925750418</text:p>
              </table:table-cell>
              <table:table-cell office:value-type="float" office:value="0.4339">
                <text:p>0.4339</text:p>
              </table:table-cell>
              <table:table-cell office:value-type="float" office:value="0.0000079722398709237">
                <text:p>0.0000079722398709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178">
                <text:p>0.4178</text:p>
              </table:table-cell>
              <table:table-cell office:value-type="float" office:value="0.00000000010564349395281">
                <text:p>0.00000000010564349395281</text:p>
              </table:table-cell>
              <table:table-cell office:value-type="float" office:value="0.4178">
                <text:p>0.4178</text:p>
              </table:table-cell>
              <table:table-cell office:value-type="float" office:value="0.0000000068547998388624">
                <text:p>0.0000000068547998388624</text:p>
              </table:table-cell>
              <table:table-cell office:value-type="float" office:value="0.4178">
                <text:p>0.4178</text:p>
              </table:table-cell>
              <table:table-cell office:value-type="float" office:value="0.00000019159270081559">
                <text:p>0.00000019159270081559</text:p>
              </table:table-cell>
              <table:table-cell office:value-type="float" office:value="0.4178">
                <text:p>0.4178</text:p>
              </table:table-cell>
              <table:table-cell office:value-type="float" office:value="0.0000053479797088585">
                <text:p>0.00000534797970885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029">
                <text:p>0.4029</text:p>
              </table:table-cell>
              <table:table-cell office:value-type="float" office:value="0.000000000068979488787591">
                <text:p>0.000000000068979488787591</text:p>
              </table:table-cell>
              <table:table-cell office:value-type="float" office:value="0.4029">
                <text:p>0.4029</text:p>
              </table:table-cell>
              <table:table-cell office:value-type="float" office:value="0.0000000045009240778882">
                <text:p>0.0000000045009240778882</text:p>
              </table:table-cell>
              <table:table-cell office:value-type="float" office:value="0.4029">
                <text:p>0.4029</text:p>
              </table:table-cell>
              <table:table-cell office:value-type="float" office:value="0.00000012816264316484">
                <text:p>0.00000012816264316484</text:p>
              </table:table-cell>
              <table:table-cell office:value-type="float" office:value="0.4029">
                <text:p>0.4029</text:p>
              </table:table-cell>
              <table:table-cell office:value-type="float" office:value="0.0000036272248848945">
                <text:p>0.00000362722488489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9">
                <text:p>0.389</text:p>
              </table:table-cell>
              <table:table-cell office:value-type="float" office:value="0.000000000045673687054659">
                <text:p>0.000000000045673687054659</text:p>
              </table:table-cell>
              <table:table-cell office:value-type="float" office:value="0.389">
                <text:p>0.389</text:p>
              </table:table-cell>
              <table:table-cell office:value-type="float" office:value="0.0000000029963331815708">
                <text:p>0.0000000029963331815708</text:p>
              </table:table-cell>
              <table:table-cell office:value-type="float" office:value="0.389">
                <text:p>0.389</text:p>
              </table:table-cell>
              <table:table-cell office:value-type="float" office:value="0.000000086771601459645">
                <text:p>0.000000086771601459645</text:p>
              </table:table-cell>
              <table:table-cell office:value-type="float" office:value="0.389">
                <text:p>0.389</text:p>
              </table:table-cell>
              <table:table-cell office:value-type="float" office:value="0.0000024862246732482">
                <text:p>0.00000248622467324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76">
                <text:p>0.376</text:p>
              </table:table-cell>
              <table:table-cell office:value-type="float" office:value="0.000000000030667024475406">
                <text:p>0.000000000030667024475406</text:p>
              </table:table-cell>
              <table:table-cell office:value-type="float" office:value="0.376">
                <text:p>0.376</text:p>
              </table:table-cell>
              <table:table-cell office:value-type="float" office:value="0.0000000020206378792409">
                <text:p>0.0000000020206378792409</text:p>
              </table:table-cell>
              <table:table-cell office:value-type="float" office:value="0.376">
                <text:p>0.376</text:p>
              </table:table-cell>
              <table:table-cell office:value-type="float" office:value="0.000000059421431330975">
                <text:p>0.000000059421431330975</text:p>
              </table:table-cell>
              <table:table-cell office:value-type="float" office:value="0.376">
                <text:p>0.376</text:p>
              </table:table-cell>
              <table:table-cell office:value-type="float" office:value="0.0000017214609897565">
                <text:p>0.00000172146098975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